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2pt solid #000000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ext-properties fo:color="#000000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2pt solid #000000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6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7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fo:background-color="#E2EFDA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order-top="2pt solid #000000" fo:border-bottom="none" fo:border-left="none" fo:border-right="none" fo:background-color="#FCE4D6"/>
    </style:style>
    <style:style style:name="ce16" style:family="table-cell" style:parent-style-name="Default" style:data-style-name="N0">
      <style:table-cell-properties fo:border-top="2pt solid #000000" fo:border-bottom="none" fo:border-left="none" fo:border-right="2pt solid #000000" fo:background-color="#FCE4D6"/>
    </style:style>
    <style:style style:name="ce17" style:family="table-cell" style:parent-style-name="Default" style:data-style-name="N0">
      <style:table-cell-properties fo:border-top="2pt solid #000000" fo:border-bottom="none" fo:border-left="none" fo:border-right="none" fo:background-color="#DDEBF7"/>
    </style:style>
    <style:style style:name="ce18" style:family="table-cell" style:parent-style-name="Default" style:data-style-name="N0">
      <style:table-cell-properties fo:border-top="2pt solid #000000" fo:border-bottom="none" fo:border-left="none" fo:border-right="2pt solid #000000" fo:background-color="#DDEBF7"/>
    </style:style>
    <style:style style:name="ce19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DDEBF7"/>
    </style:style>
    <style:style style:name="ce20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DDEBF7"/>
    </style:style>
    <style:style style:name="ce21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DDEBF7"/>
    </style:style>
    <style:style style:name="ce22" style:family="table-cell" style:parent-style-name="Default" style:data-style-name="N0">
      <style:table-cell-properties fo:border="2pt solid #000000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transparent"/>
    </style:style>
    <style:style style:name="ce26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transparent"/>
    </style:style>
    <style:style style:name="ce27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transparent"/>
    </style:style>
    <style:style style:name="ce28" style:family="table-cell" style:parent-style-name="Default" style:data-style-name="N0">
      <style:table-cell-properties fo:border-top="none" fo:border-bottom="none" fo:border-left="2pt solid #000000" fo:border-right="thin solid #000000" fo:background-color="#E2EFDA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fo:background-color="#E2EFDA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fo:background-color="#E2EFDA"/>
    </style:style>
    <style:style style:name="ce31" style:family="table-cell" style:parent-style-name="Default" style:data-style-name="N0">
      <style:table-cell-properties fo:border-top="2pt solid #000000" fo:border-bottom="none" fo:border-left="2pt solid #000000" fo:border-right="thin solid #000000" fo:background-color="#FCE4D6"/>
    </style:style>
    <style:style style:name="ce32" style:family="table-cell" style:parent-style-name="Default" style:data-style-name="N0">
      <style:table-cell-properties fo:border-top="2pt solid #000000" fo:border-bottom="none" fo:border-left="thin solid #000000" fo:border-right="thin solid #000000" fo:background-color="#FCE4D6"/>
    </style:style>
    <style:style style:name="ce33" style:family="table-cell" style:parent-style-name="Default" style:data-style-name="N0">
      <style:table-cell-properties fo:border-top="2pt solid #000000" fo:border-bottom="none" fo:border-left="thin solid #000000" fo:border-right="2pt solid #000000" fo:background-color="#FCE4D6"/>
    </style:style>
    <style:style style:name="ce34" style:family="table-cell" style:parent-style-name="Default" style:data-style-name="N0">
      <style:table-cell-properties fo:border-top="2pt solid #000000" fo:border-bottom="none" fo:border-left="2pt solid #000000" fo:border-right="thin solid #000000" fo:background-color="transparent"/>
    </style:style>
    <style:style style:name="ce35" style:family="table-cell" style:parent-style-name="Default" style:data-style-name="N0">
      <style:table-cell-properties fo:border-top="2pt solid #000000" fo:border-bottom="none" fo:border-left="thin solid #000000" fo:border-right="2pt solid #000000" fo:background-color="transparent"/>
    </style:style>
    <style:style style:name="ce36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38" style:family="table-cell" style:parent-style-name="Default" style:data-style-name="N0">
      <style:table-cell-properties fo:border-top="2pt solid #000000" fo:border-bottom="none" fo:border-left="2pt solid #000000" fo:border-right="2pt solid #000000"/>
    </style:style>
    <style:style style:name="ce39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40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41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text-properties fo:color="#000000"/>
    </style:style>
    <style:style style:name="ce42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fo:color="#000000"/>
    </style:style>
    <style:style style:name="ce43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fo:color="#000000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text-properties fo:color="#000000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transparent"/>
      <style:text-properties fo:color="#000000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fo:color="#000000"/>
    </style:style>
    <style:style style:name="ce47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  <style:text-properties fo:color="#000000"/>
    </style:style>
    <style:style style:name="ce48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transparent"/>
      <style:text-properties fo:color="#000000"/>
    </style:style>
    <style:style style:name="ce49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fo:color="#000000"/>
    </style:style>
    <style:style style:name="ce5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  <style:text-properties fo:color="#000000"/>
    </style:style>
    <style:style style:name="ce51" style:family="table-cell" style:parent-style-name="Default" style:data-style-name="N0">
      <style:table-cell-properties fo:border="thin solid #000000"/>
    </style:style>
    <style:style style:name="ce52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53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54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55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57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58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60" style:family="table-cell" style:parent-style-name="Default" style:data-style-name="N0">
      <style:table-cell-properties fo:border-top="2pt solid #000000" fo:border-bottom="2pt solid #000000" fo:border-left="2pt solid #000000" fo:border-right="none" fo:background-color="#E2EFDA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2pt solid #000000" fo:border-bottom="none" fo:border-left="2pt solid #000000" fo:border-right="none" fo:background-color="#DDEBF7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2pt solid #000000" fo:border-bottom="none" fo:border-left="none" fo:border-right="none" fo:background-color="#FCE4D6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2pt solid #000000" fo:border-bottom="2pt solid #000000" fo:border-left="2pt solid #000000" fo:border-right="thin solid #000000"/>
    </style:style>
    <style:style style:name="ce64" style:family="table-cell" style:parent-style-name="Default" style:data-style-name="N0">
      <style:table-cell-properties fo:border-top="2pt solid #000000" fo:border-bottom="2pt solid #000000" fo:border-left="thin solid #000000" fo:border-right="2pt solid #000000"/>
    </style:style>
    <style:style style:name="ce65" style:family="table-cell" style:parent-style-name="Default" style:data-style-name="N0">
      <style:table-cell-properties fo:border-top="none" fo:border-bottom="none" fo:border-left="2pt solid #000000" fo:border-right="none" fo:background-color="transparent"/>
      <style:text-properties fo:color="#000000"/>
    </style:style>
    <style:style style:name="ce66" style:family="table-cell" style:parent-style-name="Default" style:data-style-name="N0">
      <style:table-cell-properties fo:border-top="none" fo:border-bottom="none" fo:border-left="2pt solid #000000" fo:border-right="2pt solid #000000" fo:background-color="transparent"/>
      <style:text-properties fo:color="#000000"/>
    </style:style>
    <style:style style:name="ce67" style:family="table-cell" style:parent-style-name="Default" style:data-style-name="N0">
      <style:table-cell-properties fo:border-top="2pt solid #000000" fo:border-bottom="none" fo:border-left="2pt solid #000000" fo:border-right="2pt solid #000000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color="#000000"/>
    </style:style>
    <style:style style:name="ce69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color="#000000"/>
    </style:style>
    <style:style style:name="ce70" style:family="table-cell" style:parent-style-name="Default" style:data-style-name="N15">
      <style:table-cell-properties fo:border-top="thin solid #000000" fo:border-bottom="2pt solid #000000" fo:border-left="thin solid #000000" fo:border-right="2pt solid #000000"/>
    </style:style>
    <style:style style:name="co1" style:family="table-column">
      <style:table-column-properties fo:break-before="auto" style:column-width="5.50333333333333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2.619375cm"/>
    </style:style>
    <style:style style:name="co11" style:family="table-column">
      <style:table-column-properties fo:break-before="auto" style:column-width="2.72520833333333cm"/>
    </style:style>
    <style:style style:name="co12" style:family="table-column">
      <style:table-column-properties fo:break-before="auto" style:column-width="1.32291666666667cm"/>
    </style:style>
    <style:style style:name="co13" style:family="table-column">
      <style:table-column-properties fo:break-before="auto" style:column-width="3.28083333333333cm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2.778125cm"/>
    </style:style>
    <style:style style:name="co16" style:family="table-column">
      <style:table-column-properties fo:break-before="auto" style:column-width="3.0956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71" style:family="table-cell" style:parent-style-name="Default" style:data-style-name="N0">
      <style:table-cell-properties fo:border-top="2pt solid #000000" fo:border-bottom="none" fo:border-left="2pt solid #000000" fo:border-right="none"/>
      <style:map style:condition="of:cell-content()=&quot;Fehler&quot;" style:apply-style-name="cf1"/>
      <style:map style:condition="of:cell-content()=&quot;Erfüllt&quot;" style:apply-style-name="cf2"/>
    </style:style>
    <style:style style:name="ce72" style:family="table-cell" style:parent-style-name="Default" style:data-style-name="N0">
      <style:table-cell-properties fo:border-top="none" fo:border-bottom="none" fo:border-left="2pt solid #000000" fo:border-right="none"/>
      <style:map style:condition="of:cell-content()=&quot;Fehler&quot;" style:apply-style-name="cf1"/>
      <style:map style:condition="of:cell-content()=&quot;Erfüllt&quot;" style:apply-style-name="cf2"/>
    </style:style>
    <style:style style:name="ce73" style:family="table-cell" style:parent-style-name="Default" style:data-style-name="N0">
      <style:table-cell-properties fo:border-top="none" fo:border-bottom="2pt solid #000000" fo:border-left="2pt solid #000000" fo:border-right="none"/>
      <style:map style:condition="of:cell-content()=&quot;Fehler&quot;" style:apply-style-name="cf1"/>
      <style:map style:condition="of:cell-content()=&quot;Erfüllt&quot;" style:apply-style-name="cf2"/>
    </style:style>
    <style:style style:name="ce74" style:family="table-cell" style:parent-style-name="Default" style:data-style-name="N0">
      <style:table-cell-properties fo:border-top="2pt solid #000000" fo:border-bottom="none" fo:border-left="none" fo:border-right="2pt solid #000000"/>
      <style:map style:condition="of:cell-content()=&quot;Fehler&quot;" style:apply-style-name="cf1"/>
      <style:map style:condition="of:cell-content()=&quot;Erfüllt&quot;" style:apply-style-name="cf2"/>
    </style:style>
    <style:style style:name="ce75" style:family="table-cell" style:parent-style-name="Default" style:data-style-name="N0">
      <style:table-cell-properties fo:border-top="none" fo:border-bottom="none" fo:border-left="none" fo:border-right="2pt solid #000000"/>
      <style:map style:condition="of:cell-content()=&quot;Fehler&quot;" style:apply-style-name="cf1"/>
      <style:map style:condition="of:cell-content()=&quot;Erfüllt&quot;" style:apply-style-name="cf2"/>
    </style:style>
    <style:style style:name="ce76" style:family="table-cell" style:parent-style-name="Default" style:data-style-name="N0">
      <style:table-cell-properties fo:border-top="none" fo:border-bottom="2pt solid #000000" fo:border-left="none" fo:border-right="2pt solid #000000"/>
      <style:map style:condition="of:cell-content()=&quot;Fehler&quot;" style:apply-style-name="cf1"/>
      <style:map style:condition="of:cell-content()=&quot;Erfüllt&quot;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number-columns-repeated="3" table:default-cell-style-name="ce1"/>
        <table:table-column table:style-name="co8" table:default-cell-style-name="ce1"/>
        <table:table-column table:style-name="co16" table:default-cell-style-name="ce1"/>
        <table:table-column table:style-name="co4" table:number-columns-repeated="16357" table:default-cell-style-name="ce1"/>
        <table:table-row table:style-name="ro1">
          <table:table-cell office:value-type="string" table:style-name="ce2">
            <text:p>Umgebung</text:p>
          </table:table-cell>
          <table:table-cell table:style-name="ce3"/>
          <table:table-cell table:number-columns-repeated="2" table:style-name="ce1"/>
          <table:table-cell office:value-type="string" table:style-name="ce4">
            <text:p>Flugzustand</text:p>
          </table:table-cell>
          <table:table-cell table:style-name="ce3"/>
          <table:table-cell table:style-name="ce1"/>
          <table:table-cell office:value-type="string" table:style-name="ce4">
            <text:p>Flugzeug</text:p>
          </table:table-cell>
          <table:table-cell table:number-columns-repeated="5" table:style-name="ce1"/>
          <table:table-cell office:value-type="string" table:style-name="ce67">
            <text:p>Simulation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41">
            <text:p>Roh [kg/m^3]</text:p>
          </table:table-cell>
          <table:table-cell office:value-type="string" table:style-name="ce68">
            <text:p>dyn. viskosität<text:s/></text:p>
          </table:table-cell>
          <table:table-cell table:number-columns-repeated="2" table:style-name="ce1"/>
          <table:table-cell office:value-type="string" table:style-name="ce41">
            <text:p>v [m/s]</text:p>
          </table:table-cell>
          <table:table-cell office:value-type="string" table:style-name="ce42">
            <text:p>v [km/h]</text:p>
          </table:table-cell>
          <table:table-cell table:style-name="ce1"/>
          <table:table-cell office:value-type="string" table:style-name="ce45">
            <text:p>Spannweite [mm]</text:p>
          </table:table-cell>
          <table:table-cell office:value-type="string" table:style-name="ce46">
            <text:p>C min [mm]</text:p>
          </table:table-cell>
          <table:table-cell office:value-type="string" table:style-name="ce46">
            <text:p>Holm [mm]</text:p>
          </table:table-cell>
          <table:table-cell office:value-type="string" table:style-name="ce46">
            <text:p>Gewicht [g]</text:p>
          </table:table-cell>
          <table:table-cell office:value-type="string" table:style-name="ce47">
            <text:p>Cref [mm]</text:p>
          </table:table-cell>
          <table:table-cell table:style-name="ce1"/>
          <table:table-cell office:value-type="string" table:style-name="ce45">
            <text:p>Beta</text:p>
          </table:table-cell>
          <table:table-cell office:value-type="string" table:style-name="ce46">
            <text:p>Mach</text:p>
          </table:table-cell>
          <table:table-cell office:value-type="string" table:style-name="ce54">
            <text:p>ReCref</text:p>
          </table:table-cell>
          <table:table-cell table:number-columns-repeated="16368"/>
        </table:table-row>
        <table:table-row table:style-name="ro1">
          <table:table-cell office:value-type="float" office:value="1.18" table:style-name="ce43">
            <text:p>1,18</text:p>
          </table:table-cell>
          <table:table-cell office:value-type="float" office:value="1.7200000000000001E-5" table:style-name="ce69">
            <text:p>0,0000172</text:p>
          </table:table-cell>
          <table:table-cell table:number-columns-repeated="2" table:style-name="ce1"/>
          <table:table-cell office:value-type="float" office:value="10" table:style-name="ce43">
            <text:p>10</text:p>
          </table:table-cell>
          <table:table-cell office:value-type="float" office:value="36" table:formula="of:=[.E3]*3.6" table:style-name="ce44">
            <text:p>36</text:p>
          </table:table-cell>
          <table:table-cell table:style-name="ce1"/>
          <table:table-cell office:value-type="float" office:value="3000" table:style-name="ce48">
            <text:p>3000</text:p>
          </table:table-cell>
          <table:table-cell office:value-type="float" office:value="100" table:style-name="ce49">
            <text:p>100</text:p>
          </table:table-cell>
          <table:table-cell office:value-type="float" office:value="10" table:style-name="ce49">
            <text:p>10</text:p>
          </table:table-cell>
          <table:table-cell office:value-type="float" office:value="1500" table:style-name="ce49">
            <text:p>1500</text:p>
          </table:table-cell>
          <table:table-cell office:value-type="float" office:value="150" table:style-name="ce50">
            <text:p>150</text:p>
          </table:table-cell>
          <table:table-cell table:style-name="ce1"/>
          <table:table-cell office:value-type="float" office:value="0" table:style-name="ce48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10000000" table:style-name="ce70">
            <text:p>1,00E+07</text:p>
          </table:table-cell>
          <table:table-cell table:number-columns-repeated="16368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8">
            <text:p>L/D max</text:p>
          </table:table-cell>
          <table:table-cell table:number-columns-repeated="4" table:style-name="ce1"/>
          <table:table-cell office:value-type="string" table:style-name="ce38">
            <text:p>L/D/alph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1">
            <text:p>Platz</text:p>
          </table:table-cell>
          <table:table-cell office:value-type="string" table:style-name="ce22">
            <text:p>Name</text:p>
          </table:table-cell>
          <table:table-cell office:value-type="string" table:style-name="ce12">
            <text:p>L/D max</text:p>
          </table:table-cell>
          <table:table-cell office:value-type="string" table:style-name="ce12">
            <text:p>Zeile</text:p>
          </table:table-cell>
          <table:table-cell table:style-name="ce1"/>
          <table:table-cell office:value-type="string" table:style-name="ce22">
            <text:p>Platz</text:p>
          </table:table-cell>
          <table:table-cell office:value-type="string" table:style-name="ce22">
            <text:p>Name</text:p>
          </table:table-cell>
          <table:table-cell office:value-type="string" table:style-name="ce12">
            <text:p>L/D/alpha</text:p>
          </table:table-cell>
          <table:table-cell office:value-type="string" table:style-name="ce12">
            <text:p>Zeile</text:p>
          </table:table-cell>
          <table:table-cell table:number-columns-repeated="16375" table:style-name="ce1"/>
        </table:table-row>
        <table:table-row table:style-name="ro2">
          <table:table-cell office:value-type="float" office:value="1" table:style-name="ce36">
            <text:p>1</text:p>
          </table:table-cell>
          <table:table-cell office:value-type="string" office:string-value="NACA4210_151015" table:formula="of:=INDEX([.$A$20:.$A$99];MATCH(LARGE([.$X$20:.$X$99];[.A11]);[.$X$20:.$X$99]))" table:style-name="ce38">
            <text:p>NACA4210_151015</text:p>
          </table:table-cell>
          <table:table-cell office:value-type="float" office:value="39.299999999999997" table:formula="of:=LARGE([.$X$20:.$X$99];1)" table:style-name="ce37">
            <text:p>39,3</text:p>
          </table:table-cell>
          <table:table-cell office:value-type="float" office:value="22" table:formula="of:=ROW(INDEX([.$A$20:.$A$99];MATCH(LARGE([.$X$20:.$X$99];[.A11]);[.$X$20:.$X$99])))" table:style-name="ce38">
            <text:p>22</text:p>
          </table:table-cell>
          <table:table-cell table:style-name="ce1"/>
          <table:table-cell office:value-type="float" office:value="1" table:style-name="ce39">
            <text:p>1</text:p>
          </table:table-cell>
          <table:table-cell office:value-type="string" office:string-value="AG35_151015" table:formula="of:=INDEX([.$A$20:.$A$99];MATCH(LARGE([.$Z$20:.$Z$99];[.F11]);[.$Z$20:.$Z$99]))" table:style-name="ce39">
            <text:p>AG35_151015</text:p>
          </table:table-cell>
          <table:table-cell office:value-type="float" office:value="19" table:formula="of:=LARGE([.$Z$20:.$Z$99];[.F11])" table:style-name="ce37">
            <text:p>19</text:p>
          </table:table-cell>
          <table:table-cell office:value-type="float" office:value="23" table:formula="of:=ROW(INDEX([.$A$20:.$A$99];MATCH(LARGE([.$Z$20:.$Z$99];[.F11]);[.$Z$20:.$Z$99])))" table:style-name="ce38">
            <text:p>23</text:p>
          </table:table-cell>
          <table:table-cell table:number-columns-repeated="16375" table:style-name="ce1"/>
        </table:table-row>
        <table:table-row table:style-name="ro2">
          <table:table-cell office:value-type="float" office:value="2" table:style-name="ce65">
            <text:p>2</text:p>
          </table:table-cell>
          <table:table-cell office:value-type="string" office:string-value="NACA3110_151015" table:formula="of:=INDEX([.$A$20:.$A$99];MATCH(LARGE([.$X$20:.$X$99];[.A12]);[.$X$20:.$X$99]))" table:style-name="ce39">
            <text:p>NACA3110_151015</text:p>
          </table:table-cell>
          <table:table-cell office:value-type="float" office:value="39.200000000000003" table:formula="of:=LARGE([.$X$20:.$X$99];2)" table:style-name="ce37">
            <text:p>39,2</text:p>
          </table:table-cell>
          <table:table-cell office:value-type="float" office:value="21" table:formula="of:=ROW(INDEX([.$A$20:.$A$99];MATCH(LARGE([.$X$20:.$X$99];[.A12]);[.$X$20:.$X$99])))" table:style-name="ce39">
            <text:p>21</text:p>
          </table:table-cell>
          <table:table-cell table:style-name="ce1"/>
          <table:table-cell office:value-type="float" office:value="2" table:style-name="ce66">
            <text:p>2</text:p>
          </table:table-cell>
          <table:table-cell office:value-type="string" office:string-value="NACA4210_151015" table:formula="of:=INDEX([.$A$20:.$A$99];MATCH(LARGE([.$Z$20:.$Z$99];[.F12]);[.$Z$20:.$Z$99]))" table:style-name="ce39">
            <text:p>NACA4210_151015</text:p>
          </table:table-cell>
          <table:table-cell office:value-type="float" office:value="16.723404255319146" table:formula="of:=LARGE([.$Z$20:.$Z$99];[.F12])" table:style-name="ce37">
            <text:p>16,72340426</text:p>
          </table:table-cell>
          <table:table-cell office:value-type="float" office:value="22" table:formula="of:=ROW(INDEX([.$A$20:.$A$99];MATCH(LARGE([.$Z$20:.$Z$99];[.F12]);[.$Z$20:.$Z$99])))" table:style-name="ce39">
            <text:p>22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string" office:string-value="NACA0010_151015" table:formula="of:=INDEX([.$A$20:.$A$99];MATCH(LARGE([.$X$20:.$X$99];[.A13]);[.$X$20:.$X$99]))" table:style-name="ce40">
            <text:p>NACA0010_151015</text:p>
          </table:table-cell>
          <table:table-cell office:value-type="float" office:value="39.1" table:formula="of:=LARGE([.$X$20:.$X$99];3)" table:style-name="ce10">
            <text:p>39,1</text:p>
          </table:table-cell>
          <table:table-cell office:value-type="float" office:value="20" table:formula="of:=ROW(INDEX([.$A$20:.$A$99];MATCH(LARGE([.$X$20:.$X$99];[.A13]);[.$X$20:.$X$99])))" table:style-name="ce40">
            <text:p>20</text:p>
          </table:table-cell>
          <table:table-cell table:style-name="ce1"/>
          <table:table-cell office:value-type="float" office:value="3" table:style-name="ce40">
            <text:p>3</text:p>
          </table:table-cell>
          <table:table-cell office:value-type="string" office:string-value="NACA3110_151015" table:formula="of:=INDEX([.$A$20:.$A$99];MATCH(LARGE([.$Z$20:.$Z$99];[.F13]);[.$Z$20:.$Z$99]))" table:style-name="ce40">
            <text:p>NACA3110_151015</text:p>
          </table:table-cell>
          <table:table-cell office:value-type="float" office:value="13.066666666666668" table:formula="of:=LARGE([.$Z$20:.$Z$99];[.F13])" table:style-name="ce10">
            <text:p>13,06666667</text:p>
          </table:table-cell>
          <table:table-cell office:value-type="float" office:value="21" table:formula="of:=ROW(INDEX([.$A$20:.$A$99];MATCH(LARGE([.$Z$20:.$Z$99];[.F13]);[.$Z$20:.$Z$99])))" table:style-name="ce40">
            <text:p>21</text:p>
          </table:table-cell>
          <table:table-cell table:number-columns-repeated="16375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67">
            <text:p>Wing</text:p>
          </table:table-cell>
          <table:table-cell table:number-columns-repeated="16383" table:style-name="ce1"/>
        </table:table-row>
        <table:table-row table:style-name="ro1">
          <table:table-cell table:style-name="ce11"/>
          <table:table-cell table:style-name="ce12"/>
          <table:table-cell office:value-type="string" table:style-name="ce60">
            <text:p>Sec 1</text:p>
          </table:table-cell>
          <table:table-cell table:number-columns-repeated="3" table:style-name="ce13"/>
          <table:table-cell office:value-type="string" table:style-name="ce61">
            <text:p>Sec 2</text:p>
          </table:table-cell>
          <table:table-cell table:number-columns-repeated="2" table:style-name="ce17"/>
          <table:table-cell table:style-name="ce18"/>
          <table:table-cell office:value-type="string" table:style-name="ce62">
            <text:p>Sec 3</text:p>
          </table:table-cell>
          <table:table-cell table:number-columns-repeated="2" table:style-name="ce15"/>
          <table:table-cell table:style-name="ce16"/>
          <table:table-cell table:style-name="ce1"/>
          <table:table-cell office:value-type="string" table:style-name="ce24">
            <text:p>Flügeldaten</text:p>
          </table:table-cell>
          <table:table-cell table:style-name="ce7"/>
          <table:table-cell table:style-name="ce1"/>
          <table:table-cell office:value-type="string" table:style-name="ce24">
            <text:p>Desginparameter</text:p>
          </table:table-cell>
          <table:table-cell table:style-name="ce7"/>
          <table:table-cell table:style-name="ce1"/>
          <table:table-cell office:value-type="string" table:style-name="ce5">
            <text:p>Simulationsdaten</text:p>
          </table:table-cell>
          <table:table-cell table:number-columns-repeated="3" table:style-name="ce6"/>
          <table:table-cell table:style-name="ce7"/>
          <table:table-cell table:number-columns-repeated="16358" table:style-name="ce1"/>
        </table:table-row>
        <table:table-row table:style-name="ro1">
          <table:table-cell office:value-type="string" table:style-name="ce22">
            <text:p>Name</text:p>
          </table:table-cell>
          <table:table-cell office:value-type="string" table:style-name="ce10">
            <text:p>Profil</text:p>
          </table:table-cell>
          <table:table-cell office:value-type="string" table:style-name="ce28">
            <text:p>Span</text:p>
          </table:table-cell>
          <table:table-cell office:value-type="string" table:style-name="ce29">
            <text:p>Taper</text:p>
          </table:table-cell>
          <table:table-cell office:value-type="string" table:style-name="ce29">
            <text:p>RootC</text:p>
          </table:table-cell>
          <table:table-cell office:value-type="string" table:style-name="ce30">
            <text:p>Area</text:p>
          </table:table-cell>
          <table:table-cell office:value-type="string" table:style-name="ce19">
            <text:p>Span</text:p>
          </table:table-cell>
          <table:table-cell office:value-type="string" table:style-name="ce20">
            <text:p>Taper</text:p>
          </table:table-cell>
          <table:table-cell office:value-type="string" table:style-name="ce20">
            <text:p>RootC</text:p>
          </table:table-cell>
          <table:table-cell office:value-type="string" table:style-name="ce21">
            <text:p>Area</text:p>
          </table:table-cell>
          <table:table-cell office:value-type="string" table:style-name="ce31">
            <text:p>Span</text:p>
          </table:table-cell>
          <table:table-cell office:value-type="string" table:style-name="ce32">
            <text:p>Taper</text:p>
          </table:table-cell>
          <table:table-cell office:value-type="string" table:style-name="ce32">
            <text:p>RootC</text:p>
          </table:table-cell>
          <table:table-cell office:value-type="string" table:style-name="ce33">
            <text:p>Area</text:p>
          </table:table-cell>
          <table:table-cell table:style-name="ce1"/>
          <table:table-cell office:value-type="string" table:style-name="ce34">
            <text:p>Area [mm^2]</text:p>
          </table:table-cell>
          <table:table-cell office:value-type="string" table:style-name="ce35">
            <text:p>Cl Soll</text:p>
          </table:table-cell>
          <table:table-cell table:style-name="ce1"/>
          <table:table-cell office:value-type="string" table:style-name="ce63">
            <text:p>Span</text:p>
          </table:table-cell>
          <table:table-cell office:value-type="string" table:style-name="ce64">
            <text:p>C</text:p>
          </table:table-cell>
          <table:table-cell table:style-name="ce1"/>
          <table:table-cell office:value-type="string" table:style-name="ce25">
            <text:p>Cl at L/D max</text:p>
          </table:table-cell>
          <table:table-cell office:value-type="string" table:style-name="ce27">
            <text:p>delta Cl</text:p>
          </table:table-cell>
          <table:table-cell office:value-type="string" table:style-name="ce27">
            <text:p>L/D max</text:p>
          </table:table-cell>
          <table:table-cell office:value-type="string" table:style-name="ce27">
            <text:p>alpha</text:p>
          </table:table-cell>
          <table:table-cell office:value-type="string" table:style-name="ce26">
            <text:p>L/D/alpha</text:p>
          </table:table-cell>
          <table:table-cell table:style-name="ce1"/>
          <table:table-cell office:value-type="string" table:style-name="ce22">
            <text:p>Namengenerator</text:p>
          </table:table-cell>
          <table:table-cell table:number-columns-repeated="16356" table:style-name="ce1"/>
        </table:table-row>
        <table:table-row table:style-name="ro2">
          <table:table-cell office:value-type="string" office:string-value="NACA0010_151015" table:formula="of:=[.B20]&amp;&quot;_&quot;&amp;[.AB20]&amp;[.AC20]&amp;[.AD20]&amp;[.AF20]&amp;[.AG20]&amp;[.AH20]&amp;[.AJ20]&amp;[.AK20]&amp;[.AL20]" table:style-name="ce39">
            <text:p>NACA0010_151015</text:p>
          </table:table-cell>
          <table:table-cell office:value-type="string" table:style-name="ce7">
            <text:p>NACA0010</text:p>
          </table:table-cell>
          <table:table-cell office:value-type="float" office:value="1500" table:style-name="ce5">
            <text:p>1500</text:p>
          </table:table-cell>
          <table:table-cell office:value-type="float" office:value="1" table:style-name="ce6">
            <text:p>1</text:p>
          </table:table-cell>
          <table:table-cell office:value-type="float" office:value="150" table:style-name="ce6">
            <text:p>150</text:p>
          </table:table-cell>
          <table:table-cell office:value-type="float" office:value="225000" table:formula="of:=([.E20]-[.D20]*[.E20])*[.C20]/2+[.C20]*[.D20]*[.E20]" table:style-name="ce7">
            <text:p>225000</text:p>
          </table:table-cell>
          <table:table-cell table:style-name="ce36"/>
          <table:table-cell table:style-name="ce23"/>
          <table:table-cell office:value-type="boolean" office:boolean-value="false" table:formula="of:=IF([.G20]&lt;&gt;0;[.E20]*[.D20])" table:style-name="ce23">
            <text:p>FALSCH</text:p>
          </table:table-cell>
          <table:table-cell office:value-type="float" office:value="0" table:formula="of:=([.I20]-[.H20]*[.I20])*[.G20]/2+[.G20]*[.H20]*[.I20]" table:style-name="ce37">
            <text:p>0</text:p>
          </table:table-cell>
          <table:table-cell table:style-name="ce5"/>
          <table:table-cell table:style-name="ce6"/>
          <table:table-cell office:value-type="boolean" office:boolean-value="false" table:formula="of:=IF([.K20]&lt;&gt;0;[.I20]*[.H20])" table:style-name="ce6">
            <text:p>FALSCH</text:p>
          </table:table-cell>
          <table:table-cell office:value-type="float" office:value="0" table:formula="of:=([.M20]-[.L20]*[.M20])*[.K20]/2+[.K20]*[.L20]*[.M20]" table:style-name="ce7">
            <text:p>0</text:p>
          </table:table-cell>
          <table:table-cell table:style-name="ce1"/>
          <table:table-cell office:value-type="float" office:value="450000" table:formula="of:=([.F20]+[.J20]+[.N20])*2" table:style-name="ce5">
            <text:p>450000</text:p>
          </table:table-cell>
          <table:table-cell office:value-type="float" office:value="0.55423728813559325" table:formula="of:=[.$K$3]/1000*9.81*2/([.$A$3]/1000000*[.$E$3]*[.$E$3]*[.P20])" table:style-name="ce7">
            <text:p>0,554237288</text:p>
          </table:table-cell>
          <table:table-cell table:style-name="ce1"/>
          <table:table-cell office:value-type="string" office:string-value="Erfüllt" table:formula="of:=IF([.C20]+[.G20]+[.K20]=[.$H$3]/2;&quot;Erfüllt&quot;;&quot;Fehler&quot;)" table:style-name="ce71">
            <text:p>Erfüllt</text:p>
          </table:table-cell>
          <table:table-cell office:value-type="string" office:string-value="Erfüllt" table:formula="of:=IF(MIN([.E20];[.I20];[.M20])&gt;=[.$I$3];&quot;Erfüllt&quot;;&quot;Fehler&quot;)" table:style-name="ce74">
            <text:p>Erfüllt</text:p>
          </table:table-cell>
          <table:table-cell table:style-name="ce1"/>
          <table:table-cell office:value-type="float" office:value="0.55000000000000004" table:style-name="ce36">
            <text:p>0,55</text:p>
          </table:table-cell>
          <table:table-cell office:value-type="float" office:value="4.237288135593209E-3" table:formula="of:=[.Q20]-[.V20]" table:style-name="ce23">
            <text:p>0,004237288</text:p>
          </table:table-cell>
          <table:table-cell office:value-type="float" office:value="39.1" table:style-name="ce23">
            <text:p>39,1</text:p>
          </table:table-cell>
          <table:table-cell office:value-type="float" office:value="5.2" table:style-name="ce23">
            <text:p>5,2</text:p>
          </table:table-cell>
          <table:table-cell office:value-type="float" office:value="7.5192307692307692" table:formula="of:=IF([.Y20]&lt;&gt;0;[.X20]/[.Y20];&quot; &quot;)" table:style-name="ce37">
            <text:p>7,519230769</text:p>
          </table:table-cell>
          <table:table-cell table:style-name="ce1"/>
          <table:table-cell office:value-type="string" office:string-value="15" table:formula="of:=TEXT([.C20]/100;&quot;####&quot;)" table:style-name="ce52">
            <text:p>15</text:p>
          </table:table-cell>
          <table:table-cell office:value-type="string" office:string-value="10" table:formula="of:=TEXT([.D20]*10;&quot;####&quot;)" table:style-name="ce53">
            <text:p>10</text:p>
          </table:table-cell>
          <table:table-cell office:value-type="string" office:string-value="15" table:formula="of:=TEXT([.E20]/10;&quot;####&quot;)" table:style-name="ce53">
            <text:p>15</text:p>
          </table:table-cell>
          <table:table-cell office:value-type="string" office:string-value="22500" table:formula="of:=TEXT([.F20]/10;&quot;####&quot;)" table:style-name="ce53">
            <text:p>22500</text:p>
          </table:table-cell>
          <table:table-cell office:value-type="string" office:string-value="" table:formula="of:=TEXT([.G20]/100;&quot;####&quot;)" table:style-name="ce53"/>
          <table:table-cell office:value-type="string" office:string-value="" table:formula="of:=TEXT([.H20]*10;&quot;####&quot;)" table:style-name="ce53"/>
          <table:table-cell office:value-type="string" office:string-value="" table:formula="of:=TEXT([.I20]/10;&quot;####&quot;)" table:style-name="ce53"/>
          <table:table-cell office:value-type="string" office:string-value="" table:formula="of:=TEXT([.J20]/10;&quot;####&quot;)" table:style-name="ce53"/>
          <table:table-cell office:value-type="string" office:string-value="" table:formula="of:=TEXT([.K20]/100;&quot;####&quot;)" table:style-name="ce53"/>
          <table:table-cell office:value-type="string" office:string-value="" table:formula="of:=TEXT([.L20]*10;&quot;####&quot;)" table:style-name="ce53"/>
          <table:table-cell office:value-type="string" office:string-value="" table:formula="of:=TEXT([.M20]/10;&quot;####&quot;)" table:style-name="ce53"/>
          <table:table-cell office:value-type="string" office:string-value="" table:formula="of:=TEXT([.N20]/10;&quot;####&quot;)" table:style-name="ce54"/>
          <table:table-cell table:number-columns-repeated="16345"/>
        </table:table-row>
        <table:table-row table:style-name="ro2">
          <table:table-cell office:value-type="string" office:string-value="NACA3110_151015" table:formula="of:=[.B21]&amp;&quot;_&quot;&amp;[.AB21]&amp;[.AC21]&amp;[.AD21]&amp;[.AF21]&amp;[.AG21]&amp;[.AH21]&amp;[.AJ21]&amp;[.AK21]&amp;[.AL21]" table:style-name="ce39">
            <text:p>NACA3110_151015</text:p>
          </table:table-cell>
          <table:table-cell office:value-type="string" table:style-name="ce37">
            <text:p>NACA3110</text:p>
          </table:table-cell>
          <table:table-cell office:value-type="float" office:value="1500" table:style-name="ce36">
            <text:p>1500</text:p>
          </table:table-cell>
          <table:table-cell office:value-type="float" office:value="1" table:style-name="ce23">
            <text:p>1</text:p>
          </table:table-cell>
          <table:table-cell office:value-type="float" office:value="150" table:style-name="ce23">
            <text:p>150</text:p>
          </table:table-cell>
          <table:table-cell office:value-type="float" office:value="225000" table:style-name="ce37">
            <text:p>225000</text:p>
          </table:table-cell>
          <table:table-cell table:style-name="ce36"/>
          <table:table-cell table:style-name="ce23"/>
          <table:table-cell office:value-type="boolean" office:boolean-value="false" table:formula="of:=IF([.G21]&lt;&gt;0;[.E21]*[.D21])" table:style-name="ce23">
            <text:p>FALSCH</text:p>
          </table:table-cell>
          <table:table-cell office:value-type="float" office:value="0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style-name="ce23">
            <text:p>FALSCH</text:p>
          </table:table-cell>
          <table:table-cell office:value-type="float" office:value="0" table:style-name="ce37">
            <text:p>0</text:p>
          </table:table-cell>
          <table:table-cell table:style-name="ce1"/>
          <table:table-cell office:value-type="float" office:value="450000" table:style-name="ce36">
            <text:p>450000</text:p>
          </table:table-cell>
          <table:table-cell office:value-type="float" office:value="0.55423728813559325" table:formula="of:=[.$K$3]/1000*9.81*2/([.$A$3]/1000000*[.$E$3]*[.$E$3]*[.P21])" table:style-name="ce37">
            <text:p>0,554237288</text:p>
          </table:table-cell>
          <table:table-cell table:style-name="ce1"/>
          <table:table-cell office:value-type="string" office:string-value="Erfüllt" table:formula="of:=IF([.C21]+[.G21]+[.K21]=[.$H$3]/2;&quot;Erfüllt&quot;;&quot;Fehler&quot;)" table:style-name="ce72">
            <text:p>Erfüllt</text:p>
          </table:table-cell>
          <table:table-cell office:value-type="string" office:string-value="Erfüllt" table:formula="of:=IF(MIN([.E21];[.I21];[.M21])&gt;=[.$I$3];&quot;Erfüllt&quot;;&quot;Fehler&quot;)" table:style-name="ce75">
            <text:p>Erfüllt</text:p>
          </table:table-cell>
          <table:table-cell table:style-name="ce1"/>
          <table:table-cell office:value-type="float" office:value="0.55000000000000004" table:style-name="ce36">
            <text:p>0,55</text:p>
          </table:table-cell>
          <table:table-cell office:value-type="float" office:value="4.237288135593209E-3" table:formula="of:=[.Q21]-[.V21]" table:style-name="ce23">
            <text:p>0,004237288</text:p>
          </table:table-cell>
          <table:table-cell office:value-type="float" office:value="39.200000000000003" table:style-name="ce23">
            <text:p>39,2</text:p>
          </table:table-cell>
          <table:table-cell office:value-type="float" office:value="3" table:style-name="ce23">
            <text:p>3</text:p>
          </table:table-cell>
          <table:table-cell office:value-type="float" office:value="13.066666666666668" table:formula="of:=IF([.Y21]&lt;&gt;0;[.X21]/[.Y21];&quot; &quot;)" table:style-name="ce37">
            <text:p>13,06666667</text:p>
          </table:table-cell>
          <table:table-cell table:style-name="ce1"/>
          <table:table-cell office:value-type="string" office:string-value="15" table:formula="of:=TEXT([.C21]/100;&quot;####&quot;)" table:style-name="ce55">
            <text:p>15</text:p>
          </table:table-cell>
          <table:table-cell office:value-type="string" office:string-value="10" table:formula="of:=TEXT([.D21]*10;&quot;####&quot;)" table:style-name="ce51">
            <text:p>10</text:p>
          </table:table-cell>
          <table:table-cell office:value-type="string" office:string-value="15" table:formula="of:=TEXT([.E21]/10;&quot;####&quot;)" table:style-name="ce51">
            <text:p>15</text:p>
          </table:table-cell>
          <table:table-cell office:value-type="string" office:string-value="22500" table:formula="of:=TEXT([.F21]/10;&quot;####&quot;)" table:style-name="ce51">
            <text:p>22500</text:p>
          </table:table-cell>
          <table:table-cell office:value-type="string" office:string-value="" table:formula="of:=TEXT([.G21]/100;&quot;####&quot;)" table:style-name="ce51"/>
          <table:table-cell office:value-type="string" office:string-value="" table:formula="of:=TEXT([.H21]*10;&quot;####&quot;)" table:style-name="ce51"/>
          <table:table-cell office:value-type="string" office:string-value="" table:formula="of:=TEXT([.I21]/10;&quot;####&quot;)" table:style-name="ce51"/>
          <table:table-cell office:value-type="string" office:string-value="" table:formula="of:=TEXT([.J21]/10;&quot;####&quot;)" table:style-name="ce51"/>
          <table:table-cell office:value-type="string" office:string-value="" table:formula="of:=TEXT([.K21]/100;&quot;####&quot;)" table:style-name="ce51"/>
          <table:table-cell office:value-type="string" office:string-value="" table:formula="of:=TEXT([.L21]*10;&quot;####&quot;)" table:style-name="ce51"/>
          <table:table-cell office:value-type="string" office:string-value="" table:formula="of:=TEXT([.M21]/10;&quot;####&quot;)" table:style-name="ce51"/>
          <table:table-cell office:value-type="string" office:string-value="" table:formula="of:=TEXT([.N21]/10;&quot;####&quot;)" table:style-name="ce56"/>
          <table:table-cell table:number-columns-repeated="16345"/>
        </table:table-row>
        <table:table-row table:style-name="ro2">
          <table:table-cell office:value-type="string" office:string-value="NACA4210_151015" table:formula="of:=[.B22]&amp;&quot;_&quot;&amp;[.AB22]&amp;[.AC22]&amp;[.AD22]&amp;[.AF22]&amp;[.AG22]&amp;[.AH22]&amp;[.AJ22]&amp;[.AK22]&amp;[.AL22]" table:style-name="ce39">
            <text:p>NACA4210_151015</text:p>
          </table:table-cell>
          <table:table-cell office:value-type="string" table:style-name="ce37">
            <text:p>NACA4210</text:p>
          </table:table-cell>
          <table:table-cell office:value-type="float" office:value="1500" table:style-name="ce36">
            <text:p>1500</text:p>
          </table:table-cell>
          <table:table-cell office:value-type="float" office:value="1" table:style-name="ce23">
            <text:p>1</text:p>
          </table:table-cell>
          <table:table-cell office:value-type="float" office:value="150" table:style-name="ce23">
            <text:p>150</text:p>
          </table:table-cell>
          <table:table-cell office:value-type="float" office:value="225000" table:formula="of:=([.E22]-[.D22]*[.E22])*[.C22]/2+[.C22]*[.D22]*[.E22]" table:style-name="ce37">
            <text:p>225000</text:p>
          </table:table-cell>
          <table:table-cell table:style-name="ce36"/>
          <table:table-cell table:style-name="ce23"/>
          <table:table-cell office:value-type="boolean" office:boolean-value="false" table:formula="of:=IF([.G22]&lt;&gt;0;[.E22]*[.D22])" table:style-name="ce23">
            <text:p>FALSCH</text:p>
          </table:table-cell>
          <table:table-cell office:value-type="float" office:value="0" table:formula="of:=([.I22]-[.H22]*[.I22])*[.G22]/2+[.G22]*[.H22]*[.I22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22]&lt;&gt;0;[.I22]*[.H22])" table:style-name="ce23">
            <text:p>FALSCH</text:p>
          </table:table-cell>
          <table:table-cell office:value-type="float" office:value="0" table:formula="of:=([.M22]-[.L22]*[.M22])*[.K22]/2+[.K22]*[.L22]*[.M22]" table:style-name="ce37">
            <text:p>0</text:p>
          </table:table-cell>
          <table:table-cell table:style-name="ce1"/>
          <table:table-cell office:value-type="float" office:value="450000" table:formula="of:=([.F22]+[.J22]+[.N22])*2" table:style-name="ce36">
            <text:p>450000</text:p>
          </table:table-cell>
          <table:table-cell office:value-type="float" office:value="0.55423728813559325" table:formula="of:=[.$K$3]/1000*9.81*2/([.$A$3]/1000000*[.$E$3]*[.$E$3]*[.P22])" table:style-name="ce37">
            <text:p>0,554237288</text:p>
          </table:table-cell>
          <table:table-cell table:style-name="ce1"/>
          <table:table-cell office:value-type="string" office:string-value="Erfüllt" table:formula="of:=IF([.C22]+[.G22]+[.K22]=[.$H$3]/2;&quot;Erfüllt&quot;;&quot;Fehler&quot;)" table:style-name="ce72">
            <text:p>Erfüllt</text:p>
          </table:table-cell>
          <table:table-cell office:value-type="string" office:string-value="Erfüllt" table:formula="of:=IF(MIN([.E22];[.I22];[.M22])&gt;=[.$I$3];&quot;Erfüllt&quot;;&quot;Fehler&quot;)" table:style-name="ce75">
            <text:p>Erfüllt</text:p>
          </table:table-cell>
          <table:table-cell table:style-name="ce1"/>
          <table:table-cell office:value-type="float" office:value="0.55000000000000004" table:style-name="ce36">
            <text:p>0,55</text:p>
          </table:table-cell>
          <table:table-cell office:value-type="float" office:value="4.237288135593209E-3" table:formula="of:=[.Q22]-[.V22]" table:style-name="ce23">
            <text:p>0,004237288</text:p>
          </table:table-cell>
          <table:table-cell office:value-type="float" office:value="39.299999999999997" table:style-name="ce23">
            <text:p>39,3</text:p>
          </table:table-cell>
          <table:table-cell office:value-type="float" office:value="2.35" table:style-name="ce23">
            <text:p>2,35</text:p>
          </table:table-cell>
          <table:table-cell office:value-type="float" office:value="16.723404255319146" table:formula="of:=IF([.Y22]&lt;&gt;0;[.X22]/[.Y22];&quot; &quot;)" table:style-name="ce37">
            <text:p>16,72340426</text:p>
          </table:table-cell>
          <table:table-cell table:style-name="ce1"/>
          <table:table-cell office:value-type="string" office:string-value="15" table:formula="of:=TEXT([.C22]/100;&quot;####&quot;)" table:style-name="ce55">
            <text:p>15</text:p>
          </table:table-cell>
          <table:table-cell office:value-type="string" office:string-value="10" table:formula="of:=TEXT([.D22]*10;&quot;####&quot;)" table:style-name="ce51">
            <text:p>10</text:p>
          </table:table-cell>
          <table:table-cell office:value-type="string" office:string-value="15" table:formula="of:=TEXT([.E22]/10;&quot;####&quot;)" table:style-name="ce51">
            <text:p>15</text:p>
          </table:table-cell>
          <table:table-cell office:value-type="string" office:string-value="22500" table:formula="of:=TEXT([.F22]/10;&quot;####&quot;)" table:style-name="ce51">
            <text:p>22500</text:p>
          </table:table-cell>
          <table:table-cell office:value-type="string" office:string-value="" table:formula="of:=TEXT([.G22]/100;&quot;####&quot;)" table:style-name="ce51"/>
          <table:table-cell office:value-type="string" office:string-value="" table:formula="of:=TEXT([.H22]*10;&quot;####&quot;)" table:style-name="ce51"/>
          <table:table-cell office:value-type="string" office:string-value="" table:formula="of:=TEXT([.I22]/10;&quot;####&quot;)" table:style-name="ce51"/>
          <table:table-cell office:value-type="string" office:string-value="" table:formula="of:=TEXT([.J22]/10;&quot;####&quot;)" table:style-name="ce51"/>
          <table:table-cell office:value-type="string" office:string-value="" table:formula="of:=TEXT([.K22]/100;&quot;####&quot;)" table:style-name="ce51"/>
          <table:table-cell office:value-type="string" office:string-value="" table:formula="of:=TEXT([.L22]*10;&quot;####&quot;)" table:style-name="ce51"/>
          <table:table-cell office:value-type="string" office:string-value="" table:formula="of:=TEXT([.M22]/10;&quot;####&quot;)" table:style-name="ce51"/>
          <table:table-cell office:value-type="string" office:string-value="" table:formula="of:=TEXT([.N22]/10;&quot;####&quot;)" table:style-name="ce56"/>
          <table:table-cell table:number-columns-repeated="16345"/>
        </table:table-row>
        <table:table-row table:style-name="ro2">
          <table:table-cell office:value-type="string" office:string-value="AG35_151015" table:formula="of:=[.B23]&amp;&quot;_&quot;&amp;[.AB23]&amp;[.AC23]&amp;[.AD23]&amp;[.AF23]&amp;[.AG23]&amp;[.AH23]&amp;[.AJ23]&amp;[.AK23]&amp;[.AL23]" table:style-name="ce39">
            <text:p>AG35_151015</text:p>
          </table:table-cell>
          <table:table-cell office:value-type="string" table:style-name="ce37">
            <text:p>AG35</text:p>
          </table:table-cell>
          <table:table-cell office:value-type="float" office:value="1500" table:style-name="ce36">
            <text:p>1500</text:p>
          </table:table-cell>
          <table:table-cell office:value-type="float" office:value="1" table:style-name="ce14">
            <text:p>1</text:p>
          </table:table-cell>
          <table:table-cell office:value-type="float" office:value="150" table:style-name="ce14">
            <text:p>150</text:p>
          </table:table-cell>
          <table:table-cell office:value-type="float" office:value="225000" table:formula="of:=([.E23]-[.D23]*[.E23])*[.C23]/2+[.C23]*[.D23]*[.E23]" table:style-name="ce37">
            <text:p>225000</text:p>
          </table:table-cell>
          <table:table-cell table:style-name="ce36"/>
          <table:table-cell table:style-name="ce23"/>
          <table:table-cell office:value-type="boolean" office:boolean-value="false" table:formula="of:=IF([.G23]&lt;&gt;0;[.E23]*[.D23])" table:style-name="ce23">
            <text:p>FALSCH</text:p>
          </table:table-cell>
          <table:table-cell office:value-type="float" office:value="0" table:formula="of:=([.I23]-[.H23]*[.I23])*[.G23]/2+[.G23]*[.H23]*[.I23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23]&lt;&gt;0;[.I23]*[.H23])" table:style-name="ce23">
            <text:p>FALSCH</text:p>
          </table:table-cell>
          <table:table-cell office:value-type="float" office:value="0" table:formula="of:=([.M23]-[.L23]*[.M23])*[.K23]/2+[.K23]*[.L23]*[.M23]" table:style-name="ce37">
            <text:p>0</text:p>
          </table:table-cell>
          <table:table-cell table:style-name="ce1"/>
          <table:table-cell office:value-type="float" office:value="450000" table:formula="of:=([.F23]+[.J23]+[.N23])*2" table:style-name="ce36">
            <text:p>450000</text:p>
          </table:table-cell>
          <table:table-cell office:value-type="float" office:value="0.55423728813559325" table:formula="of:=[.$K$3]/1000*9.81*2/([.$A$3]/1000000*[.$E$3]*[.$E$3]*[.P23])" table:style-name="ce37">
            <text:p>0,554237288</text:p>
          </table:table-cell>
          <table:table-cell table:style-name="ce1"/>
          <table:table-cell office:value-type="string" office:string-value="Erfüllt" table:formula="of:=IF([.C23]+[.G23]+[.K23]=[.$H$3]/2;&quot;Erfüllt&quot;;&quot;Fehler&quot;)" table:style-name="ce72">
            <text:p>Erfüllt</text:p>
          </table:table-cell>
          <table:table-cell office:value-type="string" office:string-value="Erfüllt" table:formula="of:=IF(MIN([.E23];[.I23];[.M23])&gt;=[.$I$3];&quot;Erfüllt&quot;;&quot;Fehler&quot;)" table:style-name="ce75">
            <text:p>Erfüllt</text:p>
          </table:table-cell>
          <table:table-cell table:style-name="ce1"/>
          <table:table-cell office:value-type="float" office:value="0.53" table:style-name="ce36">
            <text:p>0,53</text:p>
          </table:table-cell>
          <table:table-cell office:value-type="float" office:value="2.4237288135593227E-2" table:formula="of:=[.Q23]-[.V23]" table:style-name="ce23">
            <text:p>0,024237288</text:p>
          </table:table-cell>
          <table:table-cell office:value-type="float" office:value="38" table:style-name="ce14">
            <text:p>38</text:p>
          </table:table-cell>
          <table:table-cell office:value-type="float" office:value="2" table:style-name="ce23">
            <text:p>2</text:p>
          </table:table-cell>
          <table:table-cell office:value-type="float" office:value="19" table:formula="of:=IF([.Y23]&lt;&gt;0;[.X23]/[.Y23];&quot; &quot;)" table:style-name="ce37">
            <text:p>19</text:p>
          </table:table-cell>
          <table:table-cell table:style-name="ce1"/>
          <table:table-cell office:value-type="string" office:string-value="15" table:formula="of:=TEXT([.C23]/100;&quot;####&quot;)" table:style-name="ce55">
            <text:p>15</text:p>
          </table:table-cell>
          <table:table-cell office:value-type="string" office:string-value="10" table:formula="of:=TEXT([.D23]*10;&quot;####&quot;)" table:style-name="ce51">
            <text:p>10</text:p>
          </table:table-cell>
          <table:table-cell office:value-type="string" office:string-value="15" table:formula="of:=TEXT([.E23]/10;&quot;####&quot;)" table:style-name="ce51">
            <text:p>15</text:p>
          </table:table-cell>
          <table:table-cell office:value-type="string" office:string-value="22500" table:formula="of:=TEXT([.F23]/10;&quot;####&quot;)" table:style-name="ce51">
            <text:p>22500</text:p>
          </table:table-cell>
          <table:table-cell office:value-type="string" office:string-value="" table:formula="of:=TEXT([.G23]/100;&quot;####&quot;)" table:style-name="ce51"/>
          <table:table-cell office:value-type="string" office:string-value="" table:formula="of:=TEXT([.H23]*10;&quot;####&quot;)" table:style-name="ce51"/>
          <table:table-cell office:value-type="string" office:string-value="" table:formula="of:=TEXT([.I23]/10;&quot;####&quot;)" table:style-name="ce51"/>
          <table:table-cell office:value-type="string" office:string-value="" table:formula="of:=TEXT([.J23]/10;&quot;####&quot;)" table:style-name="ce51"/>
          <table:table-cell office:value-type="string" office:string-value="" table:formula="of:=TEXT([.K23]/100;&quot;####&quot;)" table:style-name="ce51"/>
          <table:table-cell office:value-type="string" office:string-value="" table:formula="of:=TEXT([.L23]*10;&quot;####&quot;)" table:style-name="ce51"/>
          <table:table-cell office:value-type="string" office:string-value="" table:formula="of:=TEXT([.M23]/10;&quot;####&quot;)" table:style-name="ce51"/>
          <table:table-cell office:value-type="string" office:string-value="" table:formula="of:=TEXT([.N23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24]&amp;&quot;_&quot;&amp;[.AB24]&amp;[.AC24]&amp;[.AD24]&amp;[.AF24]&amp;[.AG24]&amp;[.AH24]&amp;[.AJ24]&amp;[.AK24]&amp;[.AL24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24]-[.D24]*[.E24])*[.C24]/2+[.C24]*[.D24]*[.E24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24]&lt;&gt;0;[.E24]*[.D24])" table:style-name="ce23">
            <text:p>FALSCH</text:p>
          </table:table-cell>
          <table:table-cell office:value-type="float" office:value="0" table:formula="of:=([.I24]-[.H24]*[.I24])*[.G24]/2+[.G24]*[.H24]*[.I24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24]&lt;&gt;0;[.I24]*[.H24])" table:style-name="ce23">
            <text:p>FALSCH</text:p>
          </table:table-cell>
          <table:table-cell office:value-type="float" office:value="0" table:formula="of:=([.M24]-[.L24]*[.M24])*[.K24]/2+[.K24]*[.L24]*[.M24]" table:style-name="ce37">
            <text:p>0</text:p>
          </table:table-cell>
          <table:table-cell table:style-name="ce1"/>
          <table:table-cell office:value-type="float" office:value="0" table:formula="of:=([.F24]+[.J24]+[.N24])*2" table:style-name="ce36">
            <text:p>0</text:p>
          </table:table-cell>
          <table:table-cell office:value-type="float" office:value="0" table:formula="of:=[.$K$3]/1000*9.81*2/([.$A$3]/1000000*[.$E$3]*[.$E$3]*[.P24])" table:style-name="ce37">
            <text:p>#DIV/0!</text:p>
          </table:table-cell>
          <table:table-cell table:style-name="ce1"/>
          <table:table-cell office:value-type="string" office:string-value="Fehler" table:formula="of:=IF([.C24]+[.G24]+[.K24]=[.$H$3]/2;&quot;Erfüllt&quot;;&quot;Fehler&quot;)" table:style-name="ce72">
            <text:p>Fehler</text:p>
          </table:table-cell>
          <table:table-cell office:value-type="string" office:string-value="Fehler" table:formula="of:=IF(MIN([.E24];[.I24];[.M24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24]-[.V24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24]&lt;&gt;0;[.X24]/[.Y24];&quot; &quot;)" table:style-name="ce37">
            <text:p><text:s/></text:p>
          </table:table-cell>
          <table:table-cell table:style-name="ce1"/>
          <table:table-cell office:value-type="string" office:string-value="" table:formula="of:=TEXT([.C24]/100;&quot;####&quot;)" table:style-name="ce55"/>
          <table:table-cell office:value-type="string" office:string-value="" table:formula="of:=TEXT([.D24]*10;&quot;####&quot;)" table:style-name="ce51"/>
          <table:table-cell office:value-type="string" office:string-value="" table:formula="of:=TEXT([.E24]/10;&quot;####&quot;)" table:style-name="ce51"/>
          <table:table-cell office:value-type="string" office:string-value="" table:formula="of:=TEXT([.F24]/10;&quot;####&quot;)" table:style-name="ce51"/>
          <table:table-cell office:value-type="string" office:string-value="" table:formula="of:=TEXT([.G24]/100;&quot;####&quot;)" table:style-name="ce51"/>
          <table:table-cell office:value-type="string" office:string-value="" table:formula="of:=TEXT([.H24]*10;&quot;####&quot;)" table:style-name="ce51"/>
          <table:table-cell office:value-type="string" office:string-value="" table:formula="of:=TEXT([.I24]/10;&quot;####&quot;)" table:style-name="ce51"/>
          <table:table-cell office:value-type="string" office:string-value="" table:formula="of:=TEXT([.J24]/10;&quot;####&quot;)" table:style-name="ce51"/>
          <table:table-cell office:value-type="string" office:string-value="" table:formula="of:=TEXT([.K24]/100;&quot;####&quot;)" table:style-name="ce51"/>
          <table:table-cell office:value-type="string" office:string-value="" table:formula="of:=TEXT([.L24]*10;&quot;####&quot;)" table:style-name="ce51"/>
          <table:table-cell office:value-type="string" office:string-value="" table:formula="of:=TEXT([.M24]/10;&quot;####&quot;)" table:style-name="ce51"/>
          <table:table-cell office:value-type="string" office:string-value="" table:formula="of:=TEXT([.N24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25]&amp;&quot;_&quot;&amp;[.AB25]&amp;[.AC25]&amp;[.AD25]&amp;[.AF25]&amp;[.AG25]&amp;[.AH25]&amp;[.AJ25]&amp;[.AK25]&amp;[.AL25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25]-[.D25]*[.E25])*[.C25]/2+[.C25]*[.D25]*[.E25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25]&lt;&gt;0;[.E25]*[.D25])" table:style-name="ce23">
            <text:p>FALSCH</text:p>
          </table:table-cell>
          <table:table-cell office:value-type="float" office:value="0" table:formula="of:=([.I25]-[.H25]*[.I25])*[.G25]/2+[.G25]*[.H25]*[.I25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25]&lt;&gt;0;[.I25]*[.H25])" table:style-name="ce23">
            <text:p>FALSCH</text:p>
          </table:table-cell>
          <table:table-cell office:value-type="float" office:value="0" table:formula="of:=([.M25]-[.L25]*[.M25])*[.K25]/2+[.K25]*[.L25]*[.M25]" table:style-name="ce37">
            <text:p>0</text:p>
          </table:table-cell>
          <table:table-cell table:style-name="ce1"/>
          <table:table-cell office:value-type="float" office:value="0" table:formula="of:=([.F25]+[.J25]+[.N25])*2" table:style-name="ce36">
            <text:p>0</text:p>
          </table:table-cell>
          <table:table-cell office:value-type="float" office:value="0" table:formula="of:=[.$K$3]/1000*9.81*2/([.$A$3]/1000000*[.$E$3]*[.$E$3]*[.P25])" table:style-name="ce37">
            <text:p>#DIV/0!</text:p>
          </table:table-cell>
          <table:table-cell table:style-name="ce1"/>
          <table:table-cell office:value-type="string" office:string-value="Fehler" table:formula="of:=IF([.C25]+[.G25]+[.K25]=[.$H$3]/2;&quot;Erfüllt&quot;;&quot;Fehler&quot;)" table:style-name="ce72">
            <text:p>Fehler</text:p>
          </table:table-cell>
          <table:table-cell office:value-type="string" office:string-value="Fehler" table:formula="of:=IF(MIN([.E25];[.I25];[.M25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25]-[.V25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25]&lt;&gt;0;[.X25]/[.Y25];&quot; &quot;)" table:style-name="ce37">
            <text:p><text:s/></text:p>
          </table:table-cell>
          <table:table-cell table:style-name="ce1"/>
          <table:table-cell office:value-type="string" office:string-value="" table:formula="of:=TEXT([.C25]/100;&quot;####&quot;)" table:style-name="ce55"/>
          <table:table-cell office:value-type="string" office:string-value="" table:formula="of:=TEXT([.D25]*10;&quot;####&quot;)" table:style-name="ce51"/>
          <table:table-cell office:value-type="string" office:string-value="" table:formula="of:=TEXT([.E25]/10;&quot;####&quot;)" table:style-name="ce51"/>
          <table:table-cell office:value-type="string" office:string-value="" table:formula="of:=TEXT([.F25]/10;&quot;####&quot;)" table:style-name="ce51"/>
          <table:table-cell office:value-type="string" office:string-value="" table:formula="of:=TEXT([.G25]/100;&quot;####&quot;)" table:style-name="ce51"/>
          <table:table-cell office:value-type="string" office:string-value="" table:formula="of:=TEXT([.H25]*10;&quot;####&quot;)" table:style-name="ce51"/>
          <table:table-cell office:value-type="string" office:string-value="" table:formula="of:=TEXT([.I25]/10;&quot;####&quot;)" table:style-name="ce51"/>
          <table:table-cell office:value-type="string" office:string-value="" table:formula="of:=TEXT([.J25]/10;&quot;####&quot;)" table:style-name="ce51"/>
          <table:table-cell office:value-type="string" office:string-value="" table:formula="of:=TEXT([.K25]/100;&quot;####&quot;)" table:style-name="ce51"/>
          <table:table-cell office:value-type="string" office:string-value="" table:formula="of:=TEXT([.L25]*10;&quot;####&quot;)" table:style-name="ce51"/>
          <table:table-cell office:value-type="string" office:string-value="" table:formula="of:=TEXT([.M25]/10;&quot;####&quot;)" table:style-name="ce51"/>
          <table:table-cell office:value-type="string" office:string-value="" table:formula="of:=TEXT([.N25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26]&amp;&quot;_&quot;&amp;[.AB26]&amp;[.AC26]&amp;[.AD26]&amp;[.AF26]&amp;[.AG26]&amp;[.AH26]&amp;[.AJ26]&amp;[.AK26]&amp;[.AL26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26]-[.D26]*[.E26])*[.C26]/2+[.C26]*[.D26]*[.E26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26]&lt;&gt;0;[.E26]*[.D26])" table:style-name="ce23">
            <text:p>FALSCH</text:p>
          </table:table-cell>
          <table:table-cell office:value-type="float" office:value="0" table:formula="of:=([.I26]-[.H26]*[.I26])*[.G26]/2+[.G26]*[.H26]*[.I26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26]&lt;&gt;0;[.I26]*[.H26])" table:style-name="ce23">
            <text:p>FALSCH</text:p>
          </table:table-cell>
          <table:table-cell office:value-type="float" office:value="0" table:formula="of:=([.M26]-[.L26]*[.M26])*[.K26]/2+[.K26]*[.L26]*[.M26]" table:style-name="ce37">
            <text:p>0</text:p>
          </table:table-cell>
          <table:table-cell table:style-name="ce1"/>
          <table:table-cell office:value-type="float" office:value="0" table:formula="of:=([.F26]+[.J26]+[.N26])*2" table:style-name="ce36">
            <text:p>0</text:p>
          </table:table-cell>
          <table:table-cell office:value-type="float" office:value="0" table:formula="of:=[.$K$3]/1000*9.81*2/([.$A$3]/1000000*[.$E$3]*[.$E$3]*[.P26])" table:style-name="ce37">
            <text:p>#DIV/0!</text:p>
          </table:table-cell>
          <table:table-cell table:style-name="ce1"/>
          <table:table-cell office:value-type="string" office:string-value="Fehler" table:formula="of:=IF([.C26]+[.G26]+[.K26]=[.$H$3]/2;&quot;Erfüllt&quot;;&quot;Fehler&quot;)" table:style-name="ce72">
            <text:p>Fehler</text:p>
          </table:table-cell>
          <table:table-cell office:value-type="string" office:string-value="Fehler" table:formula="of:=IF(MIN([.E26];[.I26];[.M26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26]-[.V26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26]&lt;&gt;0;[.X26]/[.Y26];&quot; &quot;)" table:style-name="ce37">
            <text:p><text:s/></text:p>
          </table:table-cell>
          <table:table-cell table:style-name="ce1"/>
          <table:table-cell office:value-type="string" office:string-value="" table:formula="of:=TEXT([.C26]/100;&quot;####&quot;)" table:style-name="ce55"/>
          <table:table-cell office:value-type="string" office:string-value="" table:formula="of:=TEXT([.D26]*10;&quot;####&quot;)" table:style-name="ce51"/>
          <table:table-cell office:value-type="string" office:string-value="" table:formula="of:=TEXT([.E26]/10;&quot;####&quot;)" table:style-name="ce51"/>
          <table:table-cell office:value-type="string" office:string-value="" table:formula="of:=TEXT([.F26]/10;&quot;####&quot;)" table:style-name="ce51"/>
          <table:table-cell office:value-type="string" office:string-value="" table:formula="of:=TEXT([.G26]/100;&quot;####&quot;)" table:style-name="ce51"/>
          <table:table-cell office:value-type="string" office:string-value="" table:formula="of:=TEXT([.H26]*10;&quot;####&quot;)" table:style-name="ce51"/>
          <table:table-cell office:value-type="string" office:string-value="" table:formula="of:=TEXT([.I26]/10;&quot;####&quot;)" table:style-name="ce51"/>
          <table:table-cell office:value-type="string" office:string-value="" table:formula="of:=TEXT([.J26]/10;&quot;####&quot;)" table:style-name="ce51"/>
          <table:table-cell office:value-type="string" office:string-value="" table:formula="of:=TEXT([.K26]/100;&quot;####&quot;)" table:style-name="ce51"/>
          <table:table-cell office:value-type="string" office:string-value="" table:formula="of:=TEXT([.L26]*10;&quot;####&quot;)" table:style-name="ce51"/>
          <table:table-cell office:value-type="string" office:string-value="" table:formula="of:=TEXT([.M26]/10;&quot;####&quot;)" table:style-name="ce51"/>
          <table:table-cell office:value-type="string" office:string-value="" table:formula="of:=TEXT([.N26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27]&amp;&quot;_&quot;&amp;[.AB27]&amp;[.AC27]&amp;[.AD27]&amp;[.AF27]&amp;[.AG27]&amp;[.AH27]&amp;[.AJ27]&amp;[.AK27]&amp;[.AL27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27]-[.D27]*[.E27])*[.C27]/2+[.C27]*[.D27]*[.E27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27]&lt;&gt;0;[.E27]*[.D27])" table:style-name="ce23">
            <text:p>FALSCH</text:p>
          </table:table-cell>
          <table:table-cell office:value-type="float" office:value="0" table:formula="of:=([.I27]-[.H27]*[.I27])*[.G27]/2+[.G27]*[.H27]*[.I27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27]&lt;&gt;0;[.I27]*[.H27])" table:style-name="ce23">
            <text:p>FALSCH</text:p>
          </table:table-cell>
          <table:table-cell office:value-type="float" office:value="0" table:formula="of:=([.M27]-[.L27]*[.M27])*[.K27]/2+[.K27]*[.L27]*[.M27]" table:style-name="ce37">
            <text:p>0</text:p>
          </table:table-cell>
          <table:table-cell table:style-name="ce1"/>
          <table:table-cell office:value-type="float" office:value="0" table:formula="of:=([.F27]+[.J27]+[.N27])*2" table:style-name="ce36">
            <text:p>0</text:p>
          </table:table-cell>
          <table:table-cell office:value-type="float" office:value="0" table:formula="of:=[.$K$3]/1000*9.81*2/([.$A$3]/1000000*[.$E$3]*[.$E$3]*[.P27])" table:style-name="ce37">
            <text:p>#DIV/0!</text:p>
          </table:table-cell>
          <table:table-cell table:style-name="ce1"/>
          <table:table-cell office:value-type="string" office:string-value="Fehler" table:formula="of:=IF([.C27]+[.G27]+[.K27]=[.$H$3]/2;&quot;Erfüllt&quot;;&quot;Fehler&quot;)" table:style-name="ce72">
            <text:p>Fehler</text:p>
          </table:table-cell>
          <table:table-cell office:value-type="string" office:string-value="Fehler" table:formula="of:=IF(MIN([.E27];[.I27];[.M27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27]-[.V27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27]&lt;&gt;0;[.X27]/[.Y27];&quot; &quot;)" table:style-name="ce37">
            <text:p><text:s/></text:p>
          </table:table-cell>
          <table:table-cell table:style-name="ce1"/>
          <table:table-cell office:value-type="string" office:string-value="" table:formula="of:=TEXT([.C27]/100;&quot;####&quot;)" table:style-name="ce55"/>
          <table:table-cell office:value-type="string" office:string-value="" table:formula="of:=TEXT([.D27]*10;&quot;####&quot;)" table:style-name="ce51"/>
          <table:table-cell office:value-type="string" office:string-value="" table:formula="of:=TEXT([.E27]/10;&quot;####&quot;)" table:style-name="ce51"/>
          <table:table-cell office:value-type="string" office:string-value="" table:formula="of:=TEXT([.F27]/10;&quot;####&quot;)" table:style-name="ce51"/>
          <table:table-cell office:value-type="string" office:string-value="" table:formula="of:=TEXT([.G27]/100;&quot;####&quot;)" table:style-name="ce51"/>
          <table:table-cell office:value-type="string" office:string-value="" table:formula="of:=TEXT([.H27]*10;&quot;####&quot;)" table:style-name="ce51"/>
          <table:table-cell office:value-type="string" office:string-value="" table:formula="of:=TEXT([.I27]/10;&quot;####&quot;)" table:style-name="ce51"/>
          <table:table-cell office:value-type="string" office:string-value="" table:formula="of:=TEXT([.J27]/10;&quot;####&quot;)" table:style-name="ce51"/>
          <table:table-cell office:value-type="string" office:string-value="" table:formula="of:=TEXT([.K27]/100;&quot;####&quot;)" table:style-name="ce51"/>
          <table:table-cell office:value-type="string" office:string-value="" table:formula="of:=TEXT([.L27]*10;&quot;####&quot;)" table:style-name="ce51"/>
          <table:table-cell office:value-type="string" office:string-value="" table:formula="of:=TEXT([.M27]/10;&quot;####&quot;)" table:style-name="ce51"/>
          <table:table-cell office:value-type="string" office:string-value="" table:formula="of:=TEXT([.N27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28]&amp;&quot;_&quot;&amp;[.AB28]&amp;[.AC28]&amp;[.AD28]&amp;[.AF28]&amp;[.AG28]&amp;[.AH28]&amp;[.AJ28]&amp;[.AK28]&amp;[.AL28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28]-[.D28]*[.E28])*[.C28]/2+[.C28]*[.D28]*[.E28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28]&lt;&gt;0;[.E28]*[.D28])" table:style-name="ce23">
            <text:p>FALSCH</text:p>
          </table:table-cell>
          <table:table-cell office:value-type="float" office:value="0" table:formula="of:=([.I28]-[.H28]*[.I28])*[.G28]/2+[.G28]*[.H28]*[.I28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28]&lt;&gt;0;[.I28]*[.H28])" table:style-name="ce23">
            <text:p>FALSCH</text:p>
          </table:table-cell>
          <table:table-cell office:value-type="float" office:value="0" table:formula="of:=([.M28]-[.L28]*[.M28])*[.K28]/2+[.K28]*[.L28]*[.M28]" table:style-name="ce37">
            <text:p>0</text:p>
          </table:table-cell>
          <table:table-cell table:style-name="ce1"/>
          <table:table-cell office:value-type="float" office:value="0" table:formula="of:=([.F28]+[.J28]+[.N28])*2" table:style-name="ce36">
            <text:p>0</text:p>
          </table:table-cell>
          <table:table-cell office:value-type="float" office:value="0" table:formula="of:=[.$K$3]/1000*9.81*2/([.$A$3]/1000000*[.$E$3]*[.$E$3]*[.P28])" table:style-name="ce37">
            <text:p>#DIV/0!</text:p>
          </table:table-cell>
          <table:table-cell table:style-name="ce1"/>
          <table:table-cell office:value-type="string" office:string-value="Fehler" table:formula="of:=IF([.C28]+[.G28]+[.K28]=[.$H$3]/2;&quot;Erfüllt&quot;;&quot;Fehler&quot;)" table:style-name="ce72">
            <text:p>Fehler</text:p>
          </table:table-cell>
          <table:table-cell office:value-type="string" office:string-value="Fehler" table:formula="of:=IF(MIN([.E28];[.I28];[.M28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28]-[.V28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28]&lt;&gt;0;[.X28]/[.Y28];&quot; &quot;)" table:style-name="ce37">
            <text:p><text:s/></text:p>
          </table:table-cell>
          <table:table-cell table:style-name="ce1"/>
          <table:table-cell office:value-type="string" office:string-value="" table:formula="of:=TEXT([.C28]/100;&quot;####&quot;)" table:style-name="ce55"/>
          <table:table-cell office:value-type="string" office:string-value="" table:formula="of:=TEXT([.D28]*10;&quot;####&quot;)" table:style-name="ce51"/>
          <table:table-cell office:value-type="string" office:string-value="" table:formula="of:=TEXT([.E28]/10;&quot;####&quot;)" table:style-name="ce51"/>
          <table:table-cell office:value-type="string" office:string-value="" table:formula="of:=TEXT([.F28]/10;&quot;####&quot;)" table:style-name="ce51"/>
          <table:table-cell office:value-type="string" office:string-value="" table:formula="of:=TEXT([.G28]/100;&quot;####&quot;)" table:style-name="ce51"/>
          <table:table-cell office:value-type="string" office:string-value="" table:formula="of:=TEXT([.H28]*10;&quot;####&quot;)" table:style-name="ce51"/>
          <table:table-cell office:value-type="string" office:string-value="" table:formula="of:=TEXT([.I28]/10;&quot;####&quot;)" table:style-name="ce51"/>
          <table:table-cell office:value-type="string" office:string-value="" table:formula="of:=TEXT([.J28]/10;&quot;####&quot;)" table:style-name="ce51"/>
          <table:table-cell office:value-type="string" office:string-value="" table:formula="of:=TEXT([.K28]/100;&quot;####&quot;)" table:style-name="ce51"/>
          <table:table-cell office:value-type="string" office:string-value="" table:formula="of:=TEXT([.L28]*10;&quot;####&quot;)" table:style-name="ce51"/>
          <table:table-cell office:value-type="string" office:string-value="" table:formula="of:=TEXT([.M28]/10;&quot;####&quot;)" table:style-name="ce51"/>
          <table:table-cell office:value-type="string" office:string-value="" table:formula="of:=TEXT([.N28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29]&amp;&quot;_&quot;&amp;[.AB29]&amp;[.AC29]&amp;[.AD29]&amp;[.AF29]&amp;[.AG29]&amp;[.AH29]&amp;[.AJ29]&amp;[.AK29]&amp;[.AL29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29]-[.D29]*[.E29])*[.C29]/2+[.C29]*[.D29]*[.E29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29]&lt;&gt;0;[.E29]*[.D29])" table:style-name="ce23">
            <text:p>FALSCH</text:p>
          </table:table-cell>
          <table:table-cell office:value-type="float" office:value="0" table:formula="of:=([.I29]-[.H29]*[.I29])*[.G29]/2+[.G29]*[.H29]*[.I29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29]&lt;&gt;0;[.I29]*[.H29])" table:style-name="ce23">
            <text:p>FALSCH</text:p>
          </table:table-cell>
          <table:table-cell office:value-type="float" office:value="0" table:formula="of:=([.M29]-[.L29]*[.M29])*[.K29]/2+[.K29]*[.L29]*[.M29]" table:style-name="ce37">
            <text:p>0</text:p>
          </table:table-cell>
          <table:table-cell table:style-name="ce1"/>
          <table:table-cell office:value-type="float" office:value="0" table:formula="of:=([.F29]+[.J29]+[.N29])*2" table:style-name="ce36">
            <text:p>0</text:p>
          </table:table-cell>
          <table:table-cell office:value-type="float" office:value="0" table:formula="of:=[.$K$3]/1000*9.81*2/([.$A$3]/1000000*[.$E$3]*[.$E$3]*[.P29])" table:style-name="ce37">
            <text:p>#DIV/0!</text:p>
          </table:table-cell>
          <table:table-cell table:style-name="ce1"/>
          <table:table-cell office:value-type="string" office:string-value="Fehler" table:formula="of:=IF([.C29]+[.G29]+[.K29]=[.$H$3]/2;&quot;Erfüllt&quot;;&quot;Fehler&quot;)" table:style-name="ce72">
            <text:p>Fehler</text:p>
          </table:table-cell>
          <table:table-cell office:value-type="string" office:string-value="Fehler" table:formula="of:=IF(MIN([.E29];[.I29];[.M29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29]-[.V29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29]&lt;&gt;0;[.X29]/[.Y29];&quot; &quot;)" table:style-name="ce37">
            <text:p><text:s/></text:p>
          </table:table-cell>
          <table:table-cell table:style-name="ce1"/>
          <table:table-cell office:value-type="string" office:string-value="" table:formula="of:=TEXT([.C29]/100;&quot;####&quot;)" table:style-name="ce55"/>
          <table:table-cell office:value-type="string" office:string-value="" table:formula="of:=TEXT([.D29]*10;&quot;####&quot;)" table:style-name="ce51"/>
          <table:table-cell office:value-type="string" office:string-value="" table:formula="of:=TEXT([.E29]/10;&quot;####&quot;)" table:style-name="ce51"/>
          <table:table-cell office:value-type="string" office:string-value="" table:formula="of:=TEXT([.F29]/10;&quot;####&quot;)" table:style-name="ce51"/>
          <table:table-cell office:value-type="string" office:string-value="" table:formula="of:=TEXT([.G29]/100;&quot;####&quot;)" table:style-name="ce51"/>
          <table:table-cell office:value-type="string" office:string-value="" table:formula="of:=TEXT([.H29]*10;&quot;####&quot;)" table:style-name="ce51"/>
          <table:table-cell office:value-type="string" office:string-value="" table:formula="of:=TEXT([.I29]/10;&quot;####&quot;)" table:style-name="ce51"/>
          <table:table-cell office:value-type="string" office:string-value="" table:formula="of:=TEXT([.J29]/10;&quot;####&quot;)" table:style-name="ce51"/>
          <table:table-cell office:value-type="string" office:string-value="" table:formula="of:=TEXT([.K29]/100;&quot;####&quot;)" table:style-name="ce51"/>
          <table:table-cell office:value-type="string" office:string-value="" table:formula="of:=TEXT([.L29]*10;&quot;####&quot;)" table:style-name="ce51"/>
          <table:table-cell office:value-type="string" office:string-value="" table:formula="of:=TEXT([.M29]/10;&quot;####&quot;)" table:style-name="ce51"/>
          <table:table-cell office:value-type="string" office:string-value="" table:formula="of:=TEXT([.N29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30]&amp;&quot;_&quot;&amp;[.AB30]&amp;[.AC30]&amp;[.AD30]&amp;[.AF30]&amp;[.AG30]&amp;[.AH30]&amp;[.AJ30]&amp;[.AK30]&amp;[.AL30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30]-[.D30]*[.E30])*[.C30]/2+[.C30]*[.D30]*[.E30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30]&lt;&gt;0;[.E30]*[.D30])" table:style-name="ce23">
            <text:p>FALSCH</text:p>
          </table:table-cell>
          <table:table-cell office:value-type="float" office:value="0" table:formula="of:=([.I30]-[.H30]*[.I30])*[.G30]/2+[.G30]*[.H30]*[.I30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30]&lt;&gt;0;[.I30]*[.H30])" table:style-name="ce23">
            <text:p>FALSCH</text:p>
          </table:table-cell>
          <table:table-cell office:value-type="float" office:value="0" table:formula="of:=([.M30]-[.L30]*[.M30])*[.K30]/2+[.K30]*[.L30]*[.M30]" table:style-name="ce37">
            <text:p>0</text:p>
          </table:table-cell>
          <table:table-cell table:style-name="ce1"/>
          <table:table-cell office:value-type="float" office:value="0" table:formula="of:=([.F30]+[.J30]+[.N30])*2" table:style-name="ce36">
            <text:p>0</text:p>
          </table:table-cell>
          <table:table-cell office:value-type="float" office:value="0" table:formula="of:=[.$K$3]/1000*9.81*2/([.$A$3]/1000000*[.$E$3]*[.$E$3]*[.P30])" table:style-name="ce37">
            <text:p>#DIV/0!</text:p>
          </table:table-cell>
          <table:table-cell table:style-name="ce1"/>
          <table:table-cell office:value-type="string" office:string-value="Fehler" table:formula="of:=IF([.C30]+[.G30]+[.K30]=[.$H$3]/2;&quot;Erfüllt&quot;;&quot;Fehler&quot;)" table:style-name="ce72">
            <text:p>Fehler</text:p>
          </table:table-cell>
          <table:table-cell office:value-type="string" office:string-value="Fehler" table:formula="of:=IF(MIN([.E30];[.I30];[.M30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30]-[.V30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30]&lt;&gt;0;[.X30]/[.Y30];&quot; &quot;)" table:style-name="ce37">
            <text:p><text:s/></text:p>
          </table:table-cell>
          <table:table-cell table:style-name="ce1"/>
          <table:table-cell office:value-type="string" office:string-value="" table:formula="of:=TEXT([.C30]/100;&quot;####&quot;)" table:style-name="ce55"/>
          <table:table-cell office:value-type="string" office:string-value="" table:formula="of:=TEXT([.D30]*10;&quot;####&quot;)" table:style-name="ce51"/>
          <table:table-cell office:value-type="string" office:string-value="" table:formula="of:=TEXT([.E30]/10;&quot;####&quot;)" table:style-name="ce51"/>
          <table:table-cell office:value-type="string" office:string-value="" table:formula="of:=TEXT([.F30]/10;&quot;####&quot;)" table:style-name="ce51"/>
          <table:table-cell office:value-type="string" office:string-value="" table:formula="of:=TEXT([.G30]/100;&quot;####&quot;)" table:style-name="ce51"/>
          <table:table-cell office:value-type="string" office:string-value="" table:formula="of:=TEXT([.H30]*10;&quot;####&quot;)" table:style-name="ce51"/>
          <table:table-cell office:value-type="string" office:string-value="" table:formula="of:=TEXT([.I30]/10;&quot;####&quot;)" table:style-name="ce51"/>
          <table:table-cell office:value-type="string" office:string-value="" table:formula="of:=TEXT([.J30]/10;&quot;####&quot;)" table:style-name="ce51"/>
          <table:table-cell office:value-type="string" office:string-value="" table:formula="of:=TEXT([.K30]/100;&quot;####&quot;)" table:style-name="ce51"/>
          <table:table-cell office:value-type="string" office:string-value="" table:formula="of:=TEXT([.L30]*10;&quot;####&quot;)" table:style-name="ce51"/>
          <table:table-cell office:value-type="string" office:string-value="" table:formula="of:=TEXT([.M30]/10;&quot;####&quot;)" table:style-name="ce51"/>
          <table:table-cell office:value-type="string" office:string-value="" table:formula="of:=TEXT([.N30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31]&amp;&quot;_&quot;&amp;[.AB31]&amp;[.AC31]&amp;[.AD31]&amp;[.AF31]&amp;[.AG31]&amp;[.AH31]&amp;[.AJ31]&amp;[.AK31]&amp;[.AL31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31]-[.D31]*[.E31])*[.C31]/2+[.C31]*[.D31]*[.E31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31]&lt;&gt;0;[.E31]*[.D31])" table:style-name="ce23">
            <text:p>FALSCH</text:p>
          </table:table-cell>
          <table:table-cell office:value-type="float" office:value="0" table:formula="of:=([.I31]-[.H31]*[.I31])*[.G31]/2+[.G31]*[.H31]*[.I31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31]&lt;&gt;0;[.I31]*[.H31])" table:style-name="ce23">
            <text:p>FALSCH</text:p>
          </table:table-cell>
          <table:table-cell office:value-type="float" office:value="0" table:formula="of:=([.M31]-[.L31]*[.M31])*[.K31]/2+[.K31]*[.L31]*[.M31]" table:style-name="ce37">
            <text:p>0</text:p>
          </table:table-cell>
          <table:table-cell table:style-name="ce1"/>
          <table:table-cell office:value-type="float" office:value="0" table:formula="of:=([.F31]+[.J31]+[.N31])*2" table:style-name="ce36">
            <text:p>0</text:p>
          </table:table-cell>
          <table:table-cell office:value-type="float" office:value="0" table:formula="of:=[.$K$3]/1000*9.81*2/([.$A$3]/1000000*[.$E$3]*[.$E$3]*[.P31])" table:style-name="ce37">
            <text:p>#DIV/0!</text:p>
          </table:table-cell>
          <table:table-cell table:style-name="ce1"/>
          <table:table-cell office:value-type="string" office:string-value="Fehler" table:formula="of:=IF([.C31]+[.G31]+[.K31]=[.$H$3]/2;&quot;Erfüllt&quot;;&quot;Fehler&quot;)" table:style-name="ce72">
            <text:p>Fehler</text:p>
          </table:table-cell>
          <table:table-cell office:value-type="string" office:string-value="Fehler" table:formula="of:=IF(MIN([.E31];[.I31];[.M31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31]-[.V31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31]&lt;&gt;0;[.X31]/[.Y31];&quot; &quot;)" table:style-name="ce37">
            <text:p><text:s/></text:p>
          </table:table-cell>
          <table:table-cell table:style-name="ce1"/>
          <table:table-cell office:value-type="string" office:string-value="" table:formula="of:=TEXT([.C31]/100;&quot;####&quot;)" table:style-name="ce55"/>
          <table:table-cell office:value-type="string" office:string-value="" table:formula="of:=TEXT([.D31]*10;&quot;####&quot;)" table:style-name="ce51"/>
          <table:table-cell office:value-type="string" office:string-value="" table:formula="of:=TEXT([.E31]/10;&quot;####&quot;)" table:style-name="ce51"/>
          <table:table-cell office:value-type="string" office:string-value="" table:formula="of:=TEXT([.F31]/10;&quot;####&quot;)" table:style-name="ce51"/>
          <table:table-cell office:value-type="string" office:string-value="" table:formula="of:=TEXT([.G31]/100;&quot;####&quot;)" table:style-name="ce51"/>
          <table:table-cell office:value-type="string" office:string-value="" table:formula="of:=TEXT([.H31]*10;&quot;####&quot;)" table:style-name="ce51"/>
          <table:table-cell office:value-type="string" office:string-value="" table:formula="of:=TEXT([.I31]/10;&quot;####&quot;)" table:style-name="ce51"/>
          <table:table-cell office:value-type="string" office:string-value="" table:formula="of:=TEXT([.J31]/10;&quot;####&quot;)" table:style-name="ce51"/>
          <table:table-cell office:value-type="string" office:string-value="" table:formula="of:=TEXT([.K31]/100;&quot;####&quot;)" table:style-name="ce51"/>
          <table:table-cell office:value-type="string" office:string-value="" table:formula="of:=TEXT([.L31]*10;&quot;####&quot;)" table:style-name="ce51"/>
          <table:table-cell office:value-type="string" office:string-value="" table:formula="of:=TEXT([.M31]/10;&quot;####&quot;)" table:style-name="ce51"/>
          <table:table-cell office:value-type="string" office:string-value="" table:formula="of:=TEXT([.N31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32]&amp;&quot;_&quot;&amp;[.AB32]&amp;[.AC32]&amp;[.AD32]&amp;[.AF32]&amp;[.AG32]&amp;[.AH32]&amp;[.AJ32]&amp;[.AK32]&amp;[.AL32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32]-[.D32]*[.E32])*[.C32]/2+[.C32]*[.D32]*[.E32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32]&lt;&gt;0;[.E32]*[.D32])" table:style-name="ce23">
            <text:p>FALSCH</text:p>
          </table:table-cell>
          <table:table-cell office:value-type="float" office:value="0" table:formula="of:=([.I32]-[.H32]*[.I32])*[.G32]/2+[.G32]*[.H32]*[.I32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32]&lt;&gt;0;[.I32]*[.H32])" table:style-name="ce23">
            <text:p>FALSCH</text:p>
          </table:table-cell>
          <table:table-cell office:value-type="float" office:value="0" table:formula="of:=([.M32]-[.L32]*[.M32])*[.K32]/2+[.K32]*[.L32]*[.M32]" table:style-name="ce37">
            <text:p>0</text:p>
          </table:table-cell>
          <table:table-cell table:style-name="ce1"/>
          <table:table-cell office:value-type="float" office:value="0" table:formula="of:=([.F32]+[.J32]+[.N32])*2" table:style-name="ce36">
            <text:p>0</text:p>
          </table:table-cell>
          <table:table-cell office:value-type="float" office:value="0" table:formula="of:=[.$K$3]/1000*9.81*2/([.$A$3]/1000000*[.$E$3]*[.$E$3]*[.P32])" table:style-name="ce37">
            <text:p>#DIV/0!</text:p>
          </table:table-cell>
          <table:table-cell table:style-name="ce1"/>
          <table:table-cell office:value-type="string" office:string-value="Fehler" table:formula="of:=IF([.C32]+[.G32]+[.K32]=[.$H$3]/2;&quot;Erfüllt&quot;;&quot;Fehler&quot;)" table:style-name="ce72">
            <text:p>Fehler</text:p>
          </table:table-cell>
          <table:table-cell office:value-type="string" office:string-value="Fehler" table:formula="of:=IF(MIN([.E32];[.I32];[.M32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32]-[.V32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32]&lt;&gt;0;[.X32]/[.Y32];&quot; &quot;)" table:style-name="ce37">
            <text:p><text:s/></text:p>
          </table:table-cell>
          <table:table-cell table:style-name="ce1"/>
          <table:table-cell office:value-type="string" office:string-value="" table:formula="of:=TEXT([.C32]/100;&quot;####&quot;)" table:style-name="ce55"/>
          <table:table-cell office:value-type="string" office:string-value="" table:formula="of:=TEXT([.D32]*10;&quot;####&quot;)" table:style-name="ce51"/>
          <table:table-cell office:value-type="string" office:string-value="" table:formula="of:=TEXT([.E32]/10;&quot;####&quot;)" table:style-name="ce51"/>
          <table:table-cell office:value-type="string" office:string-value="" table:formula="of:=TEXT([.F32]/10;&quot;####&quot;)" table:style-name="ce51"/>
          <table:table-cell office:value-type="string" office:string-value="" table:formula="of:=TEXT([.G32]/100;&quot;####&quot;)" table:style-name="ce51"/>
          <table:table-cell office:value-type="string" office:string-value="" table:formula="of:=TEXT([.H32]*10;&quot;####&quot;)" table:style-name="ce51"/>
          <table:table-cell office:value-type="string" office:string-value="" table:formula="of:=TEXT([.I32]/10;&quot;####&quot;)" table:style-name="ce51"/>
          <table:table-cell office:value-type="string" office:string-value="" table:formula="of:=TEXT([.J32]/10;&quot;####&quot;)" table:style-name="ce51"/>
          <table:table-cell office:value-type="string" office:string-value="" table:formula="of:=TEXT([.K32]/100;&quot;####&quot;)" table:style-name="ce51"/>
          <table:table-cell office:value-type="string" office:string-value="" table:formula="of:=TEXT([.L32]*10;&quot;####&quot;)" table:style-name="ce51"/>
          <table:table-cell office:value-type="string" office:string-value="" table:formula="of:=TEXT([.M32]/10;&quot;####&quot;)" table:style-name="ce51"/>
          <table:table-cell office:value-type="string" office:string-value="" table:formula="of:=TEXT([.N32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33]&amp;&quot;_&quot;&amp;[.AB33]&amp;[.AC33]&amp;[.AD33]&amp;[.AF33]&amp;[.AG33]&amp;[.AH33]&amp;[.AJ33]&amp;[.AK33]&amp;[.AL33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33]-[.D33]*[.E33])*[.C33]/2+[.C33]*[.D33]*[.E33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33]&lt;&gt;0;[.E33]*[.D33])" table:style-name="ce23">
            <text:p>FALSCH</text:p>
          </table:table-cell>
          <table:table-cell office:value-type="float" office:value="0" table:formula="of:=([.I33]-[.H33]*[.I33])*[.G33]/2+[.G33]*[.H33]*[.I33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33]&lt;&gt;0;[.I33]*[.H33])" table:style-name="ce23">
            <text:p>FALSCH</text:p>
          </table:table-cell>
          <table:table-cell office:value-type="float" office:value="0" table:formula="of:=([.M33]-[.L33]*[.M33])*[.K33]/2+[.K33]*[.L33]*[.M33]" table:style-name="ce37">
            <text:p>0</text:p>
          </table:table-cell>
          <table:table-cell table:style-name="ce1"/>
          <table:table-cell office:value-type="float" office:value="0" table:formula="of:=([.F33]+[.J33]+[.N33])*2" table:style-name="ce36">
            <text:p>0</text:p>
          </table:table-cell>
          <table:table-cell office:value-type="float" office:value="0" table:formula="of:=[.$K$3]/1000*9.81*2/([.$A$3]/1000000*[.$E$3]*[.$E$3]*[.P33])" table:style-name="ce37">
            <text:p>#DIV/0!</text:p>
          </table:table-cell>
          <table:table-cell table:style-name="ce1"/>
          <table:table-cell office:value-type="string" office:string-value="Fehler" table:formula="of:=IF([.C33]+[.G33]+[.K33]=[.$H$3]/2;&quot;Erfüllt&quot;;&quot;Fehler&quot;)" table:style-name="ce72">
            <text:p>Fehler</text:p>
          </table:table-cell>
          <table:table-cell office:value-type="string" office:string-value="Fehler" table:formula="of:=IF(MIN([.E33];[.I33];[.M33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33]-[.V33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33]&lt;&gt;0;[.X33]/[.Y33];&quot; &quot;)" table:style-name="ce37">
            <text:p><text:s/></text:p>
          </table:table-cell>
          <table:table-cell table:style-name="ce1"/>
          <table:table-cell office:value-type="string" office:string-value="" table:formula="of:=TEXT([.C33]/100;&quot;####&quot;)" table:style-name="ce55"/>
          <table:table-cell office:value-type="string" office:string-value="" table:formula="of:=TEXT([.D33]*10;&quot;####&quot;)" table:style-name="ce51"/>
          <table:table-cell office:value-type="string" office:string-value="" table:formula="of:=TEXT([.E33]/10;&quot;####&quot;)" table:style-name="ce51"/>
          <table:table-cell office:value-type="string" office:string-value="" table:formula="of:=TEXT([.F33]/10;&quot;####&quot;)" table:style-name="ce51"/>
          <table:table-cell office:value-type="string" office:string-value="" table:formula="of:=TEXT([.G33]/100;&quot;####&quot;)" table:style-name="ce51"/>
          <table:table-cell office:value-type="string" office:string-value="" table:formula="of:=TEXT([.H33]*10;&quot;####&quot;)" table:style-name="ce51"/>
          <table:table-cell office:value-type="string" office:string-value="" table:formula="of:=TEXT([.I33]/10;&quot;####&quot;)" table:style-name="ce51"/>
          <table:table-cell office:value-type="string" office:string-value="" table:formula="of:=TEXT([.J33]/10;&quot;####&quot;)" table:style-name="ce51"/>
          <table:table-cell office:value-type="string" office:string-value="" table:formula="of:=TEXT([.K33]/100;&quot;####&quot;)" table:style-name="ce51"/>
          <table:table-cell office:value-type="string" office:string-value="" table:formula="of:=TEXT([.L33]*10;&quot;####&quot;)" table:style-name="ce51"/>
          <table:table-cell office:value-type="string" office:string-value="" table:formula="of:=TEXT([.M33]/10;&quot;####&quot;)" table:style-name="ce51"/>
          <table:table-cell office:value-type="string" office:string-value="" table:formula="of:=TEXT([.N33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34]&amp;&quot;_&quot;&amp;[.AB34]&amp;[.AC34]&amp;[.AD34]&amp;[.AF34]&amp;[.AG34]&amp;[.AH34]&amp;[.AJ34]&amp;[.AK34]&amp;[.AL34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34]-[.D34]*[.E34])*[.C34]/2+[.C34]*[.D34]*[.E34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34]&lt;&gt;0;[.E34]*[.D34])" table:style-name="ce23">
            <text:p>FALSCH</text:p>
          </table:table-cell>
          <table:table-cell office:value-type="float" office:value="0" table:formula="of:=([.I34]-[.H34]*[.I34])*[.G34]/2+[.G34]*[.H34]*[.I34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34]&lt;&gt;0;[.I34]*[.H34])" table:style-name="ce23">
            <text:p>FALSCH</text:p>
          </table:table-cell>
          <table:table-cell office:value-type="float" office:value="0" table:formula="of:=([.M34]-[.L34]*[.M34])*[.K34]/2+[.K34]*[.L34]*[.M34]" table:style-name="ce37">
            <text:p>0</text:p>
          </table:table-cell>
          <table:table-cell table:style-name="ce1"/>
          <table:table-cell office:value-type="float" office:value="0" table:formula="of:=([.F34]+[.J34]+[.N34])*2" table:style-name="ce36">
            <text:p>0</text:p>
          </table:table-cell>
          <table:table-cell office:value-type="float" office:value="0" table:formula="of:=[.$K$3]/1000*9.81*2/([.$A$3]/1000000*[.$E$3]*[.$E$3]*[.P34])" table:style-name="ce37">
            <text:p>#DIV/0!</text:p>
          </table:table-cell>
          <table:table-cell table:style-name="ce1"/>
          <table:table-cell office:value-type="string" office:string-value="Fehler" table:formula="of:=IF([.C34]+[.G34]+[.K34]=[.$H$3]/2;&quot;Erfüllt&quot;;&quot;Fehler&quot;)" table:style-name="ce72">
            <text:p>Fehler</text:p>
          </table:table-cell>
          <table:table-cell office:value-type="string" office:string-value="Fehler" table:formula="of:=IF(MIN([.E34];[.I34];[.M34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34]-[.V34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34]&lt;&gt;0;[.X34]/[.Y34];&quot; &quot;)" table:style-name="ce37">
            <text:p><text:s/></text:p>
          </table:table-cell>
          <table:table-cell table:style-name="ce1"/>
          <table:table-cell office:value-type="string" office:string-value="" table:formula="of:=TEXT([.C34]/100;&quot;####&quot;)" table:style-name="ce55"/>
          <table:table-cell office:value-type="string" office:string-value="" table:formula="of:=TEXT([.D34]*10;&quot;####&quot;)" table:style-name="ce51"/>
          <table:table-cell office:value-type="string" office:string-value="" table:formula="of:=TEXT([.E34]/10;&quot;####&quot;)" table:style-name="ce51"/>
          <table:table-cell office:value-type="string" office:string-value="" table:formula="of:=TEXT([.F34]/10;&quot;####&quot;)" table:style-name="ce51"/>
          <table:table-cell office:value-type="string" office:string-value="" table:formula="of:=TEXT([.G34]/100;&quot;####&quot;)" table:style-name="ce51"/>
          <table:table-cell office:value-type="string" office:string-value="" table:formula="of:=TEXT([.H34]*10;&quot;####&quot;)" table:style-name="ce51"/>
          <table:table-cell office:value-type="string" office:string-value="" table:formula="of:=TEXT([.I34]/10;&quot;####&quot;)" table:style-name="ce51"/>
          <table:table-cell office:value-type="string" office:string-value="" table:formula="of:=TEXT([.J34]/10;&quot;####&quot;)" table:style-name="ce51"/>
          <table:table-cell office:value-type="string" office:string-value="" table:formula="of:=TEXT([.K34]/100;&quot;####&quot;)" table:style-name="ce51"/>
          <table:table-cell office:value-type="string" office:string-value="" table:formula="of:=TEXT([.L34]*10;&quot;####&quot;)" table:style-name="ce51"/>
          <table:table-cell office:value-type="string" office:string-value="" table:formula="of:=TEXT([.M34]/10;&quot;####&quot;)" table:style-name="ce51"/>
          <table:table-cell office:value-type="string" office:string-value="" table:formula="of:=TEXT([.N34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35]&amp;&quot;_&quot;&amp;[.AB35]&amp;[.AC35]&amp;[.AD35]&amp;[.AF35]&amp;[.AG35]&amp;[.AH35]&amp;[.AJ35]&amp;[.AK35]&amp;[.AL35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35]-[.D35]*[.E35])*[.C35]/2+[.C35]*[.D35]*[.E35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35]&lt;&gt;0;[.E35]*[.D35])" table:style-name="ce23">
            <text:p>FALSCH</text:p>
          </table:table-cell>
          <table:table-cell office:value-type="float" office:value="0" table:formula="of:=([.I35]-[.H35]*[.I35])*[.G35]/2+[.G35]*[.H35]*[.I35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35]&lt;&gt;0;[.I35]*[.H35])" table:style-name="ce23">
            <text:p>FALSCH</text:p>
          </table:table-cell>
          <table:table-cell office:value-type="float" office:value="0" table:formula="of:=([.M35]-[.L35]*[.M35])*[.K35]/2+[.K35]*[.L35]*[.M35]" table:style-name="ce37">
            <text:p>0</text:p>
          </table:table-cell>
          <table:table-cell table:style-name="ce1"/>
          <table:table-cell office:value-type="float" office:value="0" table:formula="of:=([.F35]+[.J35]+[.N35])*2" table:style-name="ce36">
            <text:p>0</text:p>
          </table:table-cell>
          <table:table-cell office:value-type="float" office:value="0" table:formula="of:=[.$K$3]/1000*9.81*2/([.$A$3]/1000000*[.$E$3]*[.$E$3]*[.P35])" table:style-name="ce37">
            <text:p>#DIV/0!</text:p>
          </table:table-cell>
          <table:table-cell table:style-name="ce1"/>
          <table:table-cell office:value-type="string" office:string-value="Fehler" table:formula="of:=IF([.C35]+[.G35]+[.K35]=[.$H$3]/2;&quot;Erfüllt&quot;;&quot;Fehler&quot;)" table:style-name="ce72">
            <text:p>Fehler</text:p>
          </table:table-cell>
          <table:table-cell office:value-type="string" office:string-value="Fehler" table:formula="of:=IF(MIN([.E35];[.I35];[.M35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35]-[.V35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35]&lt;&gt;0;[.X35]/[.Y35];&quot; &quot;)" table:style-name="ce37">
            <text:p><text:s/></text:p>
          </table:table-cell>
          <table:table-cell table:style-name="ce1"/>
          <table:table-cell office:value-type="string" office:string-value="" table:formula="of:=TEXT([.C35]/100;&quot;####&quot;)" table:style-name="ce55"/>
          <table:table-cell office:value-type="string" office:string-value="" table:formula="of:=TEXT([.D35]*10;&quot;####&quot;)" table:style-name="ce51"/>
          <table:table-cell office:value-type="string" office:string-value="" table:formula="of:=TEXT([.E35]/10;&quot;####&quot;)" table:style-name="ce51"/>
          <table:table-cell office:value-type="string" office:string-value="" table:formula="of:=TEXT([.F35]/10;&quot;####&quot;)" table:style-name="ce51"/>
          <table:table-cell office:value-type="string" office:string-value="" table:formula="of:=TEXT([.G35]/100;&quot;####&quot;)" table:style-name="ce51"/>
          <table:table-cell office:value-type="string" office:string-value="" table:formula="of:=TEXT([.H35]*10;&quot;####&quot;)" table:style-name="ce51"/>
          <table:table-cell office:value-type="string" office:string-value="" table:formula="of:=TEXT([.I35]/10;&quot;####&quot;)" table:style-name="ce51"/>
          <table:table-cell office:value-type="string" office:string-value="" table:formula="of:=TEXT([.J35]/10;&quot;####&quot;)" table:style-name="ce51"/>
          <table:table-cell office:value-type="string" office:string-value="" table:formula="of:=TEXT([.K35]/100;&quot;####&quot;)" table:style-name="ce51"/>
          <table:table-cell office:value-type="string" office:string-value="" table:formula="of:=TEXT([.L35]*10;&quot;####&quot;)" table:style-name="ce51"/>
          <table:table-cell office:value-type="string" office:string-value="" table:formula="of:=TEXT([.M35]/10;&quot;####&quot;)" table:style-name="ce51"/>
          <table:table-cell office:value-type="string" office:string-value="" table:formula="of:=TEXT([.N35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36]&amp;&quot;_&quot;&amp;[.AB36]&amp;[.AC36]&amp;[.AD36]&amp;[.AF36]&amp;[.AG36]&amp;[.AH36]&amp;[.AJ36]&amp;[.AK36]&amp;[.AL36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36]-[.D36]*[.E36])*[.C36]/2+[.C36]*[.D36]*[.E36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36]&lt;&gt;0;[.E36]*[.D36])" table:style-name="ce23">
            <text:p>FALSCH</text:p>
          </table:table-cell>
          <table:table-cell office:value-type="float" office:value="0" table:formula="of:=([.I36]-[.H36]*[.I36])*[.G36]/2+[.G36]*[.H36]*[.I36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36]&lt;&gt;0;[.I36]*[.H36])" table:style-name="ce23">
            <text:p>FALSCH</text:p>
          </table:table-cell>
          <table:table-cell office:value-type="float" office:value="0" table:formula="of:=([.M36]-[.L36]*[.M36])*[.K36]/2+[.K36]*[.L36]*[.M36]" table:style-name="ce37">
            <text:p>0</text:p>
          </table:table-cell>
          <table:table-cell table:style-name="ce1"/>
          <table:table-cell office:value-type="float" office:value="0" table:formula="of:=([.F36]+[.J36]+[.N36])*2" table:style-name="ce36">
            <text:p>0</text:p>
          </table:table-cell>
          <table:table-cell office:value-type="float" office:value="0" table:formula="of:=[.$K$3]/1000*9.81*2/([.$A$3]/1000000*[.$E$3]*[.$E$3]*[.P36])" table:style-name="ce37">
            <text:p>#DIV/0!</text:p>
          </table:table-cell>
          <table:table-cell table:style-name="ce1"/>
          <table:table-cell office:value-type="string" office:string-value="Fehler" table:formula="of:=IF([.C36]+[.G36]+[.K36]=[.$H$3]/2;&quot;Erfüllt&quot;;&quot;Fehler&quot;)" table:style-name="ce72">
            <text:p>Fehler</text:p>
          </table:table-cell>
          <table:table-cell office:value-type="string" office:string-value="Fehler" table:formula="of:=IF(MIN([.E36];[.I36];[.M36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36]-[.V36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36]&lt;&gt;0;[.X36]/[.Y36];&quot; &quot;)" table:style-name="ce37">
            <text:p><text:s/></text:p>
          </table:table-cell>
          <table:table-cell table:style-name="ce1"/>
          <table:table-cell office:value-type="string" office:string-value="" table:formula="of:=TEXT([.C36]/100;&quot;####&quot;)" table:style-name="ce55"/>
          <table:table-cell office:value-type="string" office:string-value="" table:formula="of:=TEXT([.D36]*10;&quot;####&quot;)" table:style-name="ce51"/>
          <table:table-cell office:value-type="string" office:string-value="" table:formula="of:=TEXT([.E36]/10;&quot;####&quot;)" table:style-name="ce51"/>
          <table:table-cell office:value-type="string" office:string-value="" table:formula="of:=TEXT([.F36]/10;&quot;####&quot;)" table:style-name="ce51"/>
          <table:table-cell office:value-type="string" office:string-value="" table:formula="of:=TEXT([.G36]/100;&quot;####&quot;)" table:style-name="ce51"/>
          <table:table-cell office:value-type="string" office:string-value="" table:formula="of:=TEXT([.H36]*10;&quot;####&quot;)" table:style-name="ce51"/>
          <table:table-cell office:value-type="string" office:string-value="" table:formula="of:=TEXT([.I36]/10;&quot;####&quot;)" table:style-name="ce51"/>
          <table:table-cell office:value-type="string" office:string-value="" table:formula="of:=TEXT([.J36]/10;&quot;####&quot;)" table:style-name="ce51"/>
          <table:table-cell office:value-type="string" office:string-value="" table:formula="of:=TEXT([.K36]/100;&quot;####&quot;)" table:style-name="ce51"/>
          <table:table-cell office:value-type="string" office:string-value="" table:formula="of:=TEXT([.L36]*10;&quot;####&quot;)" table:style-name="ce51"/>
          <table:table-cell office:value-type="string" office:string-value="" table:formula="of:=TEXT([.M36]/10;&quot;####&quot;)" table:style-name="ce51"/>
          <table:table-cell office:value-type="string" office:string-value="" table:formula="of:=TEXT([.N36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37]&amp;&quot;_&quot;&amp;[.AB37]&amp;[.AC37]&amp;[.AD37]&amp;[.AF37]&amp;[.AG37]&amp;[.AH37]&amp;[.AJ37]&amp;[.AK37]&amp;[.AL37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37]-[.D37]*[.E37])*[.C37]/2+[.C37]*[.D37]*[.E37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37]&lt;&gt;0;[.E37]*[.D37])" table:style-name="ce23">
            <text:p>FALSCH</text:p>
          </table:table-cell>
          <table:table-cell office:value-type="float" office:value="0" table:formula="of:=([.I37]-[.H37]*[.I37])*[.G37]/2+[.G37]*[.H37]*[.I37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37]&lt;&gt;0;[.I37]*[.H37])" table:style-name="ce23">
            <text:p>FALSCH</text:p>
          </table:table-cell>
          <table:table-cell office:value-type="float" office:value="0" table:formula="of:=([.M37]-[.L37]*[.M37])*[.K37]/2+[.K37]*[.L37]*[.M37]" table:style-name="ce37">
            <text:p>0</text:p>
          </table:table-cell>
          <table:table-cell table:style-name="ce1"/>
          <table:table-cell office:value-type="float" office:value="0" table:formula="of:=([.F37]+[.J37]+[.N37])*2" table:style-name="ce36">
            <text:p>0</text:p>
          </table:table-cell>
          <table:table-cell office:value-type="float" office:value="0" table:formula="of:=[.$K$3]/1000*9.81*2/([.$A$3]/1000000*[.$E$3]*[.$E$3]*[.P37])" table:style-name="ce37">
            <text:p>#DIV/0!</text:p>
          </table:table-cell>
          <table:table-cell table:style-name="ce1"/>
          <table:table-cell office:value-type="string" office:string-value="Fehler" table:formula="of:=IF([.C37]+[.G37]+[.K37]=[.$H$3]/2;&quot;Erfüllt&quot;;&quot;Fehler&quot;)" table:style-name="ce72">
            <text:p>Fehler</text:p>
          </table:table-cell>
          <table:table-cell office:value-type="string" office:string-value="Fehler" table:formula="of:=IF(MIN([.E37];[.I37];[.M37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37]-[.V37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37]&lt;&gt;0;[.X37]/[.Y37];&quot; &quot;)" table:style-name="ce37">
            <text:p><text:s/></text:p>
          </table:table-cell>
          <table:table-cell table:style-name="ce1"/>
          <table:table-cell office:value-type="string" office:string-value="" table:formula="of:=TEXT([.C37]/100;&quot;####&quot;)" table:style-name="ce55"/>
          <table:table-cell office:value-type="string" office:string-value="" table:formula="of:=TEXT([.D37]*10;&quot;####&quot;)" table:style-name="ce51"/>
          <table:table-cell office:value-type="string" office:string-value="" table:formula="of:=TEXT([.E37]/10;&quot;####&quot;)" table:style-name="ce51"/>
          <table:table-cell office:value-type="string" office:string-value="" table:formula="of:=TEXT([.F37]/10;&quot;####&quot;)" table:style-name="ce51"/>
          <table:table-cell office:value-type="string" office:string-value="" table:formula="of:=TEXT([.G37]/100;&quot;####&quot;)" table:style-name="ce51"/>
          <table:table-cell office:value-type="string" office:string-value="" table:formula="of:=TEXT([.H37]*10;&quot;####&quot;)" table:style-name="ce51"/>
          <table:table-cell office:value-type="string" office:string-value="" table:formula="of:=TEXT([.I37]/10;&quot;####&quot;)" table:style-name="ce51"/>
          <table:table-cell office:value-type="string" office:string-value="" table:formula="of:=TEXT([.J37]/10;&quot;####&quot;)" table:style-name="ce51"/>
          <table:table-cell office:value-type="string" office:string-value="" table:formula="of:=TEXT([.K37]/100;&quot;####&quot;)" table:style-name="ce51"/>
          <table:table-cell office:value-type="string" office:string-value="" table:formula="of:=TEXT([.L37]*10;&quot;####&quot;)" table:style-name="ce51"/>
          <table:table-cell office:value-type="string" office:string-value="" table:formula="of:=TEXT([.M37]/10;&quot;####&quot;)" table:style-name="ce51"/>
          <table:table-cell office:value-type="string" office:string-value="" table:formula="of:=TEXT([.N37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38]&amp;&quot;_&quot;&amp;[.AB38]&amp;[.AC38]&amp;[.AD38]&amp;[.AF38]&amp;[.AG38]&amp;[.AH38]&amp;[.AJ38]&amp;[.AK38]&amp;[.AL38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38]-[.D38]*[.E38])*[.C38]/2+[.C38]*[.D38]*[.E38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38]&lt;&gt;0;[.E38]*[.D38])" table:style-name="ce23">
            <text:p>FALSCH</text:p>
          </table:table-cell>
          <table:table-cell office:value-type="float" office:value="0" table:formula="of:=([.I38]-[.H38]*[.I38])*[.G38]/2+[.G38]*[.H38]*[.I38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38]&lt;&gt;0;[.I38]*[.H38])" table:style-name="ce23">
            <text:p>FALSCH</text:p>
          </table:table-cell>
          <table:table-cell office:value-type="float" office:value="0" table:formula="of:=([.M38]-[.L38]*[.M38])*[.K38]/2+[.K38]*[.L38]*[.M38]" table:style-name="ce37">
            <text:p>0</text:p>
          </table:table-cell>
          <table:table-cell table:style-name="ce1"/>
          <table:table-cell office:value-type="float" office:value="0" table:formula="of:=([.F38]+[.J38]+[.N38])*2" table:style-name="ce36">
            <text:p>0</text:p>
          </table:table-cell>
          <table:table-cell office:value-type="float" office:value="0" table:formula="of:=[.$K$3]/1000*9.81*2/([.$A$3]/1000000*[.$E$3]*[.$E$3]*[.P38])" table:style-name="ce37">
            <text:p>#DIV/0!</text:p>
          </table:table-cell>
          <table:table-cell table:style-name="ce1"/>
          <table:table-cell office:value-type="string" office:string-value="Fehler" table:formula="of:=IF([.C38]+[.G38]+[.K38]=[.$H$3]/2;&quot;Erfüllt&quot;;&quot;Fehler&quot;)" table:style-name="ce72">
            <text:p>Fehler</text:p>
          </table:table-cell>
          <table:table-cell office:value-type="string" office:string-value="Fehler" table:formula="of:=IF(MIN([.E38];[.I38];[.M38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38]-[.V38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38]&lt;&gt;0;[.X38]/[.Y38];&quot; &quot;)" table:style-name="ce37">
            <text:p><text:s/></text:p>
          </table:table-cell>
          <table:table-cell table:style-name="ce1"/>
          <table:table-cell office:value-type="string" office:string-value="" table:formula="of:=TEXT([.C38]/100;&quot;####&quot;)" table:style-name="ce55"/>
          <table:table-cell office:value-type="string" office:string-value="" table:formula="of:=TEXT([.D38]*10;&quot;####&quot;)" table:style-name="ce51"/>
          <table:table-cell office:value-type="string" office:string-value="" table:formula="of:=TEXT([.E38]/10;&quot;####&quot;)" table:style-name="ce51"/>
          <table:table-cell office:value-type="string" office:string-value="" table:formula="of:=TEXT([.F38]/10;&quot;####&quot;)" table:style-name="ce51"/>
          <table:table-cell office:value-type="string" office:string-value="" table:formula="of:=TEXT([.G38]/100;&quot;####&quot;)" table:style-name="ce51"/>
          <table:table-cell office:value-type="string" office:string-value="" table:formula="of:=TEXT([.H38]*10;&quot;####&quot;)" table:style-name="ce51"/>
          <table:table-cell office:value-type="string" office:string-value="" table:formula="of:=TEXT([.I38]/10;&quot;####&quot;)" table:style-name="ce51"/>
          <table:table-cell office:value-type="string" office:string-value="" table:formula="of:=TEXT([.J38]/10;&quot;####&quot;)" table:style-name="ce51"/>
          <table:table-cell office:value-type="string" office:string-value="" table:formula="of:=TEXT([.K38]/100;&quot;####&quot;)" table:style-name="ce51"/>
          <table:table-cell office:value-type="string" office:string-value="" table:formula="of:=TEXT([.L38]*10;&quot;####&quot;)" table:style-name="ce51"/>
          <table:table-cell office:value-type="string" office:string-value="" table:formula="of:=TEXT([.M38]/10;&quot;####&quot;)" table:style-name="ce51"/>
          <table:table-cell office:value-type="string" office:string-value="" table:formula="of:=TEXT([.N38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39]&amp;&quot;_&quot;&amp;[.AB39]&amp;[.AC39]&amp;[.AD39]&amp;[.AF39]&amp;[.AG39]&amp;[.AH39]&amp;[.AJ39]&amp;[.AK39]&amp;[.AL39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39]-[.D39]*[.E39])*[.C39]/2+[.C39]*[.D39]*[.E39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39]&lt;&gt;0;[.E39]*[.D39])" table:style-name="ce23">
            <text:p>FALSCH</text:p>
          </table:table-cell>
          <table:table-cell office:value-type="float" office:value="0" table:formula="of:=([.I39]-[.H39]*[.I39])*[.G39]/2+[.G39]*[.H39]*[.I39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39]&lt;&gt;0;[.I39]*[.H39])" table:style-name="ce23">
            <text:p>FALSCH</text:p>
          </table:table-cell>
          <table:table-cell office:value-type="float" office:value="0" table:formula="of:=([.M39]-[.L39]*[.M39])*[.K39]/2+[.K39]*[.L39]*[.M39]" table:style-name="ce37">
            <text:p>0</text:p>
          </table:table-cell>
          <table:table-cell table:style-name="ce1"/>
          <table:table-cell office:value-type="float" office:value="0" table:formula="of:=([.F39]+[.J39]+[.N39])*2" table:style-name="ce36">
            <text:p>0</text:p>
          </table:table-cell>
          <table:table-cell office:value-type="float" office:value="0" table:formula="of:=[.$K$3]/1000*9.81*2/([.$A$3]/1000000*[.$E$3]*[.$E$3]*[.P39])" table:style-name="ce37">
            <text:p>#DIV/0!</text:p>
          </table:table-cell>
          <table:table-cell table:style-name="ce1"/>
          <table:table-cell office:value-type="string" office:string-value="Fehler" table:formula="of:=IF([.C39]+[.G39]+[.K39]=[.$H$3]/2;&quot;Erfüllt&quot;;&quot;Fehler&quot;)" table:style-name="ce72">
            <text:p>Fehler</text:p>
          </table:table-cell>
          <table:table-cell office:value-type="string" office:string-value="Fehler" table:formula="of:=IF(MIN([.E39];[.I39];[.M39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39]-[.V39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39]&lt;&gt;0;[.X39]/[.Y39];&quot; &quot;)" table:style-name="ce37">
            <text:p><text:s/></text:p>
          </table:table-cell>
          <table:table-cell table:style-name="ce1"/>
          <table:table-cell office:value-type="string" office:string-value="" table:formula="of:=TEXT([.C39]/100;&quot;####&quot;)" table:style-name="ce55"/>
          <table:table-cell office:value-type="string" office:string-value="" table:formula="of:=TEXT([.D39]*10;&quot;####&quot;)" table:style-name="ce51"/>
          <table:table-cell office:value-type="string" office:string-value="" table:formula="of:=TEXT([.E39]/10;&quot;####&quot;)" table:style-name="ce51"/>
          <table:table-cell office:value-type="string" office:string-value="" table:formula="of:=TEXT([.F39]/10;&quot;####&quot;)" table:style-name="ce51"/>
          <table:table-cell office:value-type="string" office:string-value="" table:formula="of:=TEXT([.G39]/100;&quot;####&quot;)" table:style-name="ce51"/>
          <table:table-cell office:value-type="string" office:string-value="" table:formula="of:=TEXT([.H39]*10;&quot;####&quot;)" table:style-name="ce51"/>
          <table:table-cell office:value-type="string" office:string-value="" table:formula="of:=TEXT([.I39]/10;&quot;####&quot;)" table:style-name="ce51"/>
          <table:table-cell office:value-type="string" office:string-value="" table:formula="of:=TEXT([.J39]/10;&quot;####&quot;)" table:style-name="ce51"/>
          <table:table-cell office:value-type="string" office:string-value="" table:formula="of:=TEXT([.K39]/100;&quot;####&quot;)" table:style-name="ce51"/>
          <table:table-cell office:value-type="string" office:string-value="" table:formula="of:=TEXT([.L39]*10;&quot;####&quot;)" table:style-name="ce51"/>
          <table:table-cell office:value-type="string" office:string-value="" table:formula="of:=TEXT([.M39]/10;&quot;####&quot;)" table:style-name="ce51"/>
          <table:table-cell office:value-type="string" office:string-value="" table:formula="of:=TEXT([.N39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40]&amp;&quot;_&quot;&amp;[.AB40]&amp;[.AC40]&amp;[.AD40]&amp;[.AF40]&amp;[.AG40]&amp;[.AH40]&amp;[.AJ40]&amp;[.AK40]&amp;[.AL40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40]-[.D40]*[.E40])*[.C40]/2+[.C40]*[.D40]*[.E40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40]&lt;&gt;0;[.E40]*[.D40])" table:style-name="ce23">
            <text:p>FALSCH</text:p>
          </table:table-cell>
          <table:table-cell office:value-type="float" office:value="0" table:formula="of:=([.I40]-[.H40]*[.I40])*[.G40]/2+[.G40]*[.H40]*[.I40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40]&lt;&gt;0;[.I40]*[.H40])" table:style-name="ce23">
            <text:p>FALSCH</text:p>
          </table:table-cell>
          <table:table-cell office:value-type="float" office:value="0" table:formula="of:=([.M40]-[.L40]*[.M40])*[.K40]/2+[.K40]*[.L40]*[.M40]" table:style-name="ce37">
            <text:p>0</text:p>
          </table:table-cell>
          <table:table-cell table:style-name="ce1"/>
          <table:table-cell office:value-type="float" office:value="0" table:formula="of:=([.F40]+[.J40]+[.N40])*2" table:style-name="ce36">
            <text:p>0</text:p>
          </table:table-cell>
          <table:table-cell office:value-type="float" office:value="0" table:formula="of:=[.$K$3]/1000*9.81*2/([.$A$3]/1000000*[.$E$3]*[.$E$3]*[.P40])" table:style-name="ce37">
            <text:p>#DIV/0!</text:p>
          </table:table-cell>
          <table:table-cell table:style-name="ce1"/>
          <table:table-cell office:value-type="string" office:string-value="Fehler" table:formula="of:=IF([.C40]+[.G40]+[.K40]=[.$H$3]/2;&quot;Erfüllt&quot;;&quot;Fehler&quot;)" table:style-name="ce72">
            <text:p>Fehler</text:p>
          </table:table-cell>
          <table:table-cell office:value-type="string" office:string-value="Fehler" table:formula="of:=IF(MIN([.E40];[.I40];[.M40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40]-[.V40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40]&lt;&gt;0;[.X40]/[.Y40];&quot; &quot;)" table:style-name="ce37">
            <text:p><text:s/></text:p>
          </table:table-cell>
          <table:table-cell table:style-name="ce1"/>
          <table:table-cell office:value-type="string" office:string-value="" table:formula="of:=TEXT([.C40]/100;&quot;####&quot;)" table:style-name="ce55"/>
          <table:table-cell office:value-type="string" office:string-value="" table:formula="of:=TEXT([.D40]*10;&quot;####&quot;)" table:style-name="ce51"/>
          <table:table-cell office:value-type="string" office:string-value="" table:formula="of:=TEXT([.E40]/10;&quot;####&quot;)" table:style-name="ce51"/>
          <table:table-cell office:value-type="string" office:string-value="" table:formula="of:=TEXT([.F40]/10;&quot;####&quot;)" table:style-name="ce51"/>
          <table:table-cell office:value-type="string" office:string-value="" table:formula="of:=TEXT([.G40]/100;&quot;####&quot;)" table:style-name="ce51"/>
          <table:table-cell office:value-type="string" office:string-value="" table:formula="of:=TEXT([.H40]*10;&quot;####&quot;)" table:style-name="ce51"/>
          <table:table-cell office:value-type="string" office:string-value="" table:formula="of:=TEXT([.I40]/10;&quot;####&quot;)" table:style-name="ce51"/>
          <table:table-cell office:value-type="string" office:string-value="" table:formula="of:=TEXT([.J40]/10;&quot;####&quot;)" table:style-name="ce51"/>
          <table:table-cell office:value-type="string" office:string-value="" table:formula="of:=TEXT([.K40]/100;&quot;####&quot;)" table:style-name="ce51"/>
          <table:table-cell office:value-type="string" office:string-value="" table:formula="of:=TEXT([.L40]*10;&quot;####&quot;)" table:style-name="ce51"/>
          <table:table-cell office:value-type="string" office:string-value="" table:formula="of:=TEXT([.M40]/10;&quot;####&quot;)" table:style-name="ce51"/>
          <table:table-cell office:value-type="string" office:string-value="" table:formula="of:=TEXT([.N40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41]&amp;&quot;_&quot;&amp;[.AB41]&amp;[.AC41]&amp;[.AD41]&amp;[.AF41]&amp;[.AG41]&amp;[.AH41]&amp;[.AJ41]&amp;[.AK41]&amp;[.AL41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41]-[.D41]*[.E41])*[.C41]/2+[.C41]*[.D41]*[.E41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41]&lt;&gt;0;[.E41]*[.D41])" table:style-name="ce23">
            <text:p>FALSCH</text:p>
          </table:table-cell>
          <table:table-cell office:value-type="float" office:value="0" table:formula="of:=([.I41]-[.H41]*[.I41])*[.G41]/2+[.G41]*[.H41]*[.I41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41]&lt;&gt;0;[.I41]*[.H41])" table:style-name="ce23">
            <text:p>FALSCH</text:p>
          </table:table-cell>
          <table:table-cell office:value-type="float" office:value="0" table:formula="of:=([.M41]-[.L41]*[.M41])*[.K41]/2+[.K41]*[.L41]*[.M41]" table:style-name="ce37">
            <text:p>0</text:p>
          </table:table-cell>
          <table:table-cell table:style-name="ce1"/>
          <table:table-cell office:value-type="float" office:value="0" table:formula="of:=([.F41]+[.J41]+[.N41])*2" table:style-name="ce36">
            <text:p>0</text:p>
          </table:table-cell>
          <table:table-cell office:value-type="float" office:value="0" table:formula="of:=[.$K$3]/1000*9.81*2/([.$A$3]/1000000*[.$E$3]*[.$E$3]*[.P41])" table:style-name="ce37">
            <text:p>#DIV/0!</text:p>
          </table:table-cell>
          <table:table-cell table:style-name="ce1"/>
          <table:table-cell office:value-type="string" office:string-value="Fehler" table:formula="of:=IF([.C41]+[.G41]+[.K41]=[.$H$3]/2;&quot;Erfüllt&quot;;&quot;Fehler&quot;)" table:style-name="ce72">
            <text:p>Fehler</text:p>
          </table:table-cell>
          <table:table-cell office:value-type="string" office:string-value="Fehler" table:formula="of:=IF(MIN([.E41];[.I41];[.M41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41]-[.V41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41]&lt;&gt;0;[.X41]/[.Y41];&quot; &quot;)" table:style-name="ce37">
            <text:p><text:s/></text:p>
          </table:table-cell>
          <table:table-cell table:style-name="ce1"/>
          <table:table-cell office:value-type="string" office:string-value="" table:formula="of:=TEXT([.C41]/100;&quot;####&quot;)" table:style-name="ce55"/>
          <table:table-cell office:value-type="string" office:string-value="" table:formula="of:=TEXT([.D41]*10;&quot;####&quot;)" table:style-name="ce51"/>
          <table:table-cell office:value-type="string" office:string-value="" table:formula="of:=TEXT([.E41]/10;&quot;####&quot;)" table:style-name="ce51"/>
          <table:table-cell office:value-type="string" office:string-value="" table:formula="of:=TEXT([.F41]/10;&quot;####&quot;)" table:style-name="ce51"/>
          <table:table-cell office:value-type="string" office:string-value="" table:formula="of:=TEXT([.G41]/100;&quot;####&quot;)" table:style-name="ce51"/>
          <table:table-cell office:value-type="string" office:string-value="" table:formula="of:=TEXT([.H41]*10;&quot;####&quot;)" table:style-name="ce51"/>
          <table:table-cell office:value-type="string" office:string-value="" table:formula="of:=TEXT([.I41]/10;&quot;####&quot;)" table:style-name="ce51"/>
          <table:table-cell office:value-type="string" office:string-value="" table:formula="of:=TEXT([.J41]/10;&quot;####&quot;)" table:style-name="ce51"/>
          <table:table-cell office:value-type="string" office:string-value="" table:formula="of:=TEXT([.K41]/100;&quot;####&quot;)" table:style-name="ce51"/>
          <table:table-cell office:value-type="string" office:string-value="" table:formula="of:=TEXT([.L41]*10;&quot;####&quot;)" table:style-name="ce51"/>
          <table:table-cell office:value-type="string" office:string-value="" table:formula="of:=TEXT([.M41]/10;&quot;####&quot;)" table:style-name="ce51"/>
          <table:table-cell office:value-type="string" office:string-value="" table:formula="of:=TEXT([.N41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42]&amp;&quot;_&quot;&amp;[.AB42]&amp;[.AC42]&amp;[.AD42]&amp;[.AF42]&amp;[.AG42]&amp;[.AH42]&amp;[.AJ42]&amp;[.AK42]&amp;[.AL42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42]-[.D42]*[.E42])*[.C42]/2+[.C42]*[.D42]*[.E42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42]&lt;&gt;0;[.E42]*[.D42])" table:style-name="ce23">
            <text:p>FALSCH</text:p>
          </table:table-cell>
          <table:table-cell office:value-type="float" office:value="0" table:formula="of:=([.I42]-[.H42]*[.I42])*[.G42]/2+[.G42]*[.H42]*[.I42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42]&lt;&gt;0;[.I42]*[.H42])" table:style-name="ce23">
            <text:p>FALSCH</text:p>
          </table:table-cell>
          <table:table-cell office:value-type="float" office:value="0" table:formula="of:=([.M42]-[.L42]*[.M42])*[.K42]/2+[.K42]*[.L42]*[.M42]" table:style-name="ce37">
            <text:p>0</text:p>
          </table:table-cell>
          <table:table-cell table:style-name="ce1"/>
          <table:table-cell office:value-type="float" office:value="0" table:formula="of:=([.F42]+[.J42]+[.N42])*2" table:style-name="ce36">
            <text:p>0</text:p>
          </table:table-cell>
          <table:table-cell office:value-type="float" office:value="0" table:formula="of:=[.$K$3]/1000*9.81*2/([.$A$3]/1000000*[.$E$3]*[.$E$3]*[.P42])" table:style-name="ce37">
            <text:p>#DIV/0!</text:p>
          </table:table-cell>
          <table:table-cell table:style-name="ce1"/>
          <table:table-cell office:value-type="string" office:string-value="Fehler" table:formula="of:=IF([.C42]+[.G42]+[.K42]=[.$H$3]/2;&quot;Erfüllt&quot;;&quot;Fehler&quot;)" table:style-name="ce72">
            <text:p>Fehler</text:p>
          </table:table-cell>
          <table:table-cell office:value-type="string" office:string-value="Fehler" table:formula="of:=IF(MIN([.E42];[.I42];[.M42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42]-[.V42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42]&lt;&gt;0;[.X42]/[.Y42];&quot; &quot;)" table:style-name="ce37">
            <text:p><text:s/></text:p>
          </table:table-cell>
          <table:table-cell table:style-name="ce1"/>
          <table:table-cell office:value-type="string" office:string-value="" table:formula="of:=TEXT([.C42]/100;&quot;####&quot;)" table:style-name="ce55"/>
          <table:table-cell office:value-type="string" office:string-value="" table:formula="of:=TEXT([.D42]*10;&quot;####&quot;)" table:style-name="ce51"/>
          <table:table-cell office:value-type="string" office:string-value="" table:formula="of:=TEXT([.E42]/10;&quot;####&quot;)" table:style-name="ce51"/>
          <table:table-cell office:value-type="string" office:string-value="" table:formula="of:=TEXT([.F42]/10;&quot;####&quot;)" table:style-name="ce51"/>
          <table:table-cell office:value-type="string" office:string-value="" table:formula="of:=TEXT([.G42]/100;&quot;####&quot;)" table:style-name="ce51"/>
          <table:table-cell office:value-type="string" office:string-value="" table:formula="of:=TEXT([.H42]*10;&quot;####&quot;)" table:style-name="ce51"/>
          <table:table-cell office:value-type="string" office:string-value="" table:formula="of:=TEXT([.I42]/10;&quot;####&quot;)" table:style-name="ce51"/>
          <table:table-cell office:value-type="string" office:string-value="" table:formula="of:=TEXT([.J42]/10;&quot;####&quot;)" table:style-name="ce51"/>
          <table:table-cell office:value-type="string" office:string-value="" table:formula="of:=TEXT([.K42]/100;&quot;####&quot;)" table:style-name="ce51"/>
          <table:table-cell office:value-type="string" office:string-value="" table:formula="of:=TEXT([.L42]*10;&quot;####&quot;)" table:style-name="ce51"/>
          <table:table-cell office:value-type="string" office:string-value="" table:formula="of:=TEXT([.M42]/10;&quot;####&quot;)" table:style-name="ce51"/>
          <table:table-cell office:value-type="string" office:string-value="" table:formula="of:=TEXT([.N42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43]&amp;&quot;_&quot;&amp;[.AB43]&amp;[.AC43]&amp;[.AD43]&amp;[.AF43]&amp;[.AG43]&amp;[.AH43]&amp;[.AJ43]&amp;[.AK43]&amp;[.AL43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43]-[.D43]*[.E43])*[.C43]/2+[.C43]*[.D43]*[.E43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43]&lt;&gt;0;[.E43]*[.D43])" table:style-name="ce23">
            <text:p>FALSCH</text:p>
          </table:table-cell>
          <table:table-cell office:value-type="float" office:value="0" table:formula="of:=([.I43]-[.H43]*[.I43])*[.G43]/2+[.G43]*[.H43]*[.I43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43]&lt;&gt;0;[.I43]*[.H43])" table:style-name="ce23">
            <text:p>FALSCH</text:p>
          </table:table-cell>
          <table:table-cell office:value-type="float" office:value="0" table:formula="of:=([.M43]-[.L43]*[.M43])*[.K43]/2+[.K43]*[.L43]*[.M43]" table:style-name="ce37">
            <text:p>0</text:p>
          </table:table-cell>
          <table:table-cell table:style-name="ce1"/>
          <table:table-cell office:value-type="float" office:value="0" table:formula="of:=([.F43]+[.J43]+[.N43])*2" table:style-name="ce36">
            <text:p>0</text:p>
          </table:table-cell>
          <table:table-cell office:value-type="float" office:value="0" table:formula="of:=[.$K$3]/1000*9.81*2/([.$A$3]/1000000*[.$E$3]*[.$E$3]*[.P43])" table:style-name="ce37">
            <text:p>#DIV/0!</text:p>
          </table:table-cell>
          <table:table-cell table:style-name="ce1"/>
          <table:table-cell office:value-type="string" office:string-value="Fehler" table:formula="of:=IF([.C43]+[.G43]+[.K43]=[.$H$3]/2;&quot;Erfüllt&quot;;&quot;Fehler&quot;)" table:style-name="ce72">
            <text:p>Fehler</text:p>
          </table:table-cell>
          <table:table-cell office:value-type="string" office:string-value="Fehler" table:formula="of:=IF(MIN([.E43];[.I43];[.M43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43]-[.V43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43]&lt;&gt;0;[.X43]/[.Y43];&quot; &quot;)" table:style-name="ce37">
            <text:p><text:s/></text:p>
          </table:table-cell>
          <table:table-cell table:style-name="ce1"/>
          <table:table-cell office:value-type="string" office:string-value="" table:formula="of:=TEXT([.C43]/100;&quot;####&quot;)" table:style-name="ce55"/>
          <table:table-cell office:value-type="string" office:string-value="" table:formula="of:=TEXT([.D43]*10;&quot;####&quot;)" table:style-name="ce51"/>
          <table:table-cell office:value-type="string" office:string-value="" table:formula="of:=TEXT([.E43]/10;&quot;####&quot;)" table:style-name="ce51"/>
          <table:table-cell office:value-type="string" office:string-value="" table:formula="of:=TEXT([.F43]/10;&quot;####&quot;)" table:style-name="ce51"/>
          <table:table-cell office:value-type="string" office:string-value="" table:formula="of:=TEXT([.G43]/100;&quot;####&quot;)" table:style-name="ce51"/>
          <table:table-cell office:value-type="string" office:string-value="" table:formula="of:=TEXT([.H43]*10;&quot;####&quot;)" table:style-name="ce51"/>
          <table:table-cell office:value-type="string" office:string-value="" table:formula="of:=TEXT([.I43]/10;&quot;####&quot;)" table:style-name="ce51"/>
          <table:table-cell office:value-type="string" office:string-value="" table:formula="of:=TEXT([.J43]/10;&quot;####&quot;)" table:style-name="ce51"/>
          <table:table-cell office:value-type="string" office:string-value="" table:formula="of:=TEXT([.K43]/100;&quot;####&quot;)" table:style-name="ce51"/>
          <table:table-cell office:value-type="string" office:string-value="" table:formula="of:=TEXT([.L43]*10;&quot;####&quot;)" table:style-name="ce51"/>
          <table:table-cell office:value-type="string" office:string-value="" table:formula="of:=TEXT([.M43]/10;&quot;####&quot;)" table:style-name="ce51"/>
          <table:table-cell office:value-type="string" office:string-value="" table:formula="of:=TEXT([.N43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44]&amp;&quot;_&quot;&amp;[.AB44]&amp;[.AC44]&amp;[.AD44]&amp;[.AF44]&amp;[.AG44]&amp;[.AH44]&amp;[.AJ44]&amp;[.AK44]&amp;[.AL44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44]-[.D44]*[.E44])*[.C44]/2+[.C44]*[.D44]*[.E44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44]&lt;&gt;0;[.E44]*[.D44])" table:style-name="ce23">
            <text:p>FALSCH</text:p>
          </table:table-cell>
          <table:table-cell office:value-type="float" office:value="0" table:formula="of:=([.I44]-[.H44]*[.I44])*[.G44]/2+[.G44]*[.H44]*[.I44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44]&lt;&gt;0;[.I44]*[.H44])" table:style-name="ce23">
            <text:p>FALSCH</text:p>
          </table:table-cell>
          <table:table-cell office:value-type="float" office:value="0" table:formula="of:=([.M44]-[.L44]*[.M44])*[.K44]/2+[.K44]*[.L44]*[.M44]" table:style-name="ce37">
            <text:p>0</text:p>
          </table:table-cell>
          <table:table-cell table:style-name="ce1"/>
          <table:table-cell office:value-type="float" office:value="0" table:formula="of:=([.F44]+[.J44]+[.N44])*2" table:style-name="ce36">
            <text:p>0</text:p>
          </table:table-cell>
          <table:table-cell office:value-type="float" office:value="0" table:formula="of:=[.$K$3]/1000*9.81*2/([.$A$3]/1000000*[.$E$3]*[.$E$3]*[.P44])" table:style-name="ce37">
            <text:p>#DIV/0!</text:p>
          </table:table-cell>
          <table:table-cell table:style-name="ce1"/>
          <table:table-cell office:value-type="string" office:string-value="Fehler" table:formula="of:=IF([.C44]+[.G44]+[.K44]=[.$H$3]/2;&quot;Erfüllt&quot;;&quot;Fehler&quot;)" table:style-name="ce72">
            <text:p>Fehler</text:p>
          </table:table-cell>
          <table:table-cell office:value-type="string" office:string-value="Fehler" table:formula="of:=IF(MIN([.E44];[.I44];[.M44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44]-[.V44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44]&lt;&gt;0;[.X44]/[.Y44];&quot; &quot;)" table:style-name="ce37">
            <text:p><text:s/></text:p>
          </table:table-cell>
          <table:table-cell table:style-name="ce1"/>
          <table:table-cell office:value-type="string" office:string-value="" table:formula="of:=TEXT([.C44]/100;&quot;####&quot;)" table:style-name="ce55"/>
          <table:table-cell office:value-type="string" office:string-value="" table:formula="of:=TEXT([.D44]*10;&quot;####&quot;)" table:style-name="ce51"/>
          <table:table-cell office:value-type="string" office:string-value="" table:formula="of:=TEXT([.E44]/10;&quot;####&quot;)" table:style-name="ce51"/>
          <table:table-cell office:value-type="string" office:string-value="" table:formula="of:=TEXT([.F44]/10;&quot;####&quot;)" table:style-name="ce51"/>
          <table:table-cell office:value-type="string" office:string-value="" table:formula="of:=TEXT([.G44]/100;&quot;####&quot;)" table:style-name="ce51"/>
          <table:table-cell office:value-type="string" office:string-value="" table:formula="of:=TEXT([.H44]*10;&quot;####&quot;)" table:style-name="ce51"/>
          <table:table-cell office:value-type="string" office:string-value="" table:formula="of:=TEXT([.I44]/10;&quot;####&quot;)" table:style-name="ce51"/>
          <table:table-cell office:value-type="string" office:string-value="" table:formula="of:=TEXT([.J44]/10;&quot;####&quot;)" table:style-name="ce51"/>
          <table:table-cell office:value-type="string" office:string-value="" table:formula="of:=TEXT([.K44]/100;&quot;####&quot;)" table:style-name="ce51"/>
          <table:table-cell office:value-type="string" office:string-value="" table:formula="of:=TEXT([.L44]*10;&quot;####&quot;)" table:style-name="ce51"/>
          <table:table-cell office:value-type="string" office:string-value="" table:formula="of:=TEXT([.M44]/10;&quot;####&quot;)" table:style-name="ce51"/>
          <table:table-cell office:value-type="string" office:string-value="" table:formula="of:=TEXT([.N44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45]&amp;&quot;_&quot;&amp;[.AB45]&amp;[.AC45]&amp;[.AD45]&amp;[.AF45]&amp;[.AG45]&amp;[.AH45]&amp;[.AJ45]&amp;[.AK45]&amp;[.AL45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45]-[.D45]*[.E45])*[.C45]/2+[.C45]*[.D45]*[.E45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45]&lt;&gt;0;[.E45]*[.D45])" table:style-name="ce23">
            <text:p>FALSCH</text:p>
          </table:table-cell>
          <table:table-cell office:value-type="float" office:value="0" table:formula="of:=([.I45]-[.H45]*[.I45])*[.G45]/2+[.G45]*[.H45]*[.I45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45]&lt;&gt;0;[.I45]*[.H45])" table:style-name="ce23">
            <text:p>FALSCH</text:p>
          </table:table-cell>
          <table:table-cell office:value-type="float" office:value="0" table:formula="of:=([.M45]-[.L45]*[.M45])*[.K45]/2+[.K45]*[.L45]*[.M45]" table:style-name="ce37">
            <text:p>0</text:p>
          </table:table-cell>
          <table:table-cell table:style-name="ce1"/>
          <table:table-cell office:value-type="float" office:value="0" table:formula="of:=([.F45]+[.J45]+[.N45])*2" table:style-name="ce36">
            <text:p>0</text:p>
          </table:table-cell>
          <table:table-cell office:value-type="float" office:value="0" table:formula="of:=[.$K$3]/1000*9.81*2/([.$A$3]/1000000*[.$E$3]*[.$E$3]*[.P45])" table:style-name="ce37">
            <text:p>#DIV/0!</text:p>
          </table:table-cell>
          <table:table-cell table:style-name="ce1"/>
          <table:table-cell office:value-type="string" office:string-value="Fehler" table:formula="of:=IF([.C45]+[.G45]+[.K45]=[.$H$3]/2;&quot;Erfüllt&quot;;&quot;Fehler&quot;)" table:style-name="ce72">
            <text:p>Fehler</text:p>
          </table:table-cell>
          <table:table-cell office:value-type="string" office:string-value="Fehler" table:formula="of:=IF(MIN([.E45];[.I45];[.M45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45]-[.V45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45]&lt;&gt;0;[.X45]/[.Y45];&quot; &quot;)" table:style-name="ce37">
            <text:p><text:s/></text:p>
          </table:table-cell>
          <table:table-cell table:style-name="ce1"/>
          <table:table-cell office:value-type="string" office:string-value="" table:formula="of:=TEXT([.C45]/100;&quot;####&quot;)" table:style-name="ce55"/>
          <table:table-cell office:value-type="string" office:string-value="" table:formula="of:=TEXT([.D45]*10;&quot;####&quot;)" table:style-name="ce51"/>
          <table:table-cell office:value-type="string" office:string-value="" table:formula="of:=TEXT([.E45]/10;&quot;####&quot;)" table:style-name="ce51"/>
          <table:table-cell office:value-type="string" office:string-value="" table:formula="of:=TEXT([.F45]/10;&quot;####&quot;)" table:style-name="ce51"/>
          <table:table-cell office:value-type="string" office:string-value="" table:formula="of:=TEXT([.G45]/100;&quot;####&quot;)" table:style-name="ce51"/>
          <table:table-cell office:value-type="string" office:string-value="" table:formula="of:=TEXT([.H45]*10;&quot;####&quot;)" table:style-name="ce51"/>
          <table:table-cell office:value-type="string" office:string-value="" table:formula="of:=TEXT([.I45]/10;&quot;####&quot;)" table:style-name="ce51"/>
          <table:table-cell office:value-type="string" office:string-value="" table:formula="of:=TEXT([.J45]/10;&quot;####&quot;)" table:style-name="ce51"/>
          <table:table-cell office:value-type="string" office:string-value="" table:formula="of:=TEXT([.K45]/100;&quot;####&quot;)" table:style-name="ce51"/>
          <table:table-cell office:value-type="string" office:string-value="" table:formula="of:=TEXT([.L45]*10;&quot;####&quot;)" table:style-name="ce51"/>
          <table:table-cell office:value-type="string" office:string-value="" table:formula="of:=TEXT([.M45]/10;&quot;####&quot;)" table:style-name="ce51"/>
          <table:table-cell office:value-type="string" office:string-value="" table:formula="of:=TEXT([.N45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46]&amp;&quot;_&quot;&amp;[.AB46]&amp;[.AC46]&amp;[.AD46]&amp;[.AF46]&amp;[.AG46]&amp;[.AH46]&amp;[.AJ46]&amp;[.AK46]&amp;[.AL46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46]-[.D46]*[.E46])*[.C46]/2+[.C46]*[.D46]*[.E46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46]&lt;&gt;0;[.E46]*[.D46])" table:style-name="ce23">
            <text:p>FALSCH</text:p>
          </table:table-cell>
          <table:table-cell office:value-type="float" office:value="0" table:formula="of:=([.I46]-[.H46]*[.I46])*[.G46]/2+[.G46]*[.H46]*[.I46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46]&lt;&gt;0;[.I46]*[.H46])" table:style-name="ce23">
            <text:p>FALSCH</text:p>
          </table:table-cell>
          <table:table-cell office:value-type="float" office:value="0" table:formula="of:=([.M46]-[.L46]*[.M46])*[.K46]/2+[.K46]*[.L46]*[.M46]" table:style-name="ce37">
            <text:p>0</text:p>
          </table:table-cell>
          <table:table-cell table:style-name="ce1"/>
          <table:table-cell office:value-type="float" office:value="0" table:formula="of:=([.F46]+[.J46]+[.N46])*2" table:style-name="ce36">
            <text:p>0</text:p>
          </table:table-cell>
          <table:table-cell office:value-type="float" office:value="0" table:formula="of:=[.$K$3]/1000*9.81*2/([.$A$3]/1000000*[.$E$3]*[.$E$3]*[.P46])" table:style-name="ce37">
            <text:p>#DIV/0!</text:p>
          </table:table-cell>
          <table:table-cell table:style-name="ce1"/>
          <table:table-cell office:value-type="string" office:string-value="Fehler" table:formula="of:=IF([.C46]+[.G46]+[.K46]=[.$H$3]/2;&quot;Erfüllt&quot;;&quot;Fehler&quot;)" table:style-name="ce72">
            <text:p>Fehler</text:p>
          </table:table-cell>
          <table:table-cell office:value-type="string" office:string-value="Fehler" table:formula="of:=IF(MIN([.E46];[.I46];[.M46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46]-[.V46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46]&lt;&gt;0;[.X46]/[.Y46];&quot; &quot;)" table:style-name="ce37">
            <text:p><text:s/></text:p>
          </table:table-cell>
          <table:table-cell table:style-name="ce1"/>
          <table:table-cell office:value-type="string" office:string-value="" table:formula="of:=TEXT([.C46]/100;&quot;####&quot;)" table:style-name="ce55"/>
          <table:table-cell office:value-type="string" office:string-value="" table:formula="of:=TEXT([.D46]*10;&quot;####&quot;)" table:style-name="ce51"/>
          <table:table-cell office:value-type="string" office:string-value="" table:formula="of:=TEXT([.E46]/10;&quot;####&quot;)" table:style-name="ce51"/>
          <table:table-cell office:value-type="string" office:string-value="" table:formula="of:=TEXT([.F46]/10;&quot;####&quot;)" table:style-name="ce51"/>
          <table:table-cell office:value-type="string" office:string-value="" table:formula="of:=TEXT([.G46]/100;&quot;####&quot;)" table:style-name="ce51"/>
          <table:table-cell office:value-type="string" office:string-value="" table:formula="of:=TEXT([.H46]*10;&quot;####&quot;)" table:style-name="ce51"/>
          <table:table-cell office:value-type="string" office:string-value="" table:formula="of:=TEXT([.I46]/10;&quot;####&quot;)" table:style-name="ce51"/>
          <table:table-cell office:value-type="string" office:string-value="" table:formula="of:=TEXT([.J46]/10;&quot;####&quot;)" table:style-name="ce51"/>
          <table:table-cell office:value-type="string" office:string-value="" table:formula="of:=TEXT([.K46]/100;&quot;####&quot;)" table:style-name="ce51"/>
          <table:table-cell office:value-type="string" office:string-value="" table:formula="of:=TEXT([.L46]*10;&quot;####&quot;)" table:style-name="ce51"/>
          <table:table-cell office:value-type="string" office:string-value="" table:formula="of:=TEXT([.M46]/10;&quot;####&quot;)" table:style-name="ce51"/>
          <table:table-cell office:value-type="string" office:string-value="" table:formula="of:=TEXT([.N46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47]&amp;&quot;_&quot;&amp;[.AB47]&amp;[.AC47]&amp;[.AD47]&amp;[.AF47]&amp;[.AG47]&amp;[.AH47]&amp;[.AJ47]&amp;[.AK47]&amp;[.AL47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47]-[.D47]*[.E47])*[.C47]/2+[.C47]*[.D47]*[.E47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47]&lt;&gt;0;[.E47]*[.D47])" table:style-name="ce23">
            <text:p>FALSCH</text:p>
          </table:table-cell>
          <table:table-cell office:value-type="float" office:value="0" table:formula="of:=([.I47]-[.H47]*[.I47])*[.G47]/2+[.G47]*[.H47]*[.I47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47]&lt;&gt;0;[.I47]*[.H47])" table:style-name="ce23">
            <text:p>FALSCH</text:p>
          </table:table-cell>
          <table:table-cell office:value-type="float" office:value="0" table:formula="of:=([.M47]-[.L47]*[.M47])*[.K47]/2+[.K47]*[.L47]*[.M47]" table:style-name="ce37">
            <text:p>0</text:p>
          </table:table-cell>
          <table:table-cell table:style-name="ce1"/>
          <table:table-cell office:value-type="float" office:value="0" table:formula="of:=([.F47]+[.J47]+[.N47])*2" table:style-name="ce36">
            <text:p>0</text:p>
          </table:table-cell>
          <table:table-cell office:value-type="float" office:value="0" table:formula="of:=[.$K$3]/1000*9.81*2/([.$A$3]/1000000*[.$E$3]*[.$E$3]*[.P47])" table:style-name="ce37">
            <text:p>#DIV/0!</text:p>
          </table:table-cell>
          <table:table-cell table:style-name="ce1"/>
          <table:table-cell office:value-type="string" office:string-value="Fehler" table:formula="of:=IF([.C47]+[.G47]+[.K47]=[.$H$3]/2;&quot;Erfüllt&quot;;&quot;Fehler&quot;)" table:style-name="ce72">
            <text:p>Fehler</text:p>
          </table:table-cell>
          <table:table-cell office:value-type="string" office:string-value="Fehler" table:formula="of:=IF(MIN([.E47];[.I47];[.M47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47]-[.V47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47]&lt;&gt;0;[.X47]/[.Y47];&quot; &quot;)" table:style-name="ce37">
            <text:p><text:s/></text:p>
          </table:table-cell>
          <table:table-cell table:style-name="ce1"/>
          <table:table-cell office:value-type="string" office:string-value="" table:formula="of:=TEXT([.C47]/100;&quot;####&quot;)" table:style-name="ce55"/>
          <table:table-cell office:value-type="string" office:string-value="" table:formula="of:=TEXT([.D47]*10;&quot;####&quot;)" table:style-name="ce51"/>
          <table:table-cell office:value-type="string" office:string-value="" table:formula="of:=TEXT([.E47]/10;&quot;####&quot;)" table:style-name="ce51"/>
          <table:table-cell office:value-type="string" office:string-value="" table:formula="of:=TEXT([.F47]/10;&quot;####&quot;)" table:style-name="ce51"/>
          <table:table-cell office:value-type="string" office:string-value="" table:formula="of:=TEXT([.G47]/100;&quot;####&quot;)" table:style-name="ce51"/>
          <table:table-cell office:value-type="string" office:string-value="" table:formula="of:=TEXT([.H47]*10;&quot;####&quot;)" table:style-name="ce51"/>
          <table:table-cell office:value-type="string" office:string-value="" table:formula="of:=TEXT([.I47]/10;&quot;####&quot;)" table:style-name="ce51"/>
          <table:table-cell office:value-type="string" office:string-value="" table:formula="of:=TEXT([.J47]/10;&quot;####&quot;)" table:style-name="ce51"/>
          <table:table-cell office:value-type="string" office:string-value="" table:formula="of:=TEXT([.K47]/100;&quot;####&quot;)" table:style-name="ce51"/>
          <table:table-cell office:value-type="string" office:string-value="" table:formula="of:=TEXT([.L47]*10;&quot;####&quot;)" table:style-name="ce51"/>
          <table:table-cell office:value-type="string" office:string-value="" table:formula="of:=TEXT([.M47]/10;&quot;####&quot;)" table:style-name="ce51"/>
          <table:table-cell office:value-type="string" office:string-value="" table:formula="of:=TEXT([.N47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48]&amp;&quot;_&quot;&amp;[.AB48]&amp;[.AC48]&amp;[.AD48]&amp;[.AF48]&amp;[.AG48]&amp;[.AH48]&amp;[.AJ48]&amp;[.AK48]&amp;[.AL48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48]-[.D48]*[.E48])*[.C48]/2+[.C48]*[.D48]*[.E48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48]&lt;&gt;0;[.E48]*[.D48])" table:style-name="ce23">
            <text:p>FALSCH</text:p>
          </table:table-cell>
          <table:table-cell office:value-type="float" office:value="0" table:formula="of:=([.I48]-[.H48]*[.I48])*[.G48]/2+[.G48]*[.H48]*[.I48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48]&lt;&gt;0;[.I48]*[.H48])" table:style-name="ce23">
            <text:p>FALSCH</text:p>
          </table:table-cell>
          <table:table-cell office:value-type="float" office:value="0" table:formula="of:=([.M48]-[.L48]*[.M48])*[.K48]/2+[.K48]*[.L48]*[.M48]" table:style-name="ce37">
            <text:p>0</text:p>
          </table:table-cell>
          <table:table-cell table:style-name="ce1"/>
          <table:table-cell office:value-type="float" office:value="0" table:formula="of:=([.F48]+[.J48]+[.N48])*2" table:style-name="ce36">
            <text:p>0</text:p>
          </table:table-cell>
          <table:table-cell office:value-type="float" office:value="0" table:formula="of:=[.$K$3]/1000*9.81*2/([.$A$3]/1000000*[.$E$3]*[.$E$3]*[.P48])" table:style-name="ce37">
            <text:p>#DIV/0!</text:p>
          </table:table-cell>
          <table:table-cell table:style-name="ce1"/>
          <table:table-cell office:value-type="string" office:string-value="Fehler" table:formula="of:=IF([.C48]+[.G48]+[.K48]=[.$H$3]/2;&quot;Erfüllt&quot;;&quot;Fehler&quot;)" table:style-name="ce72">
            <text:p>Fehler</text:p>
          </table:table-cell>
          <table:table-cell office:value-type="string" office:string-value="Fehler" table:formula="of:=IF(MIN([.E48];[.I48];[.M48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48]-[.V48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48]&lt;&gt;0;[.X48]/[.Y48];&quot; &quot;)" table:style-name="ce37">
            <text:p><text:s/></text:p>
          </table:table-cell>
          <table:table-cell table:style-name="ce1"/>
          <table:table-cell office:value-type="string" office:string-value="" table:formula="of:=TEXT([.C48]/100;&quot;####&quot;)" table:style-name="ce55"/>
          <table:table-cell office:value-type="string" office:string-value="" table:formula="of:=TEXT([.D48]*10;&quot;####&quot;)" table:style-name="ce51"/>
          <table:table-cell office:value-type="string" office:string-value="" table:formula="of:=TEXT([.E48]/10;&quot;####&quot;)" table:style-name="ce51"/>
          <table:table-cell office:value-type="string" office:string-value="" table:formula="of:=TEXT([.F48]/10;&quot;####&quot;)" table:style-name="ce51"/>
          <table:table-cell office:value-type="string" office:string-value="" table:formula="of:=TEXT([.G48]/100;&quot;####&quot;)" table:style-name="ce51"/>
          <table:table-cell office:value-type="string" office:string-value="" table:formula="of:=TEXT([.H48]*10;&quot;####&quot;)" table:style-name="ce51"/>
          <table:table-cell office:value-type="string" office:string-value="" table:formula="of:=TEXT([.I48]/10;&quot;####&quot;)" table:style-name="ce51"/>
          <table:table-cell office:value-type="string" office:string-value="" table:formula="of:=TEXT([.J48]/10;&quot;####&quot;)" table:style-name="ce51"/>
          <table:table-cell office:value-type="string" office:string-value="" table:formula="of:=TEXT([.K48]/100;&quot;####&quot;)" table:style-name="ce51"/>
          <table:table-cell office:value-type="string" office:string-value="" table:formula="of:=TEXT([.L48]*10;&quot;####&quot;)" table:style-name="ce51"/>
          <table:table-cell office:value-type="string" office:string-value="" table:formula="of:=TEXT([.M48]/10;&quot;####&quot;)" table:style-name="ce51"/>
          <table:table-cell office:value-type="string" office:string-value="" table:formula="of:=TEXT([.N48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49]&amp;&quot;_&quot;&amp;[.AB49]&amp;[.AC49]&amp;[.AD49]&amp;[.AF49]&amp;[.AG49]&amp;[.AH49]&amp;[.AJ49]&amp;[.AK49]&amp;[.AL49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49]-[.D49]*[.E49])*[.C49]/2+[.C49]*[.D49]*[.E49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49]&lt;&gt;0;[.E49]*[.D49])" table:style-name="ce23">
            <text:p>FALSCH</text:p>
          </table:table-cell>
          <table:table-cell office:value-type="float" office:value="0" table:formula="of:=([.I49]-[.H49]*[.I49])*[.G49]/2+[.G49]*[.H49]*[.I49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49]&lt;&gt;0;[.I49]*[.H49])" table:style-name="ce23">
            <text:p>FALSCH</text:p>
          </table:table-cell>
          <table:table-cell office:value-type="float" office:value="0" table:formula="of:=([.M49]-[.L49]*[.M49])*[.K49]/2+[.K49]*[.L49]*[.M49]" table:style-name="ce37">
            <text:p>0</text:p>
          </table:table-cell>
          <table:table-cell table:style-name="ce1"/>
          <table:table-cell office:value-type="float" office:value="0" table:formula="of:=([.F49]+[.J49]+[.N49])*2" table:style-name="ce36">
            <text:p>0</text:p>
          </table:table-cell>
          <table:table-cell office:value-type="float" office:value="0" table:formula="of:=[.$K$3]/1000*9.81*2/([.$A$3]/1000000*[.$E$3]*[.$E$3]*[.P49])" table:style-name="ce37">
            <text:p>#DIV/0!</text:p>
          </table:table-cell>
          <table:table-cell table:style-name="ce1"/>
          <table:table-cell office:value-type="string" office:string-value="Fehler" table:formula="of:=IF([.C49]+[.G49]+[.K49]=[.$H$3]/2;&quot;Erfüllt&quot;;&quot;Fehler&quot;)" table:style-name="ce72">
            <text:p>Fehler</text:p>
          </table:table-cell>
          <table:table-cell office:value-type="string" office:string-value="Fehler" table:formula="of:=IF(MIN([.E49];[.I49];[.M49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49]-[.V49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49]&lt;&gt;0;[.X49]/[.Y49];&quot; &quot;)" table:style-name="ce37">
            <text:p><text:s/></text:p>
          </table:table-cell>
          <table:table-cell table:style-name="ce1"/>
          <table:table-cell office:value-type="string" office:string-value="" table:formula="of:=TEXT([.C49]/100;&quot;####&quot;)" table:style-name="ce55"/>
          <table:table-cell office:value-type="string" office:string-value="" table:formula="of:=TEXT([.D49]*10;&quot;####&quot;)" table:style-name="ce51"/>
          <table:table-cell office:value-type="string" office:string-value="" table:formula="of:=TEXT([.E49]/10;&quot;####&quot;)" table:style-name="ce51"/>
          <table:table-cell office:value-type="string" office:string-value="" table:formula="of:=TEXT([.F49]/10;&quot;####&quot;)" table:style-name="ce51"/>
          <table:table-cell office:value-type="string" office:string-value="" table:formula="of:=TEXT([.G49]/100;&quot;####&quot;)" table:style-name="ce51"/>
          <table:table-cell office:value-type="string" office:string-value="" table:formula="of:=TEXT([.H49]*10;&quot;####&quot;)" table:style-name="ce51"/>
          <table:table-cell office:value-type="string" office:string-value="" table:formula="of:=TEXT([.I49]/10;&quot;####&quot;)" table:style-name="ce51"/>
          <table:table-cell office:value-type="string" office:string-value="" table:formula="of:=TEXT([.J49]/10;&quot;####&quot;)" table:style-name="ce51"/>
          <table:table-cell office:value-type="string" office:string-value="" table:formula="of:=TEXT([.K49]/100;&quot;####&quot;)" table:style-name="ce51"/>
          <table:table-cell office:value-type="string" office:string-value="" table:formula="of:=TEXT([.L49]*10;&quot;####&quot;)" table:style-name="ce51"/>
          <table:table-cell office:value-type="string" office:string-value="" table:formula="of:=TEXT([.M49]/10;&quot;####&quot;)" table:style-name="ce51"/>
          <table:table-cell office:value-type="string" office:string-value="" table:formula="of:=TEXT([.N49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50]&amp;&quot;_&quot;&amp;[.AB50]&amp;[.AC50]&amp;[.AD50]&amp;[.AF50]&amp;[.AG50]&amp;[.AH50]&amp;[.AJ50]&amp;[.AK50]&amp;[.AL50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50]-[.D50]*[.E50])*[.C50]/2+[.C50]*[.D50]*[.E50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50]&lt;&gt;0;[.E50]*[.D50])" table:style-name="ce23">
            <text:p>FALSCH</text:p>
          </table:table-cell>
          <table:table-cell office:value-type="float" office:value="0" table:formula="of:=([.I50]-[.H50]*[.I50])*[.G50]/2+[.G50]*[.H50]*[.I50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50]&lt;&gt;0;[.I50]*[.H50])" table:style-name="ce23">
            <text:p>FALSCH</text:p>
          </table:table-cell>
          <table:table-cell office:value-type="float" office:value="0" table:formula="of:=([.M50]-[.L50]*[.M50])*[.K50]/2+[.K50]*[.L50]*[.M50]" table:style-name="ce37">
            <text:p>0</text:p>
          </table:table-cell>
          <table:table-cell table:style-name="ce1"/>
          <table:table-cell office:value-type="float" office:value="0" table:formula="of:=([.F50]+[.J50]+[.N50])*2" table:style-name="ce36">
            <text:p>0</text:p>
          </table:table-cell>
          <table:table-cell office:value-type="float" office:value="0" table:formula="of:=[.$K$3]/1000*9.81*2/([.$A$3]/1000000*[.$E$3]*[.$E$3]*[.P50])" table:style-name="ce37">
            <text:p>#DIV/0!</text:p>
          </table:table-cell>
          <table:table-cell table:style-name="ce1"/>
          <table:table-cell office:value-type="string" office:string-value="Fehler" table:formula="of:=IF([.C50]+[.G50]+[.K50]=[.$H$3]/2;&quot;Erfüllt&quot;;&quot;Fehler&quot;)" table:style-name="ce72">
            <text:p>Fehler</text:p>
          </table:table-cell>
          <table:table-cell office:value-type="string" office:string-value="Fehler" table:formula="of:=IF(MIN([.E50];[.I50];[.M50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50]-[.V50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50]&lt;&gt;0;[.X50]/[.Y50];&quot; &quot;)" table:style-name="ce37">
            <text:p><text:s/></text:p>
          </table:table-cell>
          <table:table-cell table:style-name="ce1"/>
          <table:table-cell office:value-type="string" office:string-value="" table:formula="of:=TEXT([.C50]/100;&quot;####&quot;)" table:style-name="ce55"/>
          <table:table-cell office:value-type="string" office:string-value="" table:formula="of:=TEXT([.D50]*10;&quot;####&quot;)" table:style-name="ce51"/>
          <table:table-cell office:value-type="string" office:string-value="" table:formula="of:=TEXT([.E50]/10;&quot;####&quot;)" table:style-name="ce51"/>
          <table:table-cell office:value-type="string" office:string-value="" table:formula="of:=TEXT([.F50]/10;&quot;####&quot;)" table:style-name="ce51"/>
          <table:table-cell office:value-type="string" office:string-value="" table:formula="of:=TEXT([.G50]/100;&quot;####&quot;)" table:style-name="ce51"/>
          <table:table-cell office:value-type="string" office:string-value="" table:formula="of:=TEXT([.H50]*10;&quot;####&quot;)" table:style-name="ce51"/>
          <table:table-cell office:value-type="string" office:string-value="" table:formula="of:=TEXT([.I50]/10;&quot;####&quot;)" table:style-name="ce51"/>
          <table:table-cell office:value-type="string" office:string-value="" table:formula="of:=TEXT([.J50]/10;&quot;####&quot;)" table:style-name="ce51"/>
          <table:table-cell office:value-type="string" office:string-value="" table:formula="of:=TEXT([.K50]/100;&quot;####&quot;)" table:style-name="ce51"/>
          <table:table-cell office:value-type="string" office:string-value="" table:formula="of:=TEXT([.L50]*10;&quot;####&quot;)" table:style-name="ce51"/>
          <table:table-cell office:value-type="string" office:string-value="" table:formula="of:=TEXT([.M50]/10;&quot;####&quot;)" table:style-name="ce51"/>
          <table:table-cell office:value-type="string" office:string-value="" table:formula="of:=TEXT([.N50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51]&amp;&quot;_&quot;&amp;[.AB51]&amp;[.AC51]&amp;[.AD51]&amp;[.AF51]&amp;[.AG51]&amp;[.AH51]&amp;[.AJ51]&amp;[.AK51]&amp;[.AL51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51]-[.D51]*[.E51])*[.C51]/2+[.C51]*[.D51]*[.E51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51]&lt;&gt;0;[.E51]*[.D51])" table:style-name="ce23">
            <text:p>FALSCH</text:p>
          </table:table-cell>
          <table:table-cell office:value-type="float" office:value="0" table:formula="of:=([.I51]-[.H51]*[.I51])*[.G51]/2+[.G51]*[.H51]*[.I51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51]&lt;&gt;0;[.I51]*[.H51])" table:style-name="ce23">
            <text:p>FALSCH</text:p>
          </table:table-cell>
          <table:table-cell office:value-type="float" office:value="0" table:formula="of:=([.M51]-[.L51]*[.M51])*[.K51]/2+[.K51]*[.L51]*[.M51]" table:style-name="ce37">
            <text:p>0</text:p>
          </table:table-cell>
          <table:table-cell table:style-name="ce1"/>
          <table:table-cell office:value-type="float" office:value="0" table:formula="of:=([.F51]+[.J51]+[.N51])*2" table:style-name="ce36">
            <text:p>0</text:p>
          </table:table-cell>
          <table:table-cell office:value-type="float" office:value="0" table:formula="of:=[.$K$3]/1000*9.81*2/([.$A$3]/1000000*[.$E$3]*[.$E$3]*[.P51])" table:style-name="ce37">
            <text:p>#DIV/0!</text:p>
          </table:table-cell>
          <table:table-cell table:style-name="ce1"/>
          <table:table-cell office:value-type="string" office:string-value="Fehler" table:formula="of:=IF([.C51]+[.G51]+[.K51]=[.$H$3]/2;&quot;Erfüllt&quot;;&quot;Fehler&quot;)" table:style-name="ce72">
            <text:p>Fehler</text:p>
          </table:table-cell>
          <table:table-cell office:value-type="string" office:string-value="Fehler" table:formula="of:=IF(MIN([.E51];[.I51];[.M51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51]-[.V51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51]&lt;&gt;0;[.X51]/[.Y51];&quot; &quot;)" table:style-name="ce37">
            <text:p><text:s/></text:p>
          </table:table-cell>
          <table:table-cell table:style-name="ce1"/>
          <table:table-cell office:value-type="string" office:string-value="" table:formula="of:=TEXT([.C51]/100;&quot;####&quot;)" table:style-name="ce55"/>
          <table:table-cell office:value-type="string" office:string-value="" table:formula="of:=TEXT([.D51]*10;&quot;####&quot;)" table:style-name="ce51"/>
          <table:table-cell office:value-type="string" office:string-value="" table:formula="of:=TEXT([.E51]/10;&quot;####&quot;)" table:style-name="ce51"/>
          <table:table-cell office:value-type="string" office:string-value="" table:formula="of:=TEXT([.F51]/10;&quot;####&quot;)" table:style-name="ce51"/>
          <table:table-cell office:value-type="string" office:string-value="" table:formula="of:=TEXT([.G51]/100;&quot;####&quot;)" table:style-name="ce51"/>
          <table:table-cell office:value-type="string" office:string-value="" table:formula="of:=TEXT([.H51]*10;&quot;####&quot;)" table:style-name="ce51"/>
          <table:table-cell office:value-type="string" office:string-value="" table:formula="of:=TEXT([.I51]/10;&quot;####&quot;)" table:style-name="ce51"/>
          <table:table-cell office:value-type="string" office:string-value="" table:formula="of:=TEXT([.J51]/10;&quot;####&quot;)" table:style-name="ce51"/>
          <table:table-cell office:value-type="string" office:string-value="" table:formula="of:=TEXT([.K51]/100;&quot;####&quot;)" table:style-name="ce51"/>
          <table:table-cell office:value-type="string" office:string-value="" table:formula="of:=TEXT([.L51]*10;&quot;####&quot;)" table:style-name="ce51"/>
          <table:table-cell office:value-type="string" office:string-value="" table:formula="of:=TEXT([.M51]/10;&quot;####&quot;)" table:style-name="ce51"/>
          <table:table-cell office:value-type="string" office:string-value="" table:formula="of:=TEXT([.N51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52]&amp;&quot;_&quot;&amp;[.AB52]&amp;[.AC52]&amp;[.AD52]&amp;[.AF52]&amp;[.AG52]&amp;[.AH52]&amp;[.AJ52]&amp;[.AK52]&amp;[.AL52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52]-[.D52]*[.E52])*[.C52]/2+[.C52]*[.D52]*[.E52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52]&lt;&gt;0;[.E52]*[.D52])" table:style-name="ce23">
            <text:p>FALSCH</text:p>
          </table:table-cell>
          <table:table-cell office:value-type="float" office:value="0" table:formula="of:=([.I52]-[.H52]*[.I52])*[.G52]/2+[.G52]*[.H52]*[.I52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52]&lt;&gt;0;[.I52]*[.H52])" table:style-name="ce23">
            <text:p>FALSCH</text:p>
          </table:table-cell>
          <table:table-cell office:value-type="float" office:value="0" table:formula="of:=([.M52]-[.L52]*[.M52])*[.K52]/2+[.K52]*[.L52]*[.M52]" table:style-name="ce37">
            <text:p>0</text:p>
          </table:table-cell>
          <table:table-cell table:style-name="ce1"/>
          <table:table-cell office:value-type="float" office:value="0" table:formula="of:=([.F52]+[.J52]+[.N52])*2" table:style-name="ce36">
            <text:p>0</text:p>
          </table:table-cell>
          <table:table-cell office:value-type="float" office:value="0" table:formula="of:=[.$K$3]/1000*9.81*2/([.$A$3]/1000000*[.$E$3]*[.$E$3]*[.P52])" table:style-name="ce37">
            <text:p>#DIV/0!</text:p>
          </table:table-cell>
          <table:table-cell table:style-name="ce1"/>
          <table:table-cell office:value-type="string" office:string-value="Fehler" table:formula="of:=IF([.C52]+[.G52]+[.K52]=[.$H$3]/2;&quot;Erfüllt&quot;;&quot;Fehler&quot;)" table:style-name="ce72">
            <text:p>Fehler</text:p>
          </table:table-cell>
          <table:table-cell office:value-type="string" office:string-value="Fehler" table:formula="of:=IF(MIN([.E52];[.I52];[.M52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52]-[.V52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52]&lt;&gt;0;[.X52]/[.Y52];&quot; &quot;)" table:style-name="ce37">
            <text:p><text:s/></text:p>
          </table:table-cell>
          <table:table-cell table:style-name="ce1"/>
          <table:table-cell office:value-type="string" office:string-value="" table:formula="of:=TEXT([.C52]/100;&quot;####&quot;)" table:style-name="ce55"/>
          <table:table-cell office:value-type="string" office:string-value="" table:formula="of:=TEXT([.D52]*10;&quot;####&quot;)" table:style-name="ce51"/>
          <table:table-cell office:value-type="string" office:string-value="" table:formula="of:=TEXT([.E52]/10;&quot;####&quot;)" table:style-name="ce51"/>
          <table:table-cell office:value-type="string" office:string-value="" table:formula="of:=TEXT([.F52]/10;&quot;####&quot;)" table:style-name="ce51"/>
          <table:table-cell office:value-type="string" office:string-value="" table:formula="of:=TEXT([.G52]/100;&quot;####&quot;)" table:style-name="ce51"/>
          <table:table-cell office:value-type="string" office:string-value="" table:formula="of:=TEXT([.H52]*10;&quot;####&quot;)" table:style-name="ce51"/>
          <table:table-cell office:value-type="string" office:string-value="" table:formula="of:=TEXT([.I52]/10;&quot;####&quot;)" table:style-name="ce51"/>
          <table:table-cell office:value-type="string" office:string-value="" table:formula="of:=TEXT([.J52]/10;&quot;####&quot;)" table:style-name="ce51"/>
          <table:table-cell office:value-type="string" office:string-value="" table:formula="of:=TEXT([.K52]/100;&quot;####&quot;)" table:style-name="ce51"/>
          <table:table-cell office:value-type="string" office:string-value="" table:formula="of:=TEXT([.L52]*10;&quot;####&quot;)" table:style-name="ce51"/>
          <table:table-cell office:value-type="string" office:string-value="" table:formula="of:=TEXT([.M52]/10;&quot;####&quot;)" table:style-name="ce51"/>
          <table:table-cell office:value-type="string" office:string-value="" table:formula="of:=TEXT([.N52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53]&amp;&quot;_&quot;&amp;[.AB53]&amp;[.AC53]&amp;[.AD53]&amp;[.AF53]&amp;[.AG53]&amp;[.AH53]&amp;[.AJ53]&amp;[.AK53]&amp;[.AL53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53]-[.D53]*[.E53])*[.C53]/2+[.C53]*[.D53]*[.E53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53]&lt;&gt;0;[.E53]*[.D53])" table:style-name="ce23">
            <text:p>FALSCH</text:p>
          </table:table-cell>
          <table:table-cell office:value-type="float" office:value="0" table:formula="of:=([.I53]-[.H53]*[.I53])*[.G53]/2+[.G53]*[.H53]*[.I53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53]&lt;&gt;0;[.I53]*[.H53])" table:style-name="ce23">
            <text:p>FALSCH</text:p>
          </table:table-cell>
          <table:table-cell office:value-type="float" office:value="0" table:formula="of:=([.M53]-[.L53]*[.M53])*[.K53]/2+[.K53]*[.L53]*[.M53]" table:style-name="ce37">
            <text:p>0</text:p>
          </table:table-cell>
          <table:table-cell table:style-name="ce1"/>
          <table:table-cell office:value-type="float" office:value="0" table:formula="of:=([.F53]+[.J53]+[.N53])*2" table:style-name="ce36">
            <text:p>0</text:p>
          </table:table-cell>
          <table:table-cell office:value-type="float" office:value="0" table:formula="of:=[.$K$3]/1000*9.81*2/([.$A$3]/1000000*[.$E$3]*[.$E$3]*[.P53])" table:style-name="ce37">
            <text:p>#DIV/0!</text:p>
          </table:table-cell>
          <table:table-cell table:style-name="ce1"/>
          <table:table-cell office:value-type="string" office:string-value="Fehler" table:formula="of:=IF([.C53]+[.G53]+[.K53]=[.$H$3]/2;&quot;Erfüllt&quot;;&quot;Fehler&quot;)" table:style-name="ce72">
            <text:p>Fehler</text:p>
          </table:table-cell>
          <table:table-cell office:value-type="string" office:string-value="Fehler" table:formula="of:=IF(MIN([.E53];[.I53];[.M53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53]-[.V53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53]&lt;&gt;0;[.X53]/[.Y53];&quot; &quot;)" table:style-name="ce37">
            <text:p><text:s/></text:p>
          </table:table-cell>
          <table:table-cell table:style-name="ce1"/>
          <table:table-cell office:value-type="string" office:string-value="" table:formula="of:=TEXT([.C53]/100;&quot;####&quot;)" table:style-name="ce55"/>
          <table:table-cell office:value-type="string" office:string-value="" table:formula="of:=TEXT([.D53]*10;&quot;####&quot;)" table:style-name="ce51"/>
          <table:table-cell office:value-type="string" office:string-value="" table:formula="of:=TEXT([.E53]/10;&quot;####&quot;)" table:style-name="ce51"/>
          <table:table-cell office:value-type="string" office:string-value="" table:formula="of:=TEXT([.F53]/10;&quot;####&quot;)" table:style-name="ce51"/>
          <table:table-cell office:value-type="string" office:string-value="" table:formula="of:=TEXT([.G53]/100;&quot;####&quot;)" table:style-name="ce51"/>
          <table:table-cell office:value-type="string" office:string-value="" table:formula="of:=TEXT([.H53]*10;&quot;####&quot;)" table:style-name="ce51"/>
          <table:table-cell office:value-type="string" office:string-value="" table:formula="of:=TEXT([.I53]/10;&quot;####&quot;)" table:style-name="ce51"/>
          <table:table-cell office:value-type="string" office:string-value="" table:formula="of:=TEXT([.J53]/10;&quot;####&quot;)" table:style-name="ce51"/>
          <table:table-cell office:value-type="string" office:string-value="" table:formula="of:=TEXT([.K53]/100;&quot;####&quot;)" table:style-name="ce51"/>
          <table:table-cell office:value-type="string" office:string-value="" table:formula="of:=TEXT([.L53]*10;&quot;####&quot;)" table:style-name="ce51"/>
          <table:table-cell office:value-type="string" office:string-value="" table:formula="of:=TEXT([.M53]/10;&quot;####&quot;)" table:style-name="ce51"/>
          <table:table-cell office:value-type="string" office:string-value="" table:formula="of:=TEXT([.N53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54]&amp;&quot;_&quot;&amp;[.AB54]&amp;[.AC54]&amp;[.AD54]&amp;[.AF54]&amp;[.AG54]&amp;[.AH54]&amp;[.AJ54]&amp;[.AK54]&amp;[.AL54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54]-[.D54]*[.E54])*[.C54]/2+[.C54]*[.D54]*[.E54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54]&lt;&gt;0;[.E54]*[.D54])" table:style-name="ce23">
            <text:p>FALSCH</text:p>
          </table:table-cell>
          <table:table-cell office:value-type="float" office:value="0" table:formula="of:=([.I54]-[.H54]*[.I54])*[.G54]/2+[.G54]*[.H54]*[.I54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54]&lt;&gt;0;[.I54]*[.H54])" table:style-name="ce23">
            <text:p>FALSCH</text:p>
          </table:table-cell>
          <table:table-cell office:value-type="float" office:value="0" table:formula="of:=([.M54]-[.L54]*[.M54])*[.K54]/2+[.K54]*[.L54]*[.M54]" table:style-name="ce37">
            <text:p>0</text:p>
          </table:table-cell>
          <table:table-cell table:style-name="ce1"/>
          <table:table-cell office:value-type="float" office:value="0" table:formula="of:=([.F54]+[.J54]+[.N54])*2" table:style-name="ce36">
            <text:p>0</text:p>
          </table:table-cell>
          <table:table-cell office:value-type="float" office:value="0" table:formula="of:=[.$K$3]/1000*9.81*2/([.$A$3]/1000000*[.$E$3]*[.$E$3]*[.P54])" table:style-name="ce37">
            <text:p>#DIV/0!</text:p>
          </table:table-cell>
          <table:table-cell table:style-name="ce1"/>
          <table:table-cell office:value-type="string" office:string-value="Fehler" table:formula="of:=IF([.C54]+[.G54]+[.K54]=[.$H$3]/2;&quot;Erfüllt&quot;;&quot;Fehler&quot;)" table:style-name="ce72">
            <text:p>Fehler</text:p>
          </table:table-cell>
          <table:table-cell office:value-type="string" office:string-value="Fehler" table:formula="of:=IF(MIN([.E54];[.I54];[.M54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54]-[.V54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54]&lt;&gt;0;[.X54]/[.Y54];&quot; &quot;)" table:style-name="ce37">
            <text:p><text:s/></text:p>
          </table:table-cell>
          <table:table-cell table:style-name="ce1"/>
          <table:table-cell office:value-type="string" office:string-value="" table:formula="of:=TEXT([.C54]/100;&quot;####&quot;)" table:style-name="ce55"/>
          <table:table-cell office:value-type="string" office:string-value="" table:formula="of:=TEXT([.D54]*10;&quot;####&quot;)" table:style-name="ce51"/>
          <table:table-cell office:value-type="string" office:string-value="" table:formula="of:=TEXT([.E54]/10;&quot;####&quot;)" table:style-name="ce51"/>
          <table:table-cell office:value-type="string" office:string-value="" table:formula="of:=TEXT([.F54]/10;&quot;####&quot;)" table:style-name="ce51"/>
          <table:table-cell office:value-type="string" office:string-value="" table:formula="of:=TEXT([.G54]/100;&quot;####&quot;)" table:style-name="ce51"/>
          <table:table-cell office:value-type="string" office:string-value="" table:formula="of:=TEXT([.H54]*10;&quot;####&quot;)" table:style-name="ce51"/>
          <table:table-cell office:value-type="string" office:string-value="" table:formula="of:=TEXT([.I54]/10;&quot;####&quot;)" table:style-name="ce51"/>
          <table:table-cell office:value-type="string" office:string-value="" table:formula="of:=TEXT([.J54]/10;&quot;####&quot;)" table:style-name="ce51"/>
          <table:table-cell office:value-type="string" office:string-value="" table:formula="of:=TEXT([.K54]/100;&quot;####&quot;)" table:style-name="ce51"/>
          <table:table-cell office:value-type="string" office:string-value="" table:formula="of:=TEXT([.L54]*10;&quot;####&quot;)" table:style-name="ce51"/>
          <table:table-cell office:value-type="string" office:string-value="" table:formula="of:=TEXT([.M54]/10;&quot;####&quot;)" table:style-name="ce51"/>
          <table:table-cell office:value-type="string" office:string-value="" table:formula="of:=TEXT([.N54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55]&amp;&quot;_&quot;&amp;[.AB55]&amp;[.AC55]&amp;[.AD55]&amp;[.AF55]&amp;[.AG55]&amp;[.AH55]&amp;[.AJ55]&amp;[.AK55]&amp;[.AL55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55]-[.D55]*[.E55])*[.C55]/2+[.C55]*[.D55]*[.E55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55]&lt;&gt;0;[.E55]*[.D55])" table:style-name="ce23">
            <text:p>FALSCH</text:p>
          </table:table-cell>
          <table:table-cell office:value-type="float" office:value="0" table:formula="of:=([.I55]-[.H55]*[.I55])*[.G55]/2+[.G55]*[.H55]*[.I55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55]&lt;&gt;0;[.I55]*[.H55])" table:style-name="ce23">
            <text:p>FALSCH</text:p>
          </table:table-cell>
          <table:table-cell office:value-type="float" office:value="0" table:formula="of:=([.M55]-[.L55]*[.M55])*[.K55]/2+[.K55]*[.L55]*[.M55]" table:style-name="ce37">
            <text:p>0</text:p>
          </table:table-cell>
          <table:table-cell table:style-name="ce1"/>
          <table:table-cell office:value-type="float" office:value="0" table:formula="of:=([.F55]+[.J55]+[.N55])*2" table:style-name="ce36">
            <text:p>0</text:p>
          </table:table-cell>
          <table:table-cell office:value-type="float" office:value="0" table:formula="of:=[.$K$3]/1000*9.81*2/([.$A$3]/1000000*[.$E$3]*[.$E$3]*[.P55])" table:style-name="ce37">
            <text:p>#DIV/0!</text:p>
          </table:table-cell>
          <table:table-cell table:style-name="ce1"/>
          <table:table-cell office:value-type="string" office:string-value="Fehler" table:formula="of:=IF([.C55]+[.G55]+[.K55]=[.$H$3]/2;&quot;Erfüllt&quot;;&quot;Fehler&quot;)" table:style-name="ce72">
            <text:p>Fehler</text:p>
          </table:table-cell>
          <table:table-cell office:value-type="string" office:string-value="Fehler" table:formula="of:=IF(MIN([.E55];[.I55];[.M55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55]-[.V55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55]&lt;&gt;0;[.X55]/[.Y55];&quot; &quot;)" table:style-name="ce37">
            <text:p><text:s/></text:p>
          </table:table-cell>
          <table:table-cell table:style-name="ce1"/>
          <table:table-cell office:value-type="string" office:string-value="" table:formula="of:=TEXT([.C55]/100;&quot;####&quot;)" table:style-name="ce55"/>
          <table:table-cell office:value-type="string" office:string-value="" table:formula="of:=TEXT([.D55]*10;&quot;####&quot;)" table:style-name="ce51"/>
          <table:table-cell office:value-type="string" office:string-value="" table:formula="of:=TEXT([.E55]/10;&quot;####&quot;)" table:style-name="ce51"/>
          <table:table-cell office:value-type="string" office:string-value="" table:formula="of:=TEXT([.F55]/10;&quot;####&quot;)" table:style-name="ce51"/>
          <table:table-cell office:value-type="string" office:string-value="" table:formula="of:=TEXT([.G55]/100;&quot;####&quot;)" table:style-name="ce51"/>
          <table:table-cell office:value-type="string" office:string-value="" table:formula="of:=TEXT([.H55]*10;&quot;####&quot;)" table:style-name="ce51"/>
          <table:table-cell office:value-type="string" office:string-value="" table:formula="of:=TEXT([.I55]/10;&quot;####&quot;)" table:style-name="ce51"/>
          <table:table-cell office:value-type="string" office:string-value="" table:formula="of:=TEXT([.J55]/10;&quot;####&quot;)" table:style-name="ce51"/>
          <table:table-cell office:value-type="string" office:string-value="" table:formula="of:=TEXT([.K55]/100;&quot;####&quot;)" table:style-name="ce51"/>
          <table:table-cell office:value-type="string" office:string-value="" table:formula="of:=TEXT([.L55]*10;&quot;####&quot;)" table:style-name="ce51"/>
          <table:table-cell office:value-type="string" office:string-value="" table:formula="of:=TEXT([.M55]/10;&quot;####&quot;)" table:style-name="ce51"/>
          <table:table-cell office:value-type="string" office:string-value="" table:formula="of:=TEXT([.N55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56]&amp;&quot;_&quot;&amp;[.AB56]&amp;[.AC56]&amp;[.AD56]&amp;[.AF56]&amp;[.AG56]&amp;[.AH56]&amp;[.AJ56]&amp;[.AK56]&amp;[.AL56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56]-[.D56]*[.E56])*[.C56]/2+[.C56]*[.D56]*[.E56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56]&lt;&gt;0;[.E56]*[.D56])" table:style-name="ce23">
            <text:p>FALSCH</text:p>
          </table:table-cell>
          <table:table-cell office:value-type="float" office:value="0" table:formula="of:=([.I56]-[.H56]*[.I56])*[.G56]/2+[.G56]*[.H56]*[.I56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56]&lt;&gt;0;[.I56]*[.H56])" table:style-name="ce23">
            <text:p>FALSCH</text:p>
          </table:table-cell>
          <table:table-cell office:value-type="float" office:value="0" table:formula="of:=([.M56]-[.L56]*[.M56])*[.K56]/2+[.K56]*[.L56]*[.M56]" table:style-name="ce37">
            <text:p>0</text:p>
          </table:table-cell>
          <table:table-cell table:style-name="ce1"/>
          <table:table-cell office:value-type="float" office:value="0" table:formula="of:=([.F56]+[.J56]+[.N56])*2" table:style-name="ce36">
            <text:p>0</text:p>
          </table:table-cell>
          <table:table-cell office:value-type="float" office:value="0" table:formula="of:=[.$K$3]/1000*9.81*2/([.$A$3]/1000000*[.$E$3]*[.$E$3]*[.P56])" table:style-name="ce37">
            <text:p>#DIV/0!</text:p>
          </table:table-cell>
          <table:table-cell table:style-name="ce1"/>
          <table:table-cell office:value-type="string" office:string-value="Fehler" table:formula="of:=IF([.C56]+[.G56]+[.K56]=[.$H$3]/2;&quot;Erfüllt&quot;;&quot;Fehler&quot;)" table:style-name="ce72">
            <text:p>Fehler</text:p>
          </table:table-cell>
          <table:table-cell office:value-type="string" office:string-value="Fehler" table:formula="of:=IF(MIN([.E56];[.I56];[.M56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56]-[.V56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56]&lt;&gt;0;[.X56]/[.Y56];&quot; &quot;)" table:style-name="ce37">
            <text:p><text:s/></text:p>
          </table:table-cell>
          <table:table-cell table:style-name="ce1"/>
          <table:table-cell office:value-type="string" office:string-value="" table:formula="of:=TEXT([.C56]/100;&quot;####&quot;)" table:style-name="ce55"/>
          <table:table-cell office:value-type="string" office:string-value="" table:formula="of:=TEXT([.D56]*10;&quot;####&quot;)" table:style-name="ce51"/>
          <table:table-cell office:value-type="string" office:string-value="" table:formula="of:=TEXT([.E56]/10;&quot;####&quot;)" table:style-name="ce51"/>
          <table:table-cell office:value-type="string" office:string-value="" table:formula="of:=TEXT([.F56]/10;&quot;####&quot;)" table:style-name="ce51"/>
          <table:table-cell office:value-type="string" office:string-value="" table:formula="of:=TEXT([.G56]/100;&quot;####&quot;)" table:style-name="ce51"/>
          <table:table-cell office:value-type="string" office:string-value="" table:formula="of:=TEXT([.H56]*10;&quot;####&quot;)" table:style-name="ce51"/>
          <table:table-cell office:value-type="string" office:string-value="" table:formula="of:=TEXT([.I56]/10;&quot;####&quot;)" table:style-name="ce51"/>
          <table:table-cell office:value-type="string" office:string-value="" table:formula="of:=TEXT([.J56]/10;&quot;####&quot;)" table:style-name="ce51"/>
          <table:table-cell office:value-type="string" office:string-value="" table:formula="of:=TEXT([.K56]/100;&quot;####&quot;)" table:style-name="ce51"/>
          <table:table-cell office:value-type="string" office:string-value="" table:formula="of:=TEXT([.L56]*10;&quot;####&quot;)" table:style-name="ce51"/>
          <table:table-cell office:value-type="string" office:string-value="" table:formula="of:=TEXT([.M56]/10;&quot;####&quot;)" table:style-name="ce51"/>
          <table:table-cell office:value-type="string" office:string-value="" table:formula="of:=TEXT([.N56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57]&amp;&quot;_&quot;&amp;[.AB57]&amp;[.AC57]&amp;[.AD57]&amp;[.AF57]&amp;[.AG57]&amp;[.AH57]&amp;[.AJ57]&amp;[.AK57]&amp;[.AL57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57]-[.D57]*[.E57])*[.C57]/2+[.C57]*[.D57]*[.E57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57]&lt;&gt;0;[.E57]*[.D57])" table:style-name="ce23">
            <text:p>FALSCH</text:p>
          </table:table-cell>
          <table:table-cell office:value-type="float" office:value="0" table:formula="of:=([.I57]-[.H57]*[.I57])*[.G57]/2+[.G57]*[.H57]*[.I57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57]&lt;&gt;0;[.I57]*[.H57])" table:style-name="ce23">
            <text:p>FALSCH</text:p>
          </table:table-cell>
          <table:table-cell office:value-type="float" office:value="0" table:formula="of:=([.M57]-[.L57]*[.M57])*[.K57]/2+[.K57]*[.L57]*[.M57]" table:style-name="ce37">
            <text:p>0</text:p>
          </table:table-cell>
          <table:table-cell table:style-name="ce1"/>
          <table:table-cell office:value-type="float" office:value="0" table:formula="of:=([.F57]+[.J57]+[.N57])*2" table:style-name="ce36">
            <text:p>0</text:p>
          </table:table-cell>
          <table:table-cell office:value-type="float" office:value="0" table:formula="of:=[.$K$3]/1000*9.81*2/([.$A$3]/1000000*[.$E$3]*[.$E$3]*[.P57])" table:style-name="ce37">
            <text:p>#DIV/0!</text:p>
          </table:table-cell>
          <table:table-cell table:style-name="ce1"/>
          <table:table-cell office:value-type="string" office:string-value="Fehler" table:formula="of:=IF([.C57]+[.G57]+[.K57]=[.$H$3]/2;&quot;Erfüllt&quot;;&quot;Fehler&quot;)" table:style-name="ce72">
            <text:p>Fehler</text:p>
          </table:table-cell>
          <table:table-cell office:value-type="string" office:string-value="Fehler" table:formula="of:=IF(MIN([.E57];[.I57];[.M57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57]-[.V57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57]&lt;&gt;0;[.X57]/[.Y57];&quot; &quot;)" table:style-name="ce37">
            <text:p><text:s/></text:p>
          </table:table-cell>
          <table:table-cell table:style-name="ce1"/>
          <table:table-cell office:value-type="string" office:string-value="" table:formula="of:=TEXT([.C57]/100;&quot;####&quot;)" table:style-name="ce55"/>
          <table:table-cell office:value-type="string" office:string-value="" table:formula="of:=TEXT([.D57]*10;&quot;####&quot;)" table:style-name="ce51"/>
          <table:table-cell office:value-type="string" office:string-value="" table:formula="of:=TEXT([.E57]/10;&quot;####&quot;)" table:style-name="ce51"/>
          <table:table-cell office:value-type="string" office:string-value="" table:formula="of:=TEXT([.F57]/10;&quot;####&quot;)" table:style-name="ce51"/>
          <table:table-cell office:value-type="string" office:string-value="" table:formula="of:=TEXT([.G57]/100;&quot;####&quot;)" table:style-name="ce51"/>
          <table:table-cell office:value-type="string" office:string-value="" table:formula="of:=TEXT([.H57]*10;&quot;####&quot;)" table:style-name="ce51"/>
          <table:table-cell office:value-type="string" office:string-value="" table:formula="of:=TEXT([.I57]/10;&quot;####&quot;)" table:style-name="ce51"/>
          <table:table-cell office:value-type="string" office:string-value="" table:formula="of:=TEXT([.J57]/10;&quot;####&quot;)" table:style-name="ce51"/>
          <table:table-cell office:value-type="string" office:string-value="" table:formula="of:=TEXT([.K57]/100;&quot;####&quot;)" table:style-name="ce51"/>
          <table:table-cell office:value-type="string" office:string-value="" table:formula="of:=TEXT([.L57]*10;&quot;####&quot;)" table:style-name="ce51"/>
          <table:table-cell office:value-type="string" office:string-value="" table:formula="of:=TEXT([.M57]/10;&quot;####&quot;)" table:style-name="ce51"/>
          <table:table-cell office:value-type="string" office:string-value="" table:formula="of:=TEXT([.N57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58]&amp;&quot;_&quot;&amp;[.AB58]&amp;[.AC58]&amp;[.AD58]&amp;[.AF58]&amp;[.AG58]&amp;[.AH58]&amp;[.AJ58]&amp;[.AK58]&amp;[.AL58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58]-[.D58]*[.E58])*[.C58]/2+[.C58]*[.D58]*[.E58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58]&lt;&gt;0;[.E58]*[.D58])" table:style-name="ce23">
            <text:p>FALSCH</text:p>
          </table:table-cell>
          <table:table-cell office:value-type="float" office:value="0" table:formula="of:=([.I58]-[.H58]*[.I58])*[.G58]/2+[.G58]*[.H58]*[.I58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58]&lt;&gt;0;[.I58]*[.H58])" table:style-name="ce23">
            <text:p>FALSCH</text:p>
          </table:table-cell>
          <table:table-cell office:value-type="float" office:value="0" table:formula="of:=([.M58]-[.L58]*[.M58])*[.K58]/2+[.K58]*[.L58]*[.M58]" table:style-name="ce37">
            <text:p>0</text:p>
          </table:table-cell>
          <table:table-cell table:style-name="ce1"/>
          <table:table-cell office:value-type="float" office:value="0" table:formula="of:=([.F58]+[.J58]+[.N58])*2" table:style-name="ce36">
            <text:p>0</text:p>
          </table:table-cell>
          <table:table-cell office:value-type="float" office:value="0" table:formula="of:=[.$K$3]/1000*9.81*2/([.$A$3]/1000000*[.$E$3]*[.$E$3]*[.P58])" table:style-name="ce37">
            <text:p>#DIV/0!</text:p>
          </table:table-cell>
          <table:table-cell table:style-name="ce1"/>
          <table:table-cell office:value-type="string" office:string-value="Fehler" table:formula="of:=IF([.C58]+[.G58]+[.K58]=[.$H$3]/2;&quot;Erfüllt&quot;;&quot;Fehler&quot;)" table:style-name="ce72">
            <text:p>Fehler</text:p>
          </table:table-cell>
          <table:table-cell office:value-type="string" office:string-value="Fehler" table:formula="of:=IF(MIN([.E58];[.I58];[.M58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58]-[.V58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58]&lt;&gt;0;[.X58]/[.Y58];&quot; &quot;)" table:style-name="ce37">
            <text:p><text:s/></text:p>
          </table:table-cell>
          <table:table-cell table:style-name="ce1"/>
          <table:table-cell office:value-type="string" office:string-value="" table:formula="of:=TEXT([.C58]/100;&quot;####&quot;)" table:style-name="ce55"/>
          <table:table-cell office:value-type="string" office:string-value="" table:formula="of:=TEXT([.D58]*10;&quot;####&quot;)" table:style-name="ce51"/>
          <table:table-cell office:value-type="string" office:string-value="" table:formula="of:=TEXT([.E58]/10;&quot;####&quot;)" table:style-name="ce51"/>
          <table:table-cell office:value-type="string" office:string-value="" table:formula="of:=TEXT([.F58]/10;&quot;####&quot;)" table:style-name="ce51"/>
          <table:table-cell office:value-type="string" office:string-value="" table:formula="of:=TEXT([.G58]/100;&quot;####&quot;)" table:style-name="ce51"/>
          <table:table-cell office:value-type="string" office:string-value="" table:formula="of:=TEXT([.H58]*10;&quot;####&quot;)" table:style-name="ce51"/>
          <table:table-cell office:value-type="string" office:string-value="" table:formula="of:=TEXT([.I58]/10;&quot;####&quot;)" table:style-name="ce51"/>
          <table:table-cell office:value-type="string" office:string-value="" table:formula="of:=TEXT([.J58]/10;&quot;####&quot;)" table:style-name="ce51"/>
          <table:table-cell office:value-type="string" office:string-value="" table:formula="of:=TEXT([.K58]/100;&quot;####&quot;)" table:style-name="ce51"/>
          <table:table-cell office:value-type="string" office:string-value="" table:formula="of:=TEXT([.L58]*10;&quot;####&quot;)" table:style-name="ce51"/>
          <table:table-cell office:value-type="string" office:string-value="" table:formula="of:=TEXT([.M58]/10;&quot;####&quot;)" table:style-name="ce51"/>
          <table:table-cell office:value-type="string" office:string-value="" table:formula="of:=TEXT([.N58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59]&amp;&quot;_&quot;&amp;[.AB59]&amp;[.AC59]&amp;[.AD59]&amp;[.AF59]&amp;[.AG59]&amp;[.AH59]&amp;[.AJ59]&amp;[.AK59]&amp;[.AL59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59]-[.D59]*[.E59])*[.C59]/2+[.C59]*[.D59]*[.E59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59]&lt;&gt;0;[.E59]*[.D59])" table:style-name="ce23">
            <text:p>FALSCH</text:p>
          </table:table-cell>
          <table:table-cell office:value-type="float" office:value="0" table:formula="of:=([.I59]-[.H59]*[.I59])*[.G59]/2+[.G59]*[.H59]*[.I59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59]&lt;&gt;0;[.I59]*[.H59])" table:style-name="ce23">
            <text:p>FALSCH</text:p>
          </table:table-cell>
          <table:table-cell office:value-type="float" office:value="0" table:formula="of:=([.M59]-[.L59]*[.M59])*[.K59]/2+[.K59]*[.L59]*[.M59]" table:style-name="ce37">
            <text:p>0</text:p>
          </table:table-cell>
          <table:table-cell table:style-name="ce1"/>
          <table:table-cell office:value-type="float" office:value="0" table:formula="of:=([.F59]+[.J59]+[.N59])*2" table:style-name="ce36">
            <text:p>0</text:p>
          </table:table-cell>
          <table:table-cell office:value-type="float" office:value="0" table:formula="of:=[.$K$3]/1000*9.81*2/([.$A$3]/1000000*[.$E$3]*[.$E$3]*[.P59])" table:style-name="ce37">
            <text:p>#DIV/0!</text:p>
          </table:table-cell>
          <table:table-cell table:style-name="ce1"/>
          <table:table-cell office:value-type="string" office:string-value="Fehler" table:formula="of:=IF([.C59]+[.G59]+[.K59]=[.$H$3]/2;&quot;Erfüllt&quot;;&quot;Fehler&quot;)" table:style-name="ce72">
            <text:p>Fehler</text:p>
          </table:table-cell>
          <table:table-cell office:value-type="string" office:string-value="Fehler" table:formula="of:=IF(MIN([.E59];[.I59];[.M59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59]-[.V59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59]&lt;&gt;0;[.X59]/[.Y59];&quot; &quot;)" table:style-name="ce37">
            <text:p><text:s/></text:p>
          </table:table-cell>
          <table:table-cell table:style-name="ce1"/>
          <table:table-cell office:value-type="string" office:string-value="" table:formula="of:=TEXT([.C59]/100;&quot;####&quot;)" table:style-name="ce55"/>
          <table:table-cell office:value-type="string" office:string-value="" table:formula="of:=TEXT([.D59]*10;&quot;####&quot;)" table:style-name="ce51"/>
          <table:table-cell office:value-type="string" office:string-value="" table:formula="of:=TEXT([.E59]/10;&quot;####&quot;)" table:style-name="ce51"/>
          <table:table-cell office:value-type="string" office:string-value="" table:formula="of:=TEXT([.F59]/10;&quot;####&quot;)" table:style-name="ce51"/>
          <table:table-cell office:value-type="string" office:string-value="" table:formula="of:=TEXT([.G59]/100;&quot;####&quot;)" table:style-name="ce51"/>
          <table:table-cell office:value-type="string" office:string-value="" table:formula="of:=TEXT([.H59]*10;&quot;####&quot;)" table:style-name="ce51"/>
          <table:table-cell office:value-type="string" office:string-value="" table:formula="of:=TEXT([.I59]/10;&quot;####&quot;)" table:style-name="ce51"/>
          <table:table-cell office:value-type="string" office:string-value="" table:formula="of:=TEXT([.J59]/10;&quot;####&quot;)" table:style-name="ce51"/>
          <table:table-cell office:value-type="string" office:string-value="" table:formula="of:=TEXT([.K59]/100;&quot;####&quot;)" table:style-name="ce51"/>
          <table:table-cell office:value-type="string" office:string-value="" table:formula="of:=TEXT([.L59]*10;&quot;####&quot;)" table:style-name="ce51"/>
          <table:table-cell office:value-type="string" office:string-value="" table:formula="of:=TEXT([.M59]/10;&quot;####&quot;)" table:style-name="ce51"/>
          <table:table-cell office:value-type="string" office:string-value="" table:formula="of:=TEXT([.N59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60]&amp;&quot;_&quot;&amp;[.AB60]&amp;[.AC60]&amp;[.AD60]&amp;[.AF60]&amp;[.AG60]&amp;[.AH60]&amp;[.AJ60]&amp;[.AK60]&amp;[.AL60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60]-[.D60]*[.E60])*[.C60]/2+[.C60]*[.D60]*[.E60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60]&lt;&gt;0;[.E60]*[.D60])" table:style-name="ce23">
            <text:p>FALSCH</text:p>
          </table:table-cell>
          <table:table-cell office:value-type="float" office:value="0" table:formula="of:=([.I60]-[.H60]*[.I60])*[.G60]/2+[.G60]*[.H60]*[.I60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60]&lt;&gt;0;[.I60]*[.H60])" table:style-name="ce23">
            <text:p>FALSCH</text:p>
          </table:table-cell>
          <table:table-cell office:value-type="float" office:value="0" table:formula="of:=([.M60]-[.L60]*[.M60])*[.K60]/2+[.K60]*[.L60]*[.M60]" table:style-name="ce37">
            <text:p>0</text:p>
          </table:table-cell>
          <table:table-cell table:style-name="ce1"/>
          <table:table-cell office:value-type="float" office:value="0" table:formula="of:=([.F60]+[.J60]+[.N60])*2" table:style-name="ce36">
            <text:p>0</text:p>
          </table:table-cell>
          <table:table-cell office:value-type="float" office:value="0" table:formula="of:=[.$K$3]/1000*9.81*2/([.$A$3]/1000000*[.$E$3]*[.$E$3]*[.P60])" table:style-name="ce37">
            <text:p>#DIV/0!</text:p>
          </table:table-cell>
          <table:table-cell table:style-name="ce1"/>
          <table:table-cell office:value-type="string" office:string-value="Fehler" table:formula="of:=IF([.C60]+[.G60]+[.K60]=[.$H$3]/2;&quot;Erfüllt&quot;;&quot;Fehler&quot;)" table:style-name="ce72">
            <text:p>Fehler</text:p>
          </table:table-cell>
          <table:table-cell office:value-type="string" office:string-value="Fehler" table:formula="of:=IF(MIN([.E60];[.I60];[.M60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60]-[.V60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60]&lt;&gt;0;[.X60]/[.Y60];&quot; &quot;)" table:style-name="ce37">
            <text:p><text:s/></text:p>
          </table:table-cell>
          <table:table-cell table:style-name="ce1"/>
          <table:table-cell office:value-type="string" office:string-value="" table:formula="of:=TEXT([.C60]/100;&quot;####&quot;)" table:style-name="ce55"/>
          <table:table-cell office:value-type="string" office:string-value="" table:formula="of:=TEXT([.D60]*10;&quot;####&quot;)" table:style-name="ce51"/>
          <table:table-cell office:value-type="string" office:string-value="" table:formula="of:=TEXT([.E60]/10;&quot;####&quot;)" table:style-name="ce51"/>
          <table:table-cell office:value-type="string" office:string-value="" table:formula="of:=TEXT([.F60]/10;&quot;####&quot;)" table:style-name="ce51"/>
          <table:table-cell office:value-type="string" office:string-value="" table:formula="of:=TEXT([.G60]/100;&quot;####&quot;)" table:style-name="ce51"/>
          <table:table-cell office:value-type="string" office:string-value="" table:formula="of:=TEXT([.H60]*10;&quot;####&quot;)" table:style-name="ce51"/>
          <table:table-cell office:value-type="string" office:string-value="" table:formula="of:=TEXT([.I60]/10;&quot;####&quot;)" table:style-name="ce51"/>
          <table:table-cell office:value-type="string" office:string-value="" table:formula="of:=TEXT([.J60]/10;&quot;####&quot;)" table:style-name="ce51"/>
          <table:table-cell office:value-type="string" office:string-value="" table:formula="of:=TEXT([.K60]/100;&quot;####&quot;)" table:style-name="ce51"/>
          <table:table-cell office:value-type="string" office:string-value="" table:formula="of:=TEXT([.L60]*10;&quot;####&quot;)" table:style-name="ce51"/>
          <table:table-cell office:value-type="string" office:string-value="" table:formula="of:=TEXT([.M60]/10;&quot;####&quot;)" table:style-name="ce51"/>
          <table:table-cell office:value-type="string" office:string-value="" table:formula="of:=TEXT([.N60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61]&amp;&quot;_&quot;&amp;[.AB61]&amp;[.AC61]&amp;[.AD61]&amp;[.AF61]&amp;[.AG61]&amp;[.AH61]&amp;[.AJ61]&amp;[.AK61]&amp;[.AL61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61]-[.D61]*[.E61])*[.C61]/2+[.C61]*[.D61]*[.E61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61]&lt;&gt;0;[.E61]*[.D61])" table:style-name="ce23">
            <text:p>FALSCH</text:p>
          </table:table-cell>
          <table:table-cell office:value-type="float" office:value="0" table:formula="of:=([.I61]-[.H61]*[.I61])*[.G61]/2+[.G61]*[.H61]*[.I61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61]&lt;&gt;0;[.I61]*[.H61])" table:style-name="ce23">
            <text:p>FALSCH</text:p>
          </table:table-cell>
          <table:table-cell office:value-type="float" office:value="0" table:formula="of:=([.M61]-[.L61]*[.M61])*[.K61]/2+[.K61]*[.L61]*[.M61]" table:style-name="ce37">
            <text:p>0</text:p>
          </table:table-cell>
          <table:table-cell table:style-name="ce1"/>
          <table:table-cell office:value-type="float" office:value="0" table:formula="of:=([.F61]+[.J61]+[.N61])*2" table:style-name="ce36">
            <text:p>0</text:p>
          </table:table-cell>
          <table:table-cell office:value-type="float" office:value="0" table:formula="of:=[.$K$3]/1000*9.81*2/([.$A$3]/1000000*[.$E$3]*[.$E$3]*[.P61])" table:style-name="ce37">
            <text:p>#DIV/0!</text:p>
          </table:table-cell>
          <table:table-cell table:style-name="ce1"/>
          <table:table-cell office:value-type="string" office:string-value="Fehler" table:formula="of:=IF([.C61]+[.G61]+[.K61]=[.$H$3]/2;&quot;Erfüllt&quot;;&quot;Fehler&quot;)" table:style-name="ce72">
            <text:p>Fehler</text:p>
          </table:table-cell>
          <table:table-cell office:value-type="string" office:string-value="Fehler" table:formula="of:=IF(MIN([.E61];[.I61];[.M61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61]-[.V61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61]&lt;&gt;0;[.X61]/[.Y61];&quot; &quot;)" table:style-name="ce37">
            <text:p><text:s/></text:p>
          </table:table-cell>
          <table:table-cell table:style-name="ce1"/>
          <table:table-cell office:value-type="string" office:string-value="" table:formula="of:=TEXT([.C61]/100;&quot;####&quot;)" table:style-name="ce55"/>
          <table:table-cell office:value-type="string" office:string-value="" table:formula="of:=TEXT([.D61]*10;&quot;####&quot;)" table:style-name="ce51"/>
          <table:table-cell office:value-type="string" office:string-value="" table:formula="of:=TEXT([.E61]/10;&quot;####&quot;)" table:style-name="ce51"/>
          <table:table-cell office:value-type="string" office:string-value="" table:formula="of:=TEXT([.F61]/10;&quot;####&quot;)" table:style-name="ce51"/>
          <table:table-cell office:value-type="string" office:string-value="" table:formula="of:=TEXT([.G61]/100;&quot;####&quot;)" table:style-name="ce51"/>
          <table:table-cell office:value-type="string" office:string-value="" table:formula="of:=TEXT([.H61]*10;&quot;####&quot;)" table:style-name="ce51"/>
          <table:table-cell office:value-type="string" office:string-value="" table:formula="of:=TEXT([.I61]/10;&quot;####&quot;)" table:style-name="ce51"/>
          <table:table-cell office:value-type="string" office:string-value="" table:formula="of:=TEXT([.J61]/10;&quot;####&quot;)" table:style-name="ce51"/>
          <table:table-cell office:value-type="string" office:string-value="" table:formula="of:=TEXT([.K61]/100;&quot;####&quot;)" table:style-name="ce51"/>
          <table:table-cell office:value-type="string" office:string-value="" table:formula="of:=TEXT([.L61]*10;&quot;####&quot;)" table:style-name="ce51"/>
          <table:table-cell office:value-type="string" office:string-value="" table:formula="of:=TEXT([.M61]/10;&quot;####&quot;)" table:style-name="ce51"/>
          <table:table-cell office:value-type="string" office:string-value="" table:formula="of:=TEXT([.N61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62]&amp;&quot;_&quot;&amp;[.AB62]&amp;[.AC62]&amp;[.AD62]&amp;[.AF62]&amp;[.AG62]&amp;[.AH62]&amp;[.AJ62]&amp;[.AK62]&amp;[.AL62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62]-[.D62]*[.E62])*[.C62]/2+[.C62]*[.D62]*[.E62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62]&lt;&gt;0;[.E62]*[.D62])" table:style-name="ce23">
            <text:p>FALSCH</text:p>
          </table:table-cell>
          <table:table-cell office:value-type="float" office:value="0" table:formula="of:=([.I62]-[.H62]*[.I62])*[.G62]/2+[.G62]*[.H62]*[.I62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62]&lt;&gt;0;[.I62]*[.H62])" table:style-name="ce23">
            <text:p>FALSCH</text:p>
          </table:table-cell>
          <table:table-cell office:value-type="float" office:value="0" table:formula="of:=([.M62]-[.L62]*[.M62])*[.K62]/2+[.K62]*[.L62]*[.M62]" table:style-name="ce37">
            <text:p>0</text:p>
          </table:table-cell>
          <table:table-cell table:style-name="ce1"/>
          <table:table-cell office:value-type="float" office:value="0" table:formula="of:=([.F62]+[.J62]+[.N62])*2" table:style-name="ce36">
            <text:p>0</text:p>
          </table:table-cell>
          <table:table-cell office:value-type="float" office:value="0" table:formula="of:=[.$K$3]/1000*9.81*2/([.$A$3]/1000000*[.$E$3]*[.$E$3]*[.P62])" table:style-name="ce37">
            <text:p>#DIV/0!</text:p>
          </table:table-cell>
          <table:table-cell table:style-name="ce1"/>
          <table:table-cell office:value-type="string" office:string-value="Fehler" table:formula="of:=IF([.C62]+[.G62]+[.K62]=[.$H$3]/2;&quot;Erfüllt&quot;;&quot;Fehler&quot;)" table:style-name="ce72">
            <text:p>Fehler</text:p>
          </table:table-cell>
          <table:table-cell office:value-type="string" office:string-value="Fehler" table:formula="of:=IF(MIN([.E62];[.I62];[.M62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62]-[.V62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62]&lt;&gt;0;[.X62]/[.Y62];&quot; &quot;)" table:style-name="ce37">
            <text:p><text:s/></text:p>
          </table:table-cell>
          <table:table-cell table:style-name="ce1"/>
          <table:table-cell office:value-type="string" office:string-value="" table:formula="of:=TEXT([.C62]/100;&quot;####&quot;)" table:style-name="ce55"/>
          <table:table-cell office:value-type="string" office:string-value="" table:formula="of:=TEXT([.D62]*10;&quot;####&quot;)" table:style-name="ce51"/>
          <table:table-cell office:value-type="string" office:string-value="" table:formula="of:=TEXT([.E62]/10;&quot;####&quot;)" table:style-name="ce51"/>
          <table:table-cell office:value-type="string" office:string-value="" table:formula="of:=TEXT([.F62]/10;&quot;####&quot;)" table:style-name="ce51"/>
          <table:table-cell office:value-type="string" office:string-value="" table:formula="of:=TEXT([.G62]/100;&quot;####&quot;)" table:style-name="ce51"/>
          <table:table-cell office:value-type="string" office:string-value="" table:formula="of:=TEXT([.H62]*10;&quot;####&quot;)" table:style-name="ce51"/>
          <table:table-cell office:value-type="string" office:string-value="" table:formula="of:=TEXT([.I62]/10;&quot;####&quot;)" table:style-name="ce51"/>
          <table:table-cell office:value-type="string" office:string-value="" table:formula="of:=TEXT([.J62]/10;&quot;####&quot;)" table:style-name="ce51"/>
          <table:table-cell office:value-type="string" office:string-value="" table:formula="of:=TEXT([.K62]/100;&quot;####&quot;)" table:style-name="ce51"/>
          <table:table-cell office:value-type="string" office:string-value="" table:formula="of:=TEXT([.L62]*10;&quot;####&quot;)" table:style-name="ce51"/>
          <table:table-cell office:value-type="string" office:string-value="" table:formula="of:=TEXT([.M62]/10;&quot;####&quot;)" table:style-name="ce51"/>
          <table:table-cell office:value-type="string" office:string-value="" table:formula="of:=TEXT([.N62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63]&amp;&quot;_&quot;&amp;[.AB63]&amp;[.AC63]&amp;[.AD63]&amp;[.AF63]&amp;[.AG63]&amp;[.AH63]&amp;[.AJ63]&amp;[.AK63]&amp;[.AL63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63]-[.D63]*[.E63])*[.C63]/2+[.C63]*[.D63]*[.E63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63]&lt;&gt;0;[.E63]*[.D63])" table:style-name="ce23">
            <text:p>FALSCH</text:p>
          </table:table-cell>
          <table:table-cell office:value-type="float" office:value="0" table:formula="of:=([.I63]-[.H63]*[.I63])*[.G63]/2+[.G63]*[.H63]*[.I63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63]&lt;&gt;0;[.I63]*[.H63])" table:style-name="ce23">
            <text:p>FALSCH</text:p>
          </table:table-cell>
          <table:table-cell office:value-type="float" office:value="0" table:formula="of:=([.M63]-[.L63]*[.M63])*[.K63]/2+[.K63]*[.L63]*[.M63]" table:style-name="ce37">
            <text:p>0</text:p>
          </table:table-cell>
          <table:table-cell table:style-name="ce1"/>
          <table:table-cell office:value-type="float" office:value="0" table:formula="of:=([.F63]+[.J63]+[.N63])*2" table:style-name="ce36">
            <text:p>0</text:p>
          </table:table-cell>
          <table:table-cell office:value-type="float" office:value="0" table:formula="of:=[.$K$3]/1000*9.81*2/([.$A$3]/1000000*[.$E$3]*[.$E$3]*[.P63])" table:style-name="ce37">
            <text:p>#DIV/0!</text:p>
          </table:table-cell>
          <table:table-cell table:style-name="ce1"/>
          <table:table-cell office:value-type="string" office:string-value="Fehler" table:formula="of:=IF([.C63]+[.G63]+[.K63]=[.$H$3]/2;&quot;Erfüllt&quot;;&quot;Fehler&quot;)" table:style-name="ce72">
            <text:p>Fehler</text:p>
          </table:table-cell>
          <table:table-cell office:value-type="string" office:string-value="Fehler" table:formula="of:=IF(MIN([.E63];[.I63];[.M63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63]-[.V63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63]&lt;&gt;0;[.X63]/[.Y63];&quot; &quot;)" table:style-name="ce37">
            <text:p><text:s/></text:p>
          </table:table-cell>
          <table:table-cell table:style-name="ce1"/>
          <table:table-cell office:value-type="string" office:string-value="" table:formula="of:=TEXT([.C63]/100;&quot;####&quot;)" table:style-name="ce55"/>
          <table:table-cell office:value-type="string" office:string-value="" table:formula="of:=TEXT([.D63]*10;&quot;####&quot;)" table:style-name="ce51"/>
          <table:table-cell office:value-type="string" office:string-value="" table:formula="of:=TEXT([.E63]/10;&quot;####&quot;)" table:style-name="ce51"/>
          <table:table-cell office:value-type="string" office:string-value="" table:formula="of:=TEXT([.F63]/10;&quot;####&quot;)" table:style-name="ce51"/>
          <table:table-cell office:value-type="string" office:string-value="" table:formula="of:=TEXT([.G63]/100;&quot;####&quot;)" table:style-name="ce51"/>
          <table:table-cell office:value-type="string" office:string-value="" table:formula="of:=TEXT([.H63]*10;&quot;####&quot;)" table:style-name="ce51"/>
          <table:table-cell office:value-type="string" office:string-value="" table:formula="of:=TEXT([.I63]/10;&quot;####&quot;)" table:style-name="ce51"/>
          <table:table-cell office:value-type="string" office:string-value="" table:formula="of:=TEXT([.J63]/10;&quot;####&quot;)" table:style-name="ce51"/>
          <table:table-cell office:value-type="string" office:string-value="" table:formula="of:=TEXT([.K63]/100;&quot;####&quot;)" table:style-name="ce51"/>
          <table:table-cell office:value-type="string" office:string-value="" table:formula="of:=TEXT([.L63]*10;&quot;####&quot;)" table:style-name="ce51"/>
          <table:table-cell office:value-type="string" office:string-value="" table:formula="of:=TEXT([.M63]/10;&quot;####&quot;)" table:style-name="ce51"/>
          <table:table-cell office:value-type="string" office:string-value="" table:formula="of:=TEXT([.N63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64]&amp;&quot;_&quot;&amp;[.AB64]&amp;[.AC64]&amp;[.AD64]&amp;[.AF64]&amp;[.AG64]&amp;[.AH64]&amp;[.AJ64]&amp;[.AK64]&amp;[.AL64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64]-[.D64]*[.E64])*[.C64]/2+[.C64]*[.D64]*[.E64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64]&lt;&gt;0;[.E64]*[.D64])" table:style-name="ce23">
            <text:p>FALSCH</text:p>
          </table:table-cell>
          <table:table-cell office:value-type="float" office:value="0" table:formula="of:=([.I64]-[.H64]*[.I64])*[.G64]/2+[.G64]*[.H64]*[.I64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64]&lt;&gt;0;[.I64]*[.H64])" table:style-name="ce23">
            <text:p>FALSCH</text:p>
          </table:table-cell>
          <table:table-cell office:value-type="float" office:value="0" table:formula="of:=([.M64]-[.L64]*[.M64])*[.K64]/2+[.K64]*[.L64]*[.M64]" table:style-name="ce37">
            <text:p>0</text:p>
          </table:table-cell>
          <table:table-cell table:style-name="ce1"/>
          <table:table-cell office:value-type="float" office:value="0" table:formula="of:=([.F64]+[.J64]+[.N64])*2" table:style-name="ce36">
            <text:p>0</text:p>
          </table:table-cell>
          <table:table-cell office:value-type="float" office:value="0" table:formula="of:=[.$K$3]/1000*9.81*2/([.$A$3]/1000000*[.$E$3]*[.$E$3]*[.P64])" table:style-name="ce37">
            <text:p>#DIV/0!</text:p>
          </table:table-cell>
          <table:table-cell table:style-name="ce1"/>
          <table:table-cell office:value-type="string" office:string-value="Fehler" table:formula="of:=IF([.C64]+[.G64]+[.K64]=[.$H$3]/2;&quot;Erfüllt&quot;;&quot;Fehler&quot;)" table:style-name="ce72">
            <text:p>Fehler</text:p>
          </table:table-cell>
          <table:table-cell office:value-type="string" office:string-value="Fehler" table:formula="of:=IF(MIN([.E64];[.I64];[.M64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64]-[.V64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64]&lt;&gt;0;[.X64]/[.Y64];&quot; &quot;)" table:style-name="ce37">
            <text:p><text:s/></text:p>
          </table:table-cell>
          <table:table-cell table:style-name="ce1"/>
          <table:table-cell office:value-type="string" office:string-value="" table:formula="of:=TEXT([.C64]/100;&quot;####&quot;)" table:style-name="ce55"/>
          <table:table-cell office:value-type="string" office:string-value="" table:formula="of:=TEXT([.D64]*10;&quot;####&quot;)" table:style-name="ce51"/>
          <table:table-cell office:value-type="string" office:string-value="" table:formula="of:=TEXT([.E64]/10;&quot;####&quot;)" table:style-name="ce51"/>
          <table:table-cell office:value-type="string" office:string-value="" table:formula="of:=TEXT([.F64]/10;&quot;####&quot;)" table:style-name="ce51"/>
          <table:table-cell office:value-type="string" office:string-value="" table:formula="of:=TEXT([.G64]/100;&quot;####&quot;)" table:style-name="ce51"/>
          <table:table-cell office:value-type="string" office:string-value="" table:formula="of:=TEXT([.H64]*10;&quot;####&quot;)" table:style-name="ce51"/>
          <table:table-cell office:value-type="string" office:string-value="" table:formula="of:=TEXT([.I64]/10;&quot;####&quot;)" table:style-name="ce51"/>
          <table:table-cell office:value-type="string" office:string-value="" table:formula="of:=TEXT([.J64]/10;&quot;####&quot;)" table:style-name="ce51"/>
          <table:table-cell office:value-type="string" office:string-value="" table:formula="of:=TEXT([.K64]/100;&quot;####&quot;)" table:style-name="ce51"/>
          <table:table-cell office:value-type="string" office:string-value="" table:formula="of:=TEXT([.L64]*10;&quot;####&quot;)" table:style-name="ce51"/>
          <table:table-cell office:value-type="string" office:string-value="" table:formula="of:=TEXT([.M64]/10;&quot;####&quot;)" table:style-name="ce51"/>
          <table:table-cell office:value-type="string" office:string-value="" table:formula="of:=TEXT([.N64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65]&amp;&quot;_&quot;&amp;[.AB65]&amp;[.AC65]&amp;[.AD65]&amp;[.AF65]&amp;[.AG65]&amp;[.AH65]&amp;[.AJ65]&amp;[.AK65]&amp;[.AL65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65]-[.D65]*[.E65])*[.C65]/2+[.C65]*[.D65]*[.E65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65]&lt;&gt;0;[.E65]*[.D65])" table:style-name="ce23">
            <text:p>FALSCH</text:p>
          </table:table-cell>
          <table:table-cell office:value-type="float" office:value="0" table:formula="of:=([.I65]-[.H65]*[.I65])*[.G65]/2+[.G65]*[.H65]*[.I65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65]&lt;&gt;0;[.I65]*[.H65])" table:style-name="ce23">
            <text:p>FALSCH</text:p>
          </table:table-cell>
          <table:table-cell office:value-type="float" office:value="0" table:formula="of:=([.M65]-[.L65]*[.M65])*[.K65]/2+[.K65]*[.L65]*[.M65]" table:style-name="ce37">
            <text:p>0</text:p>
          </table:table-cell>
          <table:table-cell table:style-name="ce1"/>
          <table:table-cell office:value-type="float" office:value="0" table:formula="of:=([.F65]+[.J65]+[.N65])*2" table:style-name="ce36">
            <text:p>0</text:p>
          </table:table-cell>
          <table:table-cell office:value-type="float" office:value="0" table:formula="of:=[.$K$3]/1000*9.81*2/([.$A$3]/1000000*[.$E$3]*[.$E$3]*[.P65])" table:style-name="ce37">
            <text:p>#DIV/0!</text:p>
          </table:table-cell>
          <table:table-cell table:style-name="ce1"/>
          <table:table-cell office:value-type="string" office:string-value="Fehler" table:formula="of:=IF([.C65]+[.G65]+[.K65]=[.$H$3]/2;&quot;Erfüllt&quot;;&quot;Fehler&quot;)" table:style-name="ce72">
            <text:p>Fehler</text:p>
          </table:table-cell>
          <table:table-cell office:value-type="string" office:string-value="Fehler" table:formula="of:=IF(MIN([.E65];[.I65];[.M65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65]-[.V65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65]&lt;&gt;0;[.X65]/[.Y65];&quot; &quot;)" table:style-name="ce37">
            <text:p><text:s/></text:p>
          </table:table-cell>
          <table:table-cell table:style-name="ce1"/>
          <table:table-cell office:value-type="string" office:string-value="" table:formula="of:=TEXT([.C65]/100;&quot;####&quot;)" table:style-name="ce55"/>
          <table:table-cell office:value-type="string" office:string-value="" table:formula="of:=TEXT([.D65]*10;&quot;####&quot;)" table:style-name="ce51"/>
          <table:table-cell office:value-type="string" office:string-value="" table:formula="of:=TEXT([.E65]/10;&quot;####&quot;)" table:style-name="ce51"/>
          <table:table-cell office:value-type="string" office:string-value="" table:formula="of:=TEXT([.F65]/10;&quot;####&quot;)" table:style-name="ce51"/>
          <table:table-cell office:value-type="string" office:string-value="" table:formula="of:=TEXT([.G65]/100;&quot;####&quot;)" table:style-name="ce51"/>
          <table:table-cell office:value-type="string" office:string-value="" table:formula="of:=TEXT([.H65]*10;&quot;####&quot;)" table:style-name="ce51"/>
          <table:table-cell office:value-type="string" office:string-value="" table:formula="of:=TEXT([.I65]/10;&quot;####&quot;)" table:style-name="ce51"/>
          <table:table-cell office:value-type="string" office:string-value="" table:formula="of:=TEXT([.J65]/10;&quot;####&quot;)" table:style-name="ce51"/>
          <table:table-cell office:value-type="string" office:string-value="" table:formula="of:=TEXT([.K65]/100;&quot;####&quot;)" table:style-name="ce51"/>
          <table:table-cell office:value-type="string" office:string-value="" table:formula="of:=TEXT([.L65]*10;&quot;####&quot;)" table:style-name="ce51"/>
          <table:table-cell office:value-type="string" office:string-value="" table:formula="of:=TEXT([.M65]/10;&quot;####&quot;)" table:style-name="ce51"/>
          <table:table-cell office:value-type="string" office:string-value="" table:formula="of:=TEXT([.N65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66]&amp;&quot;_&quot;&amp;[.AB66]&amp;[.AC66]&amp;[.AD66]&amp;[.AF66]&amp;[.AG66]&amp;[.AH66]&amp;[.AJ66]&amp;[.AK66]&amp;[.AL66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66]-[.D66]*[.E66])*[.C66]/2+[.C66]*[.D66]*[.E66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66]&lt;&gt;0;[.E66]*[.D66])" table:style-name="ce23">
            <text:p>FALSCH</text:p>
          </table:table-cell>
          <table:table-cell office:value-type="float" office:value="0" table:formula="of:=([.I66]-[.H66]*[.I66])*[.G66]/2+[.G66]*[.H66]*[.I66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66]&lt;&gt;0;[.I66]*[.H66])" table:style-name="ce23">
            <text:p>FALSCH</text:p>
          </table:table-cell>
          <table:table-cell office:value-type="float" office:value="0" table:formula="of:=([.M66]-[.L66]*[.M66])*[.K66]/2+[.K66]*[.L66]*[.M66]" table:style-name="ce37">
            <text:p>0</text:p>
          </table:table-cell>
          <table:table-cell table:style-name="ce1"/>
          <table:table-cell office:value-type="float" office:value="0" table:formula="of:=([.F66]+[.J66]+[.N66])*2" table:style-name="ce36">
            <text:p>0</text:p>
          </table:table-cell>
          <table:table-cell office:value-type="float" office:value="0" table:formula="of:=[.$K$3]/1000*9.81*2/([.$A$3]/1000000*[.$E$3]*[.$E$3]*[.P66])" table:style-name="ce37">
            <text:p>#DIV/0!</text:p>
          </table:table-cell>
          <table:table-cell table:style-name="ce1"/>
          <table:table-cell office:value-type="string" office:string-value="Fehler" table:formula="of:=IF([.C66]+[.G66]+[.K66]=[.$H$3]/2;&quot;Erfüllt&quot;;&quot;Fehler&quot;)" table:style-name="ce72">
            <text:p>Fehler</text:p>
          </table:table-cell>
          <table:table-cell office:value-type="string" office:string-value="Fehler" table:formula="of:=IF(MIN([.E66];[.I66];[.M66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66]-[.V66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66]&lt;&gt;0;[.X66]/[.Y66];&quot; &quot;)" table:style-name="ce37">
            <text:p><text:s/></text:p>
          </table:table-cell>
          <table:table-cell table:style-name="ce1"/>
          <table:table-cell office:value-type="string" office:string-value="" table:formula="of:=TEXT([.C66]/100;&quot;####&quot;)" table:style-name="ce55"/>
          <table:table-cell office:value-type="string" office:string-value="" table:formula="of:=TEXT([.D66]*10;&quot;####&quot;)" table:style-name="ce51"/>
          <table:table-cell office:value-type="string" office:string-value="" table:formula="of:=TEXT([.E66]/10;&quot;####&quot;)" table:style-name="ce51"/>
          <table:table-cell office:value-type="string" office:string-value="" table:formula="of:=TEXT([.F66]/10;&quot;####&quot;)" table:style-name="ce51"/>
          <table:table-cell office:value-type="string" office:string-value="" table:formula="of:=TEXT([.G66]/100;&quot;####&quot;)" table:style-name="ce51"/>
          <table:table-cell office:value-type="string" office:string-value="" table:formula="of:=TEXT([.H66]*10;&quot;####&quot;)" table:style-name="ce51"/>
          <table:table-cell office:value-type="string" office:string-value="" table:formula="of:=TEXT([.I66]/10;&quot;####&quot;)" table:style-name="ce51"/>
          <table:table-cell office:value-type="string" office:string-value="" table:formula="of:=TEXT([.J66]/10;&quot;####&quot;)" table:style-name="ce51"/>
          <table:table-cell office:value-type="string" office:string-value="" table:formula="of:=TEXT([.K66]/100;&quot;####&quot;)" table:style-name="ce51"/>
          <table:table-cell office:value-type="string" office:string-value="" table:formula="of:=TEXT([.L66]*10;&quot;####&quot;)" table:style-name="ce51"/>
          <table:table-cell office:value-type="string" office:string-value="" table:formula="of:=TEXT([.M66]/10;&quot;####&quot;)" table:style-name="ce51"/>
          <table:table-cell office:value-type="string" office:string-value="" table:formula="of:=TEXT([.N66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67]&amp;&quot;_&quot;&amp;[.AB67]&amp;[.AC67]&amp;[.AD67]&amp;[.AF67]&amp;[.AG67]&amp;[.AH67]&amp;[.AJ67]&amp;[.AK67]&amp;[.AL67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67]-[.D67]*[.E67])*[.C67]/2+[.C67]*[.D67]*[.E67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67]&lt;&gt;0;[.E67]*[.D67])" table:style-name="ce23">
            <text:p>FALSCH</text:p>
          </table:table-cell>
          <table:table-cell office:value-type="float" office:value="0" table:formula="of:=([.I67]-[.H67]*[.I67])*[.G67]/2+[.G67]*[.H67]*[.I67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67]&lt;&gt;0;[.I67]*[.H67])" table:style-name="ce23">
            <text:p>FALSCH</text:p>
          </table:table-cell>
          <table:table-cell office:value-type="float" office:value="0" table:formula="of:=([.M67]-[.L67]*[.M67])*[.K67]/2+[.K67]*[.L67]*[.M67]" table:style-name="ce37">
            <text:p>0</text:p>
          </table:table-cell>
          <table:table-cell table:style-name="ce1"/>
          <table:table-cell office:value-type="float" office:value="0" table:formula="of:=([.F67]+[.J67]+[.N67])*2" table:style-name="ce36">
            <text:p>0</text:p>
          </table:table-cell>
          <table:table-cell office:value-type="float" office:value="0" table:formula="of:=[.$K$3]/1000*9.81*2/([.$A$3]/1000000*[.$E$3]*[.$E$3]*[.P67])" table:style-name="ce37">
            <text:p>#DIV/0!</text:p>
          </table:table-cell>
          <table:table-cell table:style-name="ce1"/>
          <table:table-cell office:value-type="string" office:string-value="Fehler" table:formula="of:=IF([.C67]+[.G67]+[.K67]=[.$H$3]/2;&quot;Erfüllt&quot;;&quot;Fehler&quot;)" table:style-name="ce72">
            <text:p>Fehler</text:p>
          </table:table-cell>
          <table:table-cell office:value-type="string" office:string-value="Fehler" table:formula="of:=IF(MIN([.E67];[.I67];[.M67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67]-[.V67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67]&lt;&gt;0;[.X67]/[.Y67];&quot; &quot;)" table:style-name="ce37">
            <text:p><text:s/></text:p>
          </table:table-cell>
          <table:table-cell table:style-name="ce1"/>
          <table:table-cell office:value-type="string" office:string-value="" table:formula="of:=TEXT([.C67]/100;&quot;####&quot;)" table:style-name="ce55"/>
          <table:table-cell office:value-type="string" office:string-value="" table:formula="of:=TEXT([.D67]*10;&quot;####&quot;)" table:style-name="ce51"/>
          <table:table-cell office:value-type="string" office:string-value="" table:formula="of:=TEXT([.E67]/10;&quot;####&quot;)" table:style-name="ce51"/>
          <table:table-cell office:value-type="string" office:string-value="" table:formula="of:=TEXT([.F67]/10;&quot;####&quot;)" table:style-name="ce51"/>
          <table:table-cell office:value-type="string" office:string-value="" table:formula="of:=TEXT([.G67]/100;&quot;####&quot;)" table:style-name="ce51"/>
          <table:table-cell office:value-type="string" office:string-value="" table:formula="of:=TEXT([.H67]*10;&quot;####&quot;)" table:style-name="ce51"/>
          <table:table-cell office:value-type="string" office:string-value="" table:formula="of:=TEXT([.I67]/10;&quot;####&quot;)" table:style-name="ce51"/>
          <table:table-cell office:value-type="string" office:string-value="" table:formula="of:=TEXT([.J67]/10;&quot;####&quot;)" table:style-name="ce51"/>
          <table:table-cell office:value-type="string" office:string-value="" table:formula="of:=TEXT([.K67]/100;&quot;####&quot;)" table:style-name="ce51"/>
          <table:table-cell office:value-type="string" office:string-value="" table:formula="of:=TEXT([.L67]*10;&quot;####&quot;)" table:style-name="ce51"/>
          <table:table-cell office:value-type="string" office:string-value="" table:formula="of:=TEXT([.M67]/10;&quot;####&quot;)" table:style-name="ce51"/>
          <table:table-cell office:value-type="string" office:string-value="" table:formula="of:=TEXT([.N67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68]&amp;&quot;_&quot;&amp;[.AB68]&amp;[.AC68]&amp;[.AD68]&amp;[.AF68]&amp;[.AG68]&amp;[.AH68]&amp;[.AJ68]&amp;[.AK68]&amp;[.AL68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68]-[.D68]*[.E68])*[.C68]/2+[.C68]*[.D68]*[.E68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68]&lt;&gt;0;[.E68]*[.D68])" table:style-name="ce23">
            <text:p>FALSCH</text:p>
          </table:table-cell>
          <table:table-cell office:value-type="float" office:value="0" table:formula="of:=([.I68]-[.H68]*[.I68])*[.G68]/2+[.G68]*[.H68]*[.I68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68]&lt;&gt;0;[.I68]*[.H68])" table:style-name="ce23">
            <text:p>FALSCH</text:p>
          </table:table-cell>
          <table:table-cell office:value-type="float" office:value="0" table:formula="of:=([.M68]-[.L68]*[.M68])*[.K68]/2+[.K68]*[.L68]*[.M68]" table:style-name="ce37">
            <text:p>0</text:p>
          </table:table-cell>
          <table:table-cell table:style-name="ce1"/>
          <table:table-cell office:value-type="float" office:value="0" table:formula="of:=([.F68]+[.J68]+[.N68])*2" table:style-name="ce36">
            <text:p>0</text:p>
          </table:table-cell>
          <table:table-cell office:value-type="float" office:value="0" table:formula="of:=[.$K$3]/1000*9.81*2/([.$A$3]/1000000*[.$E$3]*[.$E$3]*[.P68])" table:style-name="ce37">
            <text:p>#DIV/0!</text:p>
          </table:table-cell>
          <table:table-cell table:style-name="ce1"/>
          <table:table-cell office:value-type="string" office:string-value="Fehler" table:formula="of:=IF([.C68]+[.G68]+[.K68]=[.$H$3]/2;&quot;Erfüllt&quot;;&quot;Fehler&quot;)" table:style-name="ce72">
            <text:p>Fehler</text:p>
          </table:table-cell>
          <table:table-cell office:value-type="string" office:string-value="Fehler" table:formula="of:=IF(MIN([.E68];[.I68];[.M68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68]-[.V68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68]&lt;&gt;0;[.X68]/[.Y68];&quot; &quot;)" table:style-name="ce37">
            <text:p><text:s/></text:p>
          </table:table-cell>
          <table:table-cell table:style-name="ce1"/>
          <table:table-cell office:value-type="string" office:string-value="" table:formula="of:=TEXT([.C68]/100;&quot;####&quot;)" table:style-name="ce55"/>
          <table:table-cell office:value-type="string" office:string-value="" table:formula="of:=TEXT([.D68]*10;&quot;####&quot;)" table:style-name="ce51"/>
          <table:table-cell office:value-type="string" office:string-value="" table:formula="of:=TEXT([.E68]/10;&quot;####&quot;)" table:style-name="ce51"/>
          <table:table-cell office:value-type="string" office:string-value="" table:formula="of:=TEXT([.F68]/10;&quot;####&quot;)" table:style-name="ce51"/>
          <table:table-cell office:value-type="string" office:string-value="" table:formula="of:=TEXT([.G68]/100;&quot;####&quot;)" table:style-name="ce51"/>
          <table:table-cell office:value-type="string" office:string-value="" table:formula="of:=TEXT([.H68]*10;&quot;####&quot;)" table:style-name="ce51"/>
          <table:table-cell office:value-type="string" office:string-value="" table:formula="of:=TEXT([.I68]/10;&quot;####&quot;)" table:style-name="ce51"/>
          <table:table-cell office:value-type="string" office:string-value="" table:formula="of:=TEXT([.J68]/10;&quot;####&quot;)" table:style-name="ce51"/>
          <table:table-cell office:value-type="string" office:string-value="" table:formula="of:=TEXT([.K68]/100;&quot;####&quot;)" table:style-name="ce51"/>
          <table:table-cell office:value-type="string" office:string-value="" table:formula="of:=TEXT([.L68]*10;&quot;####&quot;)" table:style-name="ce51"/>
          <table:table-cell office:value-type="string" office:string-value="" table:formula="of:=TEXT([.M68]/10;&quot;####&quot;)" table:style-name="ce51"/>
          <table:table-cell office:value-type="string" office:string-value="" table:formula="of:=TEXT([.N68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69]&amp;&quot;_&quot;&amp;[.AB69]&amp;[.AC69]&amp;[.AD69]&amp;[.AF69]&amp;[.AG69]&amp;[.AH69]&amp;[.AJ69]&amp;[.AK69]&amp;[.AL69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69]-[.D69]*[.E69])*[.C69]/2+[.C69]*[.D69]*[.E69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69]&lt;&gt;0;[.E69]*[.D69])" table:style-name="ce23">
            <text:p>FALSCH</text:p>
          </table:table-cell>
          <table:table-cell office:value-type="float" office:value="0" table:formula="of:=([.I69]-[.H69]*[.I69])*[.G69]/2+[.G69]*[.H69]*[.I69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69]&lt;&gt;0;[.I69]*[.H69])" table:style-name="ce23">
            <text:p>FALSCH</text:p>
          </table:table-cell>
          <table:table-cell office:value-type="float" office:value="0" table:formula="of:=([.M69]-[.L69]*[.M69])*[.K69]/2+[.K69]*[.L69]*[.M69]" table:style-name="ce37">
            <text:p>0</text:p>
          </table:table-cell>
          <table:table-cell table:style-name="ce1"/>
          <table:table-cell office:value-type="float" office:value="0" table:formula="of:=([.F69]+[.J69]+[.N69])*2" table:style-name="ce36">
            <text:p>0</text:p>
          </table:table-cell>
          <table:table-cell office:value-type="float" office:value="0" table:formula="of:=[.$K$3]/1000*9.81*2/([.$A$3]/1000000*[.$E$3]*[.$E$3]*[.P69])" table:style-name="ce37">
            <text:p>#DIV/0!</text:p>
          </table:table-cell>
          <table:table-cell table:style-name="ce1"/>
          <table:table-cell office:value-type="string" office:string-value="Fehler" table:formula="of:=IF([.C69]+[.G69]+[.K69]=[.$H$3]/2;&quot;Erfüllt&quot;;&quot;Fehler&quot;)" table:style-name="ce72">
            <text:p>Fehler</text:p>
          </table:table-cell>
          <table:table-cell office:value-type="string" office:string-value="Fehler" table:formula="of:=IF(MIN([.E69];[.I69];[.M69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69]-[.V69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69]&lt;&gt;0;[.X69]/[.Y69];&quot; &quot;)" table:style-name="ce37">
            <text:p><text:s/></text:p>
          </table:table-cell>
          <table:table-cell table:style-name="ce1"/>
          <table:table-cell office:value-type="string" office:string-value="" table:formula="of:=TEXT([.C69]/100;&quot;####&quot;)" table:style-name="ce55"/>
          <table:table-cell office:value-type="string" office:string-value="" table:formula="of:=TEXT([.D69]*10;&quot;####&quot;)" table:style-name="ce51"/>
          <table:table-cell office:value-type="string" office:string-value="" table:formula="of:=TEXT([.E69]/10;&quot;####&quot;)" table:style-name="ce51"/>
          <table:table-cell office:value-type="string" office:string-value="" table:formula="of:=TEXT([.F69]/10;&quot;####&quot;)" table:style-name="ce51"/>
          <table:table-cell office:value-type="string" office:string-value="" table:formula="of:=TEXT([.G69]/100;&quot;####&quot;)" table:style-name="ce51"/>
          <table:table-cell office:value-type="string" office:string-value="" table:formula="of:=TEXT([.H69]*10;&quot;####&quot;)" table:style-name="ce51"/>
          <table:table-cell office:value-type="string" office:string-value="" table:formula="of:=TEXT([.I69]/10;&quot;####&quot;)" table:style-name="ce51"/>
          <table:table-cell office:value-type="string" office:string-value="" table:formula="of:=TEXT([.J69]/10;&quot;####&quot;)" table:style-name="ce51"/>
          <table:table-cell office:value-type="string" office:string-value="" table:formula="of:=TEXT([.K69]/100;&quot;####&quot;)" table:style-name="ce51"/>
          <table:table-cell office:value-type="string" office:string-value="" table:formula="of:=TEXT([.L69]*10;&quot;####&quot;)" table:style-name="ce51"/>
          <table:table-cell office:value-type="string" office:string-value="" table:formula="of:=TEXT([.M69]/10;&quot;####&quot;)" table:style-name="ce51"/>
          <table:table-cell office:value-type="string" office:string-value="" table:formula="of:=TEXT([.N69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70]&amp;&quot;_&quot;&amp;[.AB70]&amp;[.AC70]&amp;[.AD70]&amp;[.AF70]&amp;[.AG70]&amp;[.AH70]&amp;[.AJ70]&amp;[.AK70]&amp;[.AL70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70]-[.D70]*[.E70])*[.C70]/2+[.C70]*[.D70]*[.E70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70]&lt;&gt;0;[.E70]*[.D70])" table:style-name="ce23">
            <text:p>FALSCH</text:p>
          </table:table-cell>
          <table:table-cell office:value-type="float" office:value="0" table:formula="of:=([.I70]-[.H70]*[.I70])*[.G70]/2+[.G70]*[.H70]*[.I70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70]&lt;&gt;0;[.I70]*[.H70])" table:style-name="ce23">
            <text:p>FALSCH</text:p>
          </table:table-cell>
          <table:table-cell office:value-type="float" office:value="0" table:formula="of:=([.M70]-[.L70]*[.M70])*[.K70]/2+[.K70]*[.L70]*[.M70]" table:style-name="ce37">
            <text:p>0</text:p>
          </table:table-cell>
          <table:table-cell table:style-name="ce1"/>
          <table:table-cell office:value-type="float" office:value="0" table:formula="of:=([.F70]+[.J70]+[.N70])*2" table:style-name="ce36">
            <text:p>0</text:p>
          </table:table-cell>
          <table:table-cell office:value-type="float" office:value="0" table:formula="of:=[.$K$3]/1000*9.81*2/([.$A$3]/1000000*[.$E$3]*[.$E$3]*[.P70])" table:style-name="ce37">
            <text:p>#DIV/0!</text:p>
          </table:table-cell>
          <table:table-cell table:style-name="ce1"/>
          <table:table-cell office:value-type="string" office:string-value="Fehler" table:formula="of:=IF([.C70]+[.G70]+[.K70]=[.$H$3]/2;&quot;Erfüllt&quot;;&quot;Fehler&quot;)" table:style-name="ce72">
            <text:p>Fehler</text:p>
          </table:table-cell>
          <table:table-cell office:value-type="string" office:string-value="Fehler" table:formula="of:=IF(MIN([.E70];[.I70];[.M70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70]-[.V70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70]&lt;&gt;0;[.X70]/[.Y70];&quot; &quot;)" table:style-name="ce37">
            <text:p><text:s/></text:p>
          </table:table-cell>
          <table:table-cell table:style-name="ce1"/>
          <table:table-cell office:value-type="string" office:string-value="" table:formula="of:=TEXT([.C70]/100;&quot;####&quot;)" table:style-name="ce55"/>
          <table:table-cell office:value-type="string" office:string-value="" table:formula="of:=TEXT([.D70]*10;&quot;####&quot;)" table:style-name="ce51"/>
          <table:table-cell office:value-type="string" office:string-value="" table:formula="of:=TEXT([.E70]/10;&quot;####&quot;)" table:style-name="ce51"/>
          <table:table-cell office:value-type="string" office:string-value="" table:formula="of:=TEXT([.F70]/10;&quot;####&quot;)" table:style-name="ce51"/>
          <table:table-cell office:value-type="string" office:string-value="" table:formula="of:=TEXT([.G70]/100;&quot;####&quot;)" table:style-name="ce51"/>
          <table:table-cell office:value-type="string" office:string-value="" table:formula="of:=TEXT([.H70]*10;&quot;####&quot;)" table:style-name="ce51"/>
          <table:table-cell office:value-type="string" office:string-value="" table:formula="of:=TEXT([.I70]/10;&quot;####&quot;)" table:style-name="ce51"/>
          <table:table-cell office:value-type="string" office:string-value="" table:formula="of:=TEXT([.J70]/10;&quot;####&quot;)" table:style-name="ce51"/>
          <table:table-cell office:value-type="string" office:string-value="" table:formula="of:=TEXT([.K70]/100;&quot;####&quot;)" table:style-name="ce51"/>
          <table:table-cell office:value-type="string" office:string-value="" table:formula="of:=TEXT([.L70]*10;&quot;####&quot;)" table:style-name="ce51"/>
          <table:table-cell office:value-type="string" office:string-value="" table:formula="of:=TEXT([.M70]/10;&quot;####&quot;)" table:style-name="ce51"/>
          <table:table-cell office:value-type="string" office:string-value="" table:formula="of:=TEXT([.N70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71]&amp;&quot;_&quot;&amp;[.AB71]&amp;[.AC71]&amp;[.AD71]&amp;[.AF71]&amp;[.AG71]&amp;[.AH71]&amp;[.AJ71]&amp;[.AK71]&amp;[.AL71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71]-[.D71]*[.E71])*[.C71]/2+[.C71]*[.D71]*[.E71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71]&lt;&gt;0;[.E71]*[.D71])" table:style-name="ce23">
            <text:p>FALSCH</text:p>
          </table:table-cell>
          <table:table-cell office:value-type="float" office:value="0" table:formula="of:=([.I71]-[.H71]*[.I71])*[.G71]/2+[.G71]*[.H71]*[.I71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71]&lt;&gt;0;[.I71]*[.H71])" table:style-name="ce23">
            <text:p>FALSCH</text:p>
          </table:table-cell>
          <table:table-cell office:value-type="float" office:value="0" table:formula="of:=([.M71]-[.L71]*[.M71])*[.K71]/2+[.K71]*[.L71]*[.M71]" table:style-name="ce37">
            <text:p>0</text:p>
          </table:table-cell>
          <table:table-cell table:style-name="ce1"/>
          <table:table-cell office:value-type="float" office:value="0" table:formula="of:=([.F71]+[.J71]+[.N71])*2" table:style-name="ce36">
            <text:p>0</text:p>
          </table:table-cell>
          <table:table-cell office:value-type="float" office:value="0" table:formula="of:=[.$K$3]/1000*9.81*2/([.$A$3]/1000000*[.$E$3]*[.$E$3]*[.P71])" table:style-name="ce37">
            <text:p>#DIV/0!</text:p>
          </table:table-cell>
          <table:table-cell table:style-name="ce1"/>
          <table:table-cell office:value-type="string" office:string-value="Fehler" table:formula="of:=IF([.C71]+[.G71]+[.K71]=[.$H$3]/2;&quot;Erfüllt&quot;;&quot;Fehler&quot;)" table:style-name="ce72">
            <text:p>Fehler</text:p>
          </table:table-cell>
          <table:table-cell office:value-type="string" office:string-value="Fehler" table:formula="of:=IF(MIN([.E71];[.I71];[.M71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71]-[.V71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71]&lt;&gt;0;[.X71]/[.Y71];&quot; &quot;)" table:style-name="ce37">
            <text:p><text:s/></text:p>
          </table:table-cell>
          <table:table-cell table:style-name="ce1"/>
          <table:table-cell office:value-type="string" office:string-value="" table:formula="of:=TEXT([.C71]/100;&quot;####&quot;)" table:style-name="ce55"/>
          <table:table-cell office:value-type="string" office:string-value="" table:formula="of:=TEXT([.D71]*10;&quot;####&quot;)" table:style-name="ce51"/>
          <table:table-cell office:value-type="string" office:string-value="" table:formula="of:=TEXT([.E71]/10;&quot;####&quot;)" table:style-name="ce51"/>
          <table:table-cell office:value-type="string" office:string-value="" table:formula="of:=TEXT([.F71]/10;&quot;####&quot;)" table:style-name="ce51"/>
          <table:table-cell office:value-type="string" office:string-value="" table:formula="of:=TEXT([.G71]/100;&quot;####&quot;)" table:style-name="ce51"/>
          <table:table-cell office:value-type="string" office:string-value="" table:formula="of:=TEXT([.H71]*10;&quot;####&quot;)" table:style-name="ce51"/>
          <table:table-cell office:value-type="string" office:string-value="" table:formula="of:=TEXT([.I71]/10;&quot;####&quot;)" table:style-name="ce51"/>
          <table:table-cell office:value-type="string" office:string-value="" table:formula="of:=TEXT([.J71]/10;&quot;####&quot;)" table:style-name="ce51"/>
          <table:table-cell office:value-type="string" office:string-value="" table:formula="of:=TEXT([.K71]/100;&quot;####&quot;)" table:style-name="ce51"/>
          <table:table-cell office:value-type="string" office:string-value="" table:formula="of:=TEXT([.L71]*10;&quot;####&quot;)" table:style-name="ce51"/>
          <table:table-cell office:value-type="string" office:string-value="" table:formula="of:=TEXT([.M71]/10;&quot;####&quot;)" table:style-name="ce51"/>
          <table:table-cell office:value-type="string" office:string-value="" table:formula="of:=TEXT([.N71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72]&amp;&quot;_&quot;&amp;[.AB72]&amp;[.AC72]&amp;[.AD72]&amp;[.AF72]&amp;[.AG72]&amp;[.AH72]&amp;[.AJ72]&amp;[.AK72]&amp;[.AL72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72]-[.D72]*[.E72])*[.C72]/2+[.C72]*[.D72]*[.E72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72]&lt;&gt;0;[.E72]*[.D72])" table:style-name="ce23">
            <text:p>FALSCH</text:p>
          </table:table-cell>
          <table:table-cell office:value-type="float" office:value="0" table:formula="of:=([.I72]-[.H72]*[.I72])*[.G72]/2+[.G72]*[.H72]*[.I72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72]&lt;&gt;0;[.I72]*[.H72])" table:style-name="ce23">
            <text:p>FALSCH</text:p>
          </table:table-cell>
          <table:table-cell office:value-type="float" office:value="0" table:formula="of:=([.M72]-[.L72]*[.M72])*[.K72]/2+[.K72]*[.L72]*[.M72]" table:style-name="ce37">
            <text:p>0</text:p>
          </table:table-cell>
          <table:table-cell table:style-name="ce1"/>
          <table:table-cell office:value-type="float" office:value="0" table:formula="of:=([.F72]+[.J72]+[.N72])*2" table:style-name="ce36">
            <text:p>0</text:p>
          </table:table-cell>
          <table:table-cell office:value-type="float" office:value="0" table:formula="of:=[.$K$3]/1000*9.81*2/([.$A$3]/1000000*[.$E$3]*[.$E$3]*[.P72])" table:style-name="ce37">
            <text:p>#DIV/0!</text:p>
          </table:table-cell>
          <table:table-cell table:style-name="ce1"/>
          <table:table-cell office:value-type="string" office:string-value="Fehler" table:formula="of:=IF([.C72]+[.G72]+[.K72]=[.$H$3]/2;&quot;Erfüllt&quot;;&quot;Fehler&quot;)" table:style-name="ce72">
            <text:p>Fehler</text:p>
          </table:table-cell>
          <table:table-cell office:value-type="string" office:string-value="Fehler" table:formula="of:=IF(MIN([.E72];[.I72];[.M72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72]-[.V72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72]&lt;&gt;0;[.X72]/[.Y72];&quot; &quot;)" table:style-name="ce37">
            <text:p><text:s/></text:p>
          </table:table-cell>
          <table:table-cell table:style-name="ce1"/>
          <table:table-cell office:value-type="string" office:string-value="" table:formula="of:=TEXT([.C72]/100;&quot;####&quot;)" table:style-name="ce55"/>
          <table:table-cell office:value-type="string" office:string-value="" table:formula="of:=TEXT([.D72]*10;&quot;####&quot;)" table:style-name="ce51"/>
          <table:table-cell office:value-type="string" office:string-value="" table:formula="of:=TEXT([.E72]/10;&quot;####&quot;)" table:style-name="ce51"/>
          <table:table-cell office:value-type="string" office:string-value="" table:formula="of:=TEXT([.F72]/10;&quot;####&quot;)" table:style-name="ce51"/>
          <table:table-cell office:value-type="string" office:string-value="" table:formula="of:=TEXT([.G72]/100;&quot;####&quot;)" table:style-name="ce51"/>
          <table:table-cell office:value-type="string" office:string-value="" table:formula="of:=TEXT([.H72]*10;&quot;####&quot;)" table:style-name="ce51"/>
          <table:table-cell office:value-type="string" office:string-value="" table:formula="of:=TEXT([.I72]/10;&quot;####&quot;)" table:style-name="ce51"/>
          <table:table-cell office:value-type="string" office:string-value="" table:formula="of:=TEXT([.J72]/10;&quot;####&quot;)" table:style-name="ce51"/>
          <table:table-cell office:value-type="string" office:string-value="" table:formula="of:=TEXT([.K72]/100;&quot;####&quot;)" table:style-name="ce51"/>
          <table:table-cell office:value-type="string" office:string-value="" table:formula="of:=TEXT([.L72]*10;&quot;####&quot;)" table:style-name="ce51"/>
          <table:table-cell office:value-type="string" office:string-value="" table:formula="of:=TEXT([.M72]/10;&quot;####&quot;)" table:style-name="ce51"/>
          <table:table-cell office:value-type="string" office:string-value="" table:formula="of:=TEXT([.N72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73]&amp;&quot;_&quot;&amp;[.AB73]&amp;[.AC73]&amp;[.AD73]&amp;[.AF73]&amp;[.AG73]&amp;[.AH73]&amp;[.AJ73]&amp;[.AK73]&amp;[.AL73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73]-[.D73]*[.E73])*[.C73]/2+[.C73]*[.D73]*[.E73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73]&lt;&gt;0;[.E73]*[.D73])" table:style-name="ce23">
            <text:p>FALSCH</text:p>
          </table:table-cell>
          <table:table-cell office:value-type="float" office:value="0" table:formula="of:=([.I73]-[.H73]*[.I73])*[.G73]/2+[.G73]*[.H73]*[.I73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73]&lt;&gt;0;[.I73]*[.H73])" table:style-name="ce23">
            <text:p>FALSCH</text:p>
          </table:table-cell>
          <table:table-cell office:value-type="float" office:value="0" table:formula="of:=([.M73]-[.L73]*[.M73])*[.K73]/2+[.K73]*[.L73]*[.M73]" table:style-name="ce37">
            <text:p>0</text:p>
          </table:table-cell>
          <table:table-cell table:style-name="ce1"/>
          <table:table-cell office:value-type="float" office:value="0" table:formula="of:=([.F73]+[.J73]+[.N73])*2" table:style-name="ce36">
            <text:p>0</text:p>
          </table:table-cell>
          <table:table-cell office:value-type="float" office:value="0" table:formula="of:=[.$K$3]/1000*9.81*2/([.$A$3]/1000000*[.$E$3]*[.$E$3]*[.P73])" table:style-name="ce37">
            <text:p>#DIV/0!</text:p>
          </table:table-cell>
          <table:table-cell table:style-name="ce1"/>
          <table:table-cell office:value-type="string" office:string-value="Fehler" table:formula="of:=IF([.C73]+[.G73]+[.K73]=[.$H$3]/2;&quot;Erfüllt&quot;;&quot;Fehler&quot;)" table:style-name="ce72">
            <text:p>Fehler</text:p>
          </table:table-cell>
          <table:table-cell office:value-type="string" office:string-value="Fehler" table:formula="of:=IF(MIN([.E73];[.I73];[.M73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73]-[.V73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73]&lt;&gt;0;[.X73]/[.Y73];&quot; &quot;)" table:style-name="ce37">
            <text:p><text:s/></text:p>
          </table:table-cell>
          <table:table-cell table:style-name="ce1"/>
          <table:table-cell office:value-type="string" office:string-value="" table:formula="of:=TEXT([.C73]/100;&quot;####&quot;)" table:style-name="ce55"/>
          <table:table-cell office:value-type="string" office:string-value="" table:formula="of:=TEXT([.D73]*10;&quot;####&quot;)" table:style-name="ce51"/>
          <table:table-cell office:value-type="string" office:string-value="" table:formula="of:=TEXT([.E73]/10;&quot;####&quot;)" table:style-name="ce51"/>
          <table:table-cell office:value-type="string" office:string-value="" table:formula="of:=TEXT([.F73]/10;&quot;####&quot;)" table:style-name="ce51"/>
          <table:table-cell office:value-type="string" office:string-value="" table:formula="of:=TEXT([.G73]/100;&quot;####&quot;)" table:style-name="ce51"/>
          <table:table-cell office:value-type="string" office:string-value="" table:formula="of:=TEXT([.H73]*10;&quot;####&quot;)" table:style-name="ce51"/>
          <table:table-cell office:value-type="string" office:string-value="" table:formula="of:=TEXT([.I73]/10;&quot;####&quot;)" table:style-name="ce51"/>
          <table:table-cell office:value-type="string" office:string-value="" table:formula="of:=TEXT([.J73]/10;&quot;####&quot;)" table:style-name="ce51"/>
          <table:table-cell office:value-type="string" office:string-value="" table:formula="of:=TEXT([.K73]/100;&quot;####&quot;)" table:style-name="ce51"/>
          <table:table-cell office:value-type="string" office:string-value="" table:formula="of:=TEXT([.L73]*10;&quot;####&quot;)" table:style-name="ce51"/>
          <table:table-cell office:value-type="string" office:string-value="" table:formula="of:=TEXT([.M73]/10;&quot;####&quot;)" table:style-name="ce51"/>
          <table:table-cell office:value-type="string" office:string-value="" table:formula="of:=TEXT([.N73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74]&amp;&quot;_&quot;&amp;[.AB74]&amp;[.AC74]&amp;[.AD74]&amp;[.AF74]&amp;[.AG74]&amp;[.AH74]&amp;[.AJ74]&amp;[.AK74]&amp;[.AL74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74]-[.D74]*[.E74])*[.C74]/2+[.C74]*[.D74]*[.E74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74]&lt;&gt;0;[.E74]*[.D74])" table:style-name="ce23">
            <text:p>FALSCH</text:p>
          </table:table-cell>
          <table:table-cell office:value-type="float" office:value="0" table:formula="of:=([.I74]-[.H74]*[.I74])*[.G74]/2+[.G74]*[.H74]*[.I74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74]&lt;&gt;0;[.I74]*[.H74])" table:style-name="ce23">
            <text:p>FALSCH</text:p>
          </table:table-cell>
          <table:table-cell office:value-type="float" office:value="0" table:formula="of:=([.M74]-[.L74]*[.M74])*[.K74]/2+[.K74]*[.L74]*[.M74]" table:style-name="ce37">
            <text:p>0</text:p>
          </table:table-cell>
          <table:table-cell table:style-name="ce1"/>
          <table:table-cell office:value-type="float" office:value="0" table:formula="of:=([.F74]+[.J74]+[.N74])*2" table:style-name="ce36">
            <text:p>0</text:p>
          </table:table-cell>
          <table:table-cell office:value-type="float" office:value="0" table:formula="of:=[.$K$3]/1000*9.81*2/([.$A$3]/1000000*[.$E$3]*[.$E$3]*[.P74])" table:style-name="ce37">
            <text:p>#DIV/0!</text:p>
          </table:table-cell>
          <table:table-cell table:style-name="ce1"/>
          <table:table-cell office:value-type="string" office:string-value="Fehler" table:formula="of:=IF([.C74]+[.G74]+[.K74]=[.$H$3]/2;&quot;Erfüllt&quot;;&quot;Fehler&quot;)" table:style-name="ce72">
            <text:p>Fehler</text:p>
          </table:table-cell>
          <table:table-cell office:value-type="string" office:string-value="Fehler" table:formula="of:=IF(MIN([.E74];[.I74];[.M74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74]-[.V74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74]&lt;&gt;0;[.X74]/[.Y74];&quot; &quot;)" table:style-name="ce37">
            <text:p><text:s/></text:p>
          </table:table-cell>
          <table:table-cell table:style-name="ce1"/>
          <table:table-cell office:value-type="string" office:string-value="" table:formula="of:=TEXT([.C74]/100;&quot;####&quot;)" table:style-name="ce55"/>
          <table:table-cell office:value-type="string" office:string-value="" table:formula="of:=TEXT([.D74]*10;&quot;####&quot;)" table:style-name="ce51"/>
          <table:table-cell office:value-type="string" office:string-value="" table:formula="of:=TEXT([.E74]/10;&quot;####&quot;)" table:style-name="ce51"/>
          <table:table-cell office:value-type="string" office:string-value="" table:formula="of:=TEXT([.F74]/10;&quot;####&quot;)" table:style-name="ce51"/>
          <table:table-cell office:value-type="string" office:string-value="" table:formula="of:=TEXT([.G74]/100;&quot;####&quot;)" table:style-name="ce51"/>
          <table:table-cell office:value-type="string" office:string-value="" table:formula="of:=TEXT([.H74]*10;&quot;####&quot;)" table:style-name="ce51"/>
          <table:table-cell office:value-type="string" office:string-value="" table:formula="of:=TEXT([.I74]/10;&quot;####&quot;)" table:style-name="ce51"/>
          <table:table-cell office:value-type="string" office:string-value="" table:formula="of:=TEXT([.J74]/10;&quot;####&quot;)" table:style-name="ce51"/>
          <table:table-cell office:value-type="string" office:string-value="" table:formula="of:=TEXT([.K74]/100;&quot;####&quot;)" table:style-name="ce51"/>
          <table:table-cell office:value-type="string" office:string-value="" table:formula="of:=TEXT([.L74]*10;&quot;####&quot;)" table:style-name="ce51"/>
          <table:table-cell office:value-type="string" office:string-value="" table:formula="of:=TEXT([.M74]/10;&quot;####&quot;)" table:style-name="ce51"/>
          <table:table-cell office:value-type="string" office:string-value="" table:formula="of:=TEXT([.N74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75]&amp;&quot;_&quot;&amp;[.AB75]&amp;[.AC75]&amp;[.AD75]&amp;[.AF75]&amp;[.AG75]&amp;[.AH75]&amp;[.AJ75]&amp;[.AK75]&amp;[.AL75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75]-[.D75]*[.E75])*[.C75]/2+[.C75]*[.D75]*[.E75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75]&lt;&gt;0;[.E75]*[.D75])" table:style-name="ce23">
            <text:p>FALSCH</text:p>
          </table:table-cell>
          <table:table-cell office:value-type="float" office:value="0" table:formula="of:=([.I75]-[.H75]*[.I75])*[.G75]/2+[.G75]*[.H75]*[.I75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75]&lt;&gt;0;[.I75]*[.H75])" table:style-name="ce23">
            <text:p>FALSCH</text:p>
          </table:table-cell>
          <table:table-cell office:value-type="float" office:value="0" table:formula="of:=([.M75]-[.L75]*[.M75])*[.K75]/2+[.K75]*[.L75]*[.M75]" table:style-name="ce37">
            <text:p>0</text:p>
          </table:table-cell>
          <table:table-cell table:style-name="ce1"/>
          <table:table-cell office:value-type="float" office:value="0" table:formula="of:=([.F75]+[.J75]+[.N75])*2" table:style-name="ce36">
            <text:p>0</text:p>
          </table:table-cell>
          <table:table-cell office:value-type="float" office:value="0" table:formula="of:=[.$K$3]/1000*9.81*2/([.$A$3]/1000000*[.$E$3]*[.$E$3]*[.P75])" table:style-name="ce37">
            <text:p>#DIV/0!</text:p>
          </table:table-cell>
          <table:table-cell table:style-name="ce1"/>
          <table:table-cell office:value-type="string" office:string-value="Fehler" table:formula="of:=IF([.C75]+[.G75]+[.K75]=[.$H$3]/2;&quot;Erfüllt&quot;;&quot;Fehler&quot;)" table:style-name="ce72">
            <text:p>Fehler</text:p>
          </table:table-cell>
          <table:table-cell office:value-type="string" office:string-value="Fehler" table:formula="of:=IF(MIN([.E75];[.I75];[.M75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75]-[.V75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75]&lt;&gt;0;[.X75]/[.Y75];&quot; &quot;)" table:style-name="ce37">
            <text:p><text:s/></text:p>
          </table:table-cell>
          <table:table-cell table:style-name="ce1"/>
          <table:table-cell office:value-type="string" office:string-value="" table:formula="of:=TEXT([.C75]/100;&quot;####&quot;)" table:style-name="ce55"/>
          <table:table-cell office:value-type="string" office:string-value="" table:formula="of:=TEXT([.D75]*10;&quot;####&quot;)" table:style-name="ce51"/>
          <table:table-cell office:value-type="string" office:string-value="" table:formula="of:=TEXT([.E75]/10;&quot;####&quot;)" table:style-name="ce51"/>
          <table:table-cell office:value-type="string" office:string-value="" table:formula="of:=TEXT([.F75]/10;&quot;####&quot;)" table:style-name="ce51"/>
          <table:table-cell office:value-type="string" office:string-value="" table:formula="of:=TEXT([.G75]/100;&quot;####&quot;)" table:style-name="ce51"/>
          <table:table-cell office:value-type="string" office:string-value="" table:formula="of:=TEXT([.H75]*10;&quot;####&quot;)" table:style-name="ce51"/>
          <table:table-cell office:value-type="string" office:string-value="" table:formula="of:=TEXT([.I75]/10;&quot;####&quot;)" table:style-name="ce51"/>
          <table:table-cell office:value-type="string" office:string-value="" table:formula="of:=TEXT([.J75]/10;&quot;####&quot;)" table:style-name="ce51"/>
          <table:table-cell office:value-type="string" office:string-value="" table:formula="of:=TEXT([.K75]/100;&quot;####&quot;)" table:style-name="ce51"/>
          <table:table-cell office:value-type="string" office:string-value="" table:formula="of:=TEXT([.L75]*10;&quot;####&quot;)" table:style-name="ce51"/>
          <table:table-cell office:value-type="string" office:string-value="" table:formula="of:=TEXT([.M75]/10;&quot;####&quot;)" table:style-name="ce51"/>
          <table:table-cell office:value-type="string" office:string-value="" table:formula="of:=TEXT([.N75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76]&amp;&quot;_&quot;&amp;[.AB76]&amp;[.AC76]&amp;[.AD76]&amp;[.AF76]&amp;[.AG76]&amp;[.AH76]&amp;[.AJ76]&amp;[.AK76]&amp;[.AL76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76]-[.D76]*[.E76])*[.C76]/2+[.C76]*[.D76]*[.E76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76]&lt;&gt;0;[.E76]*[.D76])" table:style-name="ce23">
            <text:p>FALSCH</text:p>
          </table:table-cell>
          <table:table-cell office:value-type="float" office:value="0" table:formula="of:=([.I76]-[.H76]*[.I76])*[.G76]/2+[.G76]*[.H76]*[.I76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76]&lt;&gt;0;[.I76]*[.H76])" table:style-name="ce23">
            <text:p>FALSCH</text:p>
          </table:table-cell>
          <table:table-cell office:value-type="float" office:value="0" table:formula="of:=([.M76]-[.L76]*[.M76])*[.K76]/2+[.K76]*[.L76]*[.M76]" table:style-name="ce37">
            <text:p>0</text:p>
          </table:table-cell>
          <table:table-cell table:style-name="ce1"/>
          <table:table-cell office:value-type="float" office:value="0" table:formula="of:=([.F76]+[.J76]+[.N76])*2" table:style-name="ce36">
            <text:p>0</text:p>
          </table:table-cell>
          <table:table-cell office:value-type="float" office:value="0" table:formula="of:=[.$K$3]/1000*9.81*2/([.$A$3]/1000000*[.$E$3]*[.$E$3]*[.P76])" table:style-name="ce37">
            <text:p>#DIV/0!</text:p>
          </table:table-cell>
          <table:table-cell table:style-name="ce1"/>
          <table:table-cell office:value-type="string" office:string-value="Fehler" table:formula="of:=IF([.C76]+[.G76]+[.K76]=[.$H$3]/2;&quot;Erfüllt&quot;;&quot;Fehler&quot;)" table:style-name="ce72">
            <text:p>Fehler</text:p>
          </table:table-cell>
          <table:table-cell office:value-type="string" office:string-value="Fehler" table:formula="of:=IF(MIN([.E76];[.I76];[.M76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76]-[.V76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76]&lt;&gt;0;[.X76]/[.Y76];&quot; &quot;)" table:style-name="ce37">
            <text:p><text:s/></text:p>
          </table:table-cell>
          <table:table-cell table:style-name="ce1"/>
          <table:table-cell office:value-type="string" office:string-value="" table:formula="of:=TEXT([.C76]/100;&quot;####&quot;)" table:style-name="ce55"/>
          <table:table-cell office:value-type="string" office:string-value="" table:formula="of:=TEXT([.D76]*10;&quot;####&quot;)" table:style-name="ce51"/>
          <table:table-cell office:value-type="string" office:string-value="" table:formula="of:=TEXT([.E76]/10;&quot;####&quot;)" table:style-name="ce51"/>
          <table:table-cell office:value-type="string" office:string-value="" table:formula="of:=TEXT([.F76]/10;&quot;####&quot;)" table:style-name="ce51"/>
          <table:table-cell office:value-type="string" office:string-value="" table:formula="of:=TEXT([.G76]/100;&quot;####&quot;)" table:style-name="ce51"/>
          <table:table-cell office:value-type="string" office:string-value="" table:formula="of:=TEXT([.H76]*10;&quot;####&quot;)" table:style-name="ce51"/>
          <table:table-cell office:value-type="string" office:string-value="" table:formula="of:=TEXT([.I76]/10;&quot;####&quot;)" table:style-name="ce51"/>
          <table:table-cell office:value-type="string" office:string-value="" table:formula="of:=TEXT([.J76]/10;&quot;####&quot;)" table:style-name="ce51"/>
          <table:table-cell office:value-type="string" office:string-value="" table:formula="of:=TEXT([.K76]/100;&quot;####&quot;)" table:style-name="ce51"/>
          <table:table-cell office:value-type="string" office:string-value="" table:formula="of:=TEXT([.L76]*10;&quot;####&quot;)" table:style-name="ce51"/>
          <table:table-cell office:value-type="string" office:string-value="" table:formula="of:=TEXT([.M76]/10;&quot;####&quot;)" table:style-name="ce51"/>
          <table:table-cell office:value-type="string" office:string-value="" table:formula="of:=TEXT([.N76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77]&amp;&quot;_&quot;&amp;[.AB77]&amp;[.AC77]&amp;[.AD77]&amp;[.AF77]&amp;[.AG77]&amp;[.AH77]&amp;[.AJ77]&amp;[.AK77]&amp;[.AL77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77]-[.D77]*[.E77])*[.C77]/2+[.C77]*[.D77]*[.E77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77]&lt;&gt;0;[.E77]*[.D77])" table:style-name="ce23">
            <text:p>FALSCH</text:p>
          </table:table-cell>
          <table:table-cell office:value-type="float" office:value="0" table:formula="of:=([.I77]-[.H77]*[.I77])*[.G77]/2+[.G77]*[.H77]*[.I77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77]&lt;&gt;0;[.I77]*[.H77])" table:style-name="ce23">
            <text:p>FALSCH</text:p>
          </table:table-cell>
          <table:table-cell office:value-type="float" office:value="0" table:formula="of:=([.M77]-[.L77]*[.M77])*[.K77]/2+[.K77]*[.L77]*[.M77]" table:style-name="ce37">
            <text:p>0</text:p>
          </table:table-cell>
          <table:table-cell table:style-name="ce1"/>
          <table:table-cell office:value-type="float" office:value="0" table:formula="of:=([.F77]+[.J77]+[.N77])*2" table:style-name="ce36">
            <text:p>0</text:p>
          </table:table-cell>
          <table:table-cell office:value-type="float" office:value="0" table:formula="of:=[.$K$3]/1000*9.81*2/([.$A$3]/1000000*[.$E$3]*[.$E$3]*[.P77])" table:style-name="ce37">
            <text:p>#DIV/0!</text:p>
          </table:table-cell>
          <table:table-cell table:style-name="ce1"/>
          <table:table-cell office:value-type="string" office:string-value="Fehler" table:formula="of:=IF([.C77]+[.G77]+[.K77]=[.$H$3]/2;&quot;Erfüllt&quot;;&quot;Fehler&quot;)" table:style-name="ce72">
            <text:p>Fehler</text:p>
          </table:table-cell>
          <table:table-cell office:value-type="string" office:string-value="Fehler" table:formula="of:=IF(MIN([.E77];[.I77];[.M77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77]-[.V77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77]&lt;&gt;0;[.X77]/[.Y77];&quot; &quot;)" table:style-name="ce37">
            <text:p><text:s/></text:p>
          </table:table-cell>
          <table:table-cell table:style-name="ce1"/>
          <table:table-cell office:value-type="string" office:string-value="" table:formula="of:=TEXT([.C77]/100;&quot;####&quot;)" table:style-name="ce55"/>
          <table:table-cell office:value-type="string" office:string-value="" table:formula="of:=TEXT([.D77]*10;&quot;####&quot;)" table:style-name="ce51"/>
          <table:table-cell office:value-type="string" office:string-value="" table:formula="of:=TEXT([.E77]/10;&quot;####&quot;)" table:style-name="ce51"/>
          <table:table-cell office:value-type="string" office:string-value="" table:formula="of:=TEXT([.F77]/10;&quot;####&quot;)" table:style-name="ce51"/>
          <table:table-cell office:value-type="string" office:string-value="" table:formula="of:=TEXT([.G77]/100;&quot;####&quot;)" table:style-name="ce51"/>
          <table:table-cell office:value-type="string" office:string-value="" table:formula="of:=TEXT([.H77]*10;&quot;####&quot;)" table:style-name="ce51"/>
          <table:table-cell office:value-type="string" office:string-value="" table:formula="of:=TEXT([.I77]/10;&quot;####&quot;)" table:style-name="ce51"/>
          <table:table-cell office:value-type="string" office:string-value="" table:formula="of:=TEXT([.J77]/10;&quot;####&quot;)" table:style-name="ce51"/>
          <table:table-cell office:value-type="string" office:string-value="" table:formula="of:=TEXT([.K77]/100;&quot;####&quot;)" table:style-name="ce51"/>
          <table:table-cell office:value-type="string" office:string-value="" table:formula="of:=TEXT([.L77]*10;&quot;####&quot;)" table:style-name="ce51"/>
          <table:table-cell office:value-type="string" office:string-value="" table:formula="of:=TEXT([.M77]/10;&quot;####&quot;)" table:style-name="ce51"/>
          <table:table-cell office:value-type="string" office:string-value="" table:formula="of:=TEXT([.N77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78]&amp;&quot;_&quot;&amp;[.AB78]&amp;[.AC78]&amp;[.AD78]&amp;[.AF78]&amp;[.AG78]&amp;[.AH78]&amp;[.AJ78]&amp;[.AK78]&amp;[.AL78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78]-[.D78]*[.E78])*[.C78]/2+[.C78]*[.D78]*[.E78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78]&lt;&gt;0;[.E78]*[.D78])" table:style-name="ce23">
            <text:p>FALSCH</text:p>
          </table:table-cell>
          <table:table-cell office:value-type="float" office:value="0" table:formula="of:=([.I78]-[.H78]*[.I78])*[.G78]/2+[.G78]*[.H78]*[.I78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78]&lt;&gt;0;[.I78]*[.H78])" table:style-name="ce23">
            <text:p>FALSCH</text:p>
          </table:table-cell>
          <table:table-cell office:value-type="float" office:value="0" table:formula="of:=([.M78]-[.L78]*[.M78])*[.K78]/2+[.K78]*[.L78]*[.M78]" table:style-name="ce37">
            <text:p>0</text:p>
          </table:table-cell>
          <table:table-cell table:style-name="ce1"/>
          <table:table-cell office:value-type="float" office:value="0" table:formula="of:=([.F78]+[.J78]+[.N78])*2" table:style-name="ce36">
            <text:p>0</text:p>
          </table:table-cell>
          <table:table-cell office:value-type="float" office:value="0" table:formula="of:=[.$K$3]/1000*9.81*2/([.$A$3]/1000000*[.$E$3]*[.$E$3]*[.P78])" table:style-name="ce37">
            <text:p>#DIV/0!</text:p>
          </table:table-cell>
          <table:table-cell table:style-name="ce1"/>
          <table:table-cell office:value-type="string" office:string-value="Fehler" table:formula="of:=IF([.C78]+[.G78]+[.K78]=[.$H$3]/2;&quot;Erfüllt&quot;;&quot;Fehler&quot;)" table:style-name="ce72">
            <text:p>Fehler</text:p>
          </table:table-cell>
          <table:table-cell office:value-type="string" office:string-value="Fehler" table:formula="of:=IF(MIN([.E78];[.I78];[.M78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78]-[.V78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78]&lt;&gt;0;[.X78]/[.Y78];&quot; &quot;)" table:style-name="ce37">
            <text:p><text:s/></text:p>
          </table:table-cell>
          <table:table-cell table:style-name="ce1"/>
          <table:table-cell office:value-type="string" office:string-value="" table:formula="of:=TEXT([.C78]/100;&quot;####&quot;)" table:style-name="ce55"/>
          <table:table-cell office:value-type="string" office:string-value="" table:formula="of:=TEXT([.D78]*10;&quot;####&quot;)" table:style-name="ce51"/>
          <table:table-cell office:value-type="string" office:string-value="" table:formula="of:=TEXT([.E78]/10;&quot;####&quot;)" table:style-name="ce51"/>
          <table:table-cell office:value-type="string" office:string-value="" table:formula="of:=TEXT([.F78]/10;&quot;####&quot;)" table:style-name="ce51"/>
          <table:table-cell office:value-type="string" office:string-value="" table:formula="of:=TEXT([.G78]/100;&quot;####&quot;)" table:style-name="ce51"/>
          <table:table-cell office:value-type="string" office:string-value="" table:formula="of:=TEXT([.H78]*10;&quot;####&quot;)" table:style-name="ce51"/>
          <table:table-cell office:value-type="string" office:string-value="" table:formula="of:=TEXT([.I78]/10;&quot;####&quot;)" table:style-name="ce51"/>
          <table:table-cell office:value-type="string" office:string-value="" table:formula="of:=TEXT([.J78]/10;&quot;####&quot;)" table:style-name="ce51"/>
          <table:table-cell office:value-type="string" office:string-value="" table:formula="of:=TEXT([.K78]/100;&quot;####&quot;)" table:style-name="ce51"/>
          <table:table-cell office:value-type="string" office:string-value="" table:formula="of:=TEXT([.L78]*10;&quot;####&quot;)" table:style-name="ce51"/>
          <table:table-cell office:value-type="string" office:string-value="" table:formula="of:=TEXT([.M78]/10;&quot;####&quot;)" table:style-name="ce51"/>
          <table:table-cell office:value-type="string" office:string-value="" table:formula="of:=TEXT([.N78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79]&amp;&quot;_&quot;&amp;[.AB79]&amp;[.AC79]&amp;[.AD79]&amp;[.AF79]&amp;[.AG79]&amp;[.AH79]&amp;[.AJ79]&amp;[.AK79]&amp;[.AL79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79]-[.D79]*[.E79])*[.C79]/2+[.C79]*[.D79]*[.E79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79]&lt;&gt;0;[.E79]*[.D79])" table:style-name="ce23">
            <text:p>FALSCH</text:p>
          </table:table-cell>
          <table:table-cell office:value-type="float" office:value="0" table:formula="of:=([.I79]-[.H79]*[.I79])*[.G79]/2+[.G79]*[.H79]*[.I79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79]&lt;&gt;0;[.I79]*[.H79])" table:style-name="ce23">
            <text:p>FALSCH</text:p>
          </table:table-cell>
          <table:table-cell office:value-type="float" office:value="0" table:formula="of:=([.M79]-[.L79]*[.M79])*[.K79]/2+[.K79]*[.L79]*[.M79]" table:style-name="ce37">
            <text:p>0</text:p>
          </table:table-cell>
          <table:table-cell table:style-name="ce1"/>
          <table:table-cell office:value-type="float" office:value="0" table:formula="of:=([.F79]+[.J79]+[.N79])*2" table:style-name="ce36">
            <text:p>0</text:p>
          </table:table-cell>
          <table:table-cell office:value-type="float" office:value="0" table:formula="of:=[.$K$3]/1000*9.81*2/([.$A$3]/1000000*[.$E$3]*[.$E$3]*[.P79])" table:style-name="ce37">
            <text:p>#DIV/0!</text:p>
          </table:table-cell>
          <table:table-cell table:style-name="ce1"/>
          <table:table-cell office:value-type="string" office:string-value="Fehler" table:formula="of:=IF([.C79]+[.G79]+[.K79]=[.$H$3]/2;&quot;Erfüllt&quot;;&quot;Fehler&quot;)" table:style-name="ce72">
            <text:p>Fehler</text:p>
          </table:table-cell>
          <table:table-cell office:value-type="string" office:string-value="Fehler" table:formula="of:=IF(MIN([.E79];[.I79];[.M79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79]-[.V79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79]&lt;&gt;0;[.X79]/[.Y79];&quot; &quot;)" table:style-name="ce37">
            <text:p><text:s/></text:p>
          </table:table-cell>
          <table:table-cell table:style-name="ce1"/>
          <table:table-cell office:value-type="string" office:string-value="" table:formula="of:=TEXT([.C79]/100;&quot;####&quot;)" table:style-name="ce55"/>
          <table:table-cell office:value-type="string" office:string-value="" table:formula="of:=TEXT([.D79]*10;&quot;####&quot;)" table:style-name="ce51"/>
          <table:table-cell office:value-type="string" office:string-value="" table:formula="of:=TEXT([.E79]/10;&quot;####&quot;)" table:style-name="ce51"/>
          <table:table-cell office:value-type="string" office:string-value="" table:formula="of:=TEXT([.F79]/10;&quot;####&quot;)" table:style-name="ce51"/>
          <table:table-cell office:value-type="string" office:string-value="" table:formula="of:=TEXT([.G79]/100;&quot;####&quot;)" table:style-name="ce51"/>
          <table:table-cell office:value-type="string" office:string-value="" table:formula="of:=TEXT([.H79]*10;&quot;####&quot;)" table:style-name="ce51"/>
          <table:table-cell office:value-type="string" office:string-value="" table:formula="of:=TEXT([.I79]/10;&quot;####&quot;)" table:style-name="ce51"/>
          <table:table-cell office:value-type="string" office:string-value="" table:formula="of:=TEXT([.J79]/10;&quot;####&quot;)" table:style-name="ce51"/>
          <table:table-cell office:value-type="string" office:string-value="" table:formula="of:=TEXT([.K79]/100;&quot;####&quot;)" table:style-name="ce51"/>
          <table:table-cell office:value-type="string" office:string-value="" table:formula="of:=TEXT([.L79]*10;&quot;####&quot;)" table:style-name="ce51"/>
          <table:table-cell office:value-type="string" office:string-value="" table:formula="of:=TEXT([.M79]/10;&quot;####&quot;)" table:style-name="ce51"/>
          <table:table-cell office:value-type="string" office:string-value="" table:formula="of:=TEXT([.N79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80]&amp;&quot;_&quot;&amp;[.AB80]&amp;[.AC80]&amp;[.AD80]&amp;[.AF80]&amp;[.AG80]&amp;[.AH80]&amp;[.AJ80]&amp;[.AK80]&amp;[.AL80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80]-[.D80]*[.E80])*[.C80]/2+[.C80]*[.D80]*[.E80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80]&lt;&gt;0;[.E80]*[.D80])" table:style-name="ce23">
            <text:p>FALSCH</text:p>
          </table:table-cell>
          <table:table-cell office:value-type="float" office:value="0" table:formula="of:=([.I80]-[.H80]*[.I80])*[.G80]/2+[.G80]*[.H80]*[.I80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80]&lt;&gt;0;[.I80]*[.H80])" table:style-name="ce23">
            <text:p>FALSCH</text:p>
          </table:table-cell>
          <table:table-cell office:value-type="float" office:value="0" table:formula="of:=([.M80]-[.L80]*[.M80])*[.K80]/2+[.K80]*[.L80]*[.M80]" table:style-name="ce37">
            <text:p>0</text:p>
          </table:table-cell>
          <table:table-cell table:style-name="ce1"/>
          <table:table-cell office:value-type="float" office:value="0" table:formula="of:=([.F80]+[.J80]+[.N80])*2" table:style-name="ce36">
            <text:p>0</text:p>
          </table:table-cell>
          <table:table-cell office:value-type="float" office:value="0" table:formula="of:=[.$K$3]/1000*9.81*2/([.$A$3]/1000000*[.$E$3]*[.$E$3]*[.P80])" table:style-name="ce37">
            <text:p>#DIV/0!</text:p>
          </table:table-cell>
          <table:table-cell table:style-name="ce1"/>
          <table:table-cell office:value-type="string" office:string-value="Fehler" table:formula="of:=IF([.C80]+[.G80]+[.K80]=[.$H$3]/2;&quot;Erfüllt&quot;;&quot;Fehler&quot;)" table:style-name="ce72">
            <text:p>Fehler</text:p>
          </table:table-cell>
          <table:table-cell office:value-type="string" office:string-value="Fehler" table:formula="of:=IF(MIN([.E80];[.I80];[.M80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80]-[.V80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80]&lt;&gt;0;[.X80]/[.Y80];&quot; &quot;)" table:style-name="ce37">
            <text:p><text:s/></text:p>
          </table:table-cell>
          <table:table-cell table:style-name="ce1"/>
          <table:table-cell office:value-type="string" office:string-value="" table:formula="of:=TEXT([.C80]/100;&quot;####&quot;)" table:style-name="ce55"/>
          <table:table-cell office:value-type="string" office:string-value="" table:formula="of:=TEXT([.D80]*10;&quot;####&quot;)" table:style-name="ce51"/>
          <table:table-cell office:value-type="string" office:string-value="" table:formula="of:=TEXT([.E80]/10;&quot;####&quot;)" table:style-name="ce51"/>
          <table:table-cell office:value-type="string" office:string-value="" table:formula="of:=TEXT([.F80]/10;&quot;####&quot;)" table:style-name="ce51"/>
          <table:table-cell office:value-type="string" office:string-value="" table:formula="of:=TEXT([.G80]/100;&quot;####&quot;)" table:style-name="ce51"/>
          <table:table-cell office:value-type="string" office:string-value="" table:formula="of:=TEXT([.H80]*10;&quot;####&quot;)" table:style-name="ce51"/>
          <table:table-cell office:value-type="string" office:string-value="" table:formula="of:=TEXT([.I80]/10;&quot;####&quot;)" table:style-name="ce51"/>
          <table:table-cell office:value-type="string" office:string-value="" table:formula="of:=TEXT([.J80]/10;&quot;####&quot;)" table:style-name="ce51"/>
          <table:table-cell office:value-type="string" office:string-value="" table:formula="of:=TEXT([.K80]/100;&quot;####&quot;)" table:style-name="ce51"/>
          <table:table-cell office:value-type="string" office:string-value="" table:formula="of:=TEXT([.L80]*10;&quot;####&quot;)" table:style-name="ce51"/>
          <table:table-cell office:value-type="string" office:string-value="" table:formula="of:=TEXT([.M80]/10;&quot;####&quot;)" table:style-name="ce51"/>
          <table:table-cell office:value-type="string" office:string-value="" table:formula="of:=TEXT([.N80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81]&amp;&quot;_&quot;&amp;[.AB81]&amp;[.AC81]&amp;[.AD81]&amp;[.AF81]&amp;[.AG81]&amp;[.AH81]&amp;[.AJ81]&amp;[.AK81]&amp;[.AL81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81]-[.D81]*[.E81])*[.C81]/2+[.C81]*[.D81]*[.E81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81]&lt;&gt;0;[.E81]*[.D81])" table:style-name="ce23">
            <text:p>FALSCH</text:p>
          </table:table-cell>
          <table:table-cell office:value-type="float" office:value="0" table:formula="of:=([.I81]-[.H81]*[.I81])*[.G81]/2+[.G81]*[.H81]*[.I81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81]&lt;&gt;0;[.I81]*[.H81])" table:style-name="ce23">
            <text:p>FALSCH</text:p>
          </table:table-cell>
          <table:table-cell office:value-type="float" office:value="0" table:formula="of:=([.M81]-[.L81]*[.M81])*[.K81]/2+[.K81]*[.L81]*[.M81]" table:style-name="ce37">
            <text:p>0</text:p>
          </table:table-cell>
          <table:table-cell table:style-name="ce1"/>
          <table:table-cell office:value-type="float" office:value="0" table:formula="of:=([.F81]+[.J81]+[.N81])*2" table:style-name="ce36">
            <text:p>0</text:p>
          </table:table-cell>
          <table:table-cell office:value-type="float" office:value="0" table:formula="of:=[.$K$3]/1000*9.81*2/([.$A$3]/1000000*[.$E$3]*[.$E$3]*[.P81])" table:style-name="ce37">
            <text:p>#DIV/0!</text:p>
          </table:table-cell>
          <table:table-cell table:style-name="ce1"/>
          <table:table-cell office:value-type="string" office:string-value="Fehler" table:formula="of:=IF([.C81]+[.G81]+[.K81]=[.$H$3]/2;&quot;Erfüllt&quot;;&quot;Fehler&quot;)" table:style-name="ce72">
            <text:p>Fehler</text:p>
          </table:table-cell>
          <table:table-cell office:value-type="string" office:string-value="Fehler" table:formula="of:=IF(MIN([.E81];[.I81];[.M81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81]-[.V81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81]&lt;&gt;0;[.X81]/[.Y81];&quot; &quot;)" table:style-name="ce37">
            <text:p><text:s/></text:p>
          </table:table-cell>
          <table:table-cell table:style-name="ce1"/>
          <table:table-cell office:value-type="string" office:string-value="" table:formula="of:=TEXT([.C81]/100;&quot;####&quot;)" table:style-name="ce55"/>
          <table:table-cell office:value-type="string" office:string-value="" table:formula="of:=TEXT([.D81]*10;&quot;####&quot;)" table:style-name="ce51"/>
          <table:table-cell office:value-type="string" office:string-value="" table:formula="of:=TEXT([.E81]/10;&quot;####&quot;)" table:style-name="ce51"/>
          <table:table-cell office:value-type="string" office:string-value="" table:formula="of:=TEXT([.F81]/10;&quot;####&quot;)" table:style-name="ce51"/>
          <table:table-cell office:value-type="string" office:string-value="" table:formula="of:=TEXT([.G81]/100;&quot;####&quot;)" table:style-name="ce51"/>
          <table:table-cell office:value-type="string" office:string-value="" table:formula="of:=TEXT([.H81]*10;&quot;####&quot;)" table:style-name="ce51"/>
          <table:table-cell office:value-type="string" office:string-value="" table:formula="of:=TEXT([.I81]/10;&quot;####&quot;)" table:style-name="ce51"/>
          <table:table-cell office:value-type="string" office:string-value="" table:formula="of:=TEXT([.J81]/10;&quot;####&quot;)" table:style-name="ce51"/>
          <table:table-cell office:value-type="string" office:string-value="" table:formula="of:=TEXT([.K81]/100;&quot;####&quot;)" table:style-name="ce51"/>
          <table:table-cell office:value-type="string" office:string-value="" table:formula="of:=TEXT([.L81]*10;&quot;####&quot;)" table:style-name="ce51"/>
          <table:table-cell office:value-type="string" office:string-value="" table:formula="of:=TEXT([.M81]/10;&quot;####&quot;)" table:style-name="ce51"/>
          <table:table-cell office:value-type="string" office:string-value="" table:formula="of:=TEXT([.N81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82]&amp;&quot;_&quot;&amp;[.AB82]&amp;[.AC82]&amp;[.AD82]&amp;[.AF82]&amp;[.AG82]&amp;[.AH82]&amp;[.AJ82]&amp;[.AK82]&amp;[.AL82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82]-[.D82]*[.E82])*[.C82]/2+[.C82]*[.D82]*[.E82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82]&lt;&gt;0;[.E82]*[.D82])" table:style-name="ce23">
            <text:p>FALSCH</text:p>
          </table:table-cell>
          <table:table-cell office:value-type="float" office:value="0" table:formula="of:=([.I82]-[.H82]*[.I82])*[.G82]/2+[.G82]*[.H82]*[.I82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82]&lt;&gt;0;[.I82]*[.H82])" table:style-name="ce23">
            <text:p>FALSCH</text:p>
          </table:table-cell>
          <table:table-cell office:value-type="float" office:value="0" table:formula="of:=([.M82]-[.L82]*[.M82])*[.K82]/2+[.K82]*[.L82]*[.M82]" table:style-name="ce37">
            <text:p>0</text:p>
          </table:table-cell>
          <table:table-cell table:style-name="ce1"/>
          <table:table-cell office:value-type="float" office:value="0" table:formula="of:=([.F82]+[.J82]+[.N82])*2" table:style-name="ce36">
            <text:p>0</text:p>
          </table:table-cell>
          <table:table-cell office:value-type="float" office:value="0" table:formula="of:=[.$K$3]/1000*9.81*2/([.$A$3]/1000000*[.$E$3]*[.$E$3]*[.P82])" table:style-name="ce37">
            <text:p>#DIV/0!</text:p>
          </table:table-cell>
          <table:table-cell table:style-name="ce1"/>
          <table:table-cell office:value-type="string" office:string-value="Fehler" table:formula="of:=IF([.C82]+[.G82]+[.K82]=[.$H$3]/2;&quot;Erfüllt&quot;;&quot;Fehler&quot;)" table:style-name="ce72">
            <text:p>Fehler</text:p>
          </table:table-cell>
          <table:table-cell office:value-type="string" office:string-value="Fehler" table:formula="of:=IF(MIN([.E82];[.I82];[.M82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82]-[.V82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82]&lt;&gt;0;[.X82]/[.Y82];&quot; &quot;)" table:style-name="ce37">
            <text:p><text:s/></text:p>
          </table:table-cell>
          <table:table-cell table:style-name="ce1"/>
          <table:table-cell office:value-type="string" office:string-value="" table:formula="of:=TEXT([.C82]/100;&quot;####&quot;)" table:style-name="ce55"/>
          <table:table-cell office:value-type="string" office:string-value="" table:formula="of:=TEXT([.D82]*10;&quot;####&quot;)" table:style-name="ce51"/>
          <table:table-cell office:value-type="string" office:string-value="" table:formula="of:=TEXT([.E82]/10;&quot;####&quot;)" table:style-name="ce51"/>
          <table:table-cell office:value-type="string" office:string-value="" table:formula="of:=TEXT([.F82]/10;&quot;####&quot;)" table:style-name="ce51"/>
          <table:table-cell office:value-type="string" office:string-value="" table:formula="of:=TEXT([.G82]/100;&quot;####&quot;)" table:style-name="ce51"/>
          <table:table-cell office:value-type="string" office:string-value="" table:formula="of:=TEXT([.H82]*10;&quot;####&quot;)" table:style-name="ce51"/>
          <table:table-cell office:value-type="string" office:string-value="" table:formula="of:=TEXT([.I82]/10;&quot;####&quot;)" table:style-name="ce51"/>
          <table:table-cell office:value-type="string" office:string-value="" table:formula="of:=TEXT([.J82]/10;&quot;####&quot;)" table:style-name="ce51"/>
          <table:table-cell office:value-type="string" office:string-value="" table:formula="of:=TEXT([.K82]/100;&quot;####&quot;)" table:style-name="ce51"/>
          <table:table-cell office:value-type="string" office:string-value="" table:formula="of:=TEXT([.L82]*10;&quot;####&quot;)" table:style-name="ce51"/>
          <table:table-cell office:value-type="string" office:string-value="" table:formula="of:=TEXT([.M82]/10;&quot;####&quot;)" table:style-name="ce51"/>
          <table:table-cell office:value-type="string" office:string-value="" table:formula="of:=TEXT([.N82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83]&amp;&quot;_&quot;&amp;[.AB83]&amp;[.AC83]&amp;[.AD83]&amp;[.AF83]&amp;[.AG83]&amp;[.AH83]&amp;[.AJ83]&amp;[.AK83]&amp;[.AL83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83]-[.D83]*[.E83])*[.C83]/2+[.C83]*[.D83]*[.E83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83]&lt;&gt;0;[.E83]*[.D83])" table:style-name="ce23">
            <text:p>FALSCH</text:p>
          </table:table-cell>
          <table:table-cell office:value-type="float" office:value="0" table:formula="of:=([.I83]-[.H83]*[.I83])*[.G83]/2+[.G83]*[.H83]*[.I83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83]&lt;&gt;0;[.I83]*[.H83])" table:style-name="ce23">
            <text:p>FALSCH</text:p>
          </table:table-cell>
          <table:table-cell office:value-type="float" office:value="0" table:formula="of:=([.M83]-[.L83]*[.M83])*[.K83]/2+[.K83]*[.L83]*[.M83]" table:style-name="ce37">
            <text:p>0</text:p>
          </table:table-cell>
          <table:table-cell table:style-name="ce1"/>
          <table:table-cell office:value-type="float" office:value="0" table:formula="of:=([.F83]+[.J83]+[.N83])*2" table:style-name="ce36">
            <text:p>0</text:p>
          </table:table-cell>
          <table:table-cell office:value-type="float" office:value="0" table:formula="of:=[.$K$3]/1000*9.81*2/([.$A$3]/1000000*[.$E$3]*[.$E$3]*[.P83])" table:style-name="ce37">
            <text:p>#DIV/0!</text:p>
          </table:table-cell>
          <table:table-cell table:style-name="ce1"/>
          <table:table-cell office:value-type="string" office:string-value="Fehler" table:formula="of:=IF([.C83]+[.G83]+[.K83]=[.$H$3]/2;&quot;Erfüllt&quot;;&quot;Fehler&quot;)" table:style-name="ce72">
            <text:p>Fehler</text:p>
          </table:table-cell>
          <table:table-cell office:value-type="string" office:string-value="Fehler" table:formula="of:=IF(MIN([.E83];[.I83];[.M83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83]-[.V83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83]&lt;&gt;0;[.X83]/[.Y83];&quot; &quot;)" table:style-name="ce37">
            <text:p><text:s/></text:p>
          </table:table-cell>
          <table:table-cell table:style-name="ce1"/>
          <table:table-cell office:value-type="string" office:string-value="" table:formula="of:=TEXT([.C83]/100;&quot;####&quot;)" table:style-name="ce55"/>
          <table:table-cell office:value-type="string" office:string-value="" table:formula="of:=TEXT([.D83]*10;&quot;####&quot;)" table:style-name="ce51"/>
          <table:table-cell office:value-type="string" office:string-value="" table:formula="of:=TEXT([.E83]/10;&quot;####&quot;)" table:style-name="ce51"/>
          <table:table-cell office:value-type="string" office:string-value="" table:formula="of:=TEXT([.F83]/10;&quot;####&quot;)" table:style-name="ce51"/>
          <table:table-cell office:value-type="string" office:string-value="" table:formula="of:=TEXT([.G83]/100;&quot;####&quot;)" table:style-name="ce51"/>
          <table:table-cell office:value-type="string" office:string-value="" table:formula="of:=TEXT([.H83]*10;&quot;####&quot;)" table:style-name="ce51"/>
          <table:table-cell office:value-type="string" office:string-value="" table:formula="of:=TEXT([.I83]/10;&quot;####&quot;)" table:style-name="ce51"/>
          <table:table-cell office:value-type="string" office:string-value="" table:formula="of:=TEXT([.J83]/10;&quot;####&quot;)" table:style-name="ce51"/>
          <table:table-cell office:value-type="string" office:string-value="" table:formula="of:=TEXT([.K83]/100;&quot;####&quot;)" table:style-name="ce51"/>
          <table:table-cell office:value-type="string" office:string-value="" table:formula="of:=TEXT([.L83]*10;&quot;####&quot;)" table:style-name="ce51"/>
          <table:table-cell office:value-type="string" office:string-value="" table:formula="of:=TEXT([.M83]/10;&quot;####&quot;)" table:style-name="ce51"/>
          <table:table-cell office:value-type="string" office:string-value="" table:formula="of:=TEXT([.N83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84]&amp;&quot;_&quot;&amp;[.AB84]&amp;[.AC84]&amp;[.AD84]&amp;[.AF84]&amp;[.AG84]&amp;[.AH84]&amp;[.AJ84]&amp;[.AK84]&amp;[.AL84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84]-[.D84]*[.E84])*[.C84]/2+[.C84]*[.D84]*[.E84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84]&lt;&gt;0;[.E84]*[.D84])" table:style-name="ce23">
            <text:p>FALSCH</text:p>
          </table:table-cell>
          <table:table-cell office:value-type="float" office:value="0" table:formula="of:=([.I84]-[.H84]*[.I84])*[.G84]/2+[.G84]*[.H84]*[.I84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84]&lt;&gt;0;[.I84]*[.H84])" table:style-name="ce23">
            <text:p>FALSCH</text:p>
          </table:table-cell>
          <table:table-cell office:value-type="float" office:value="0" table:formula="of:=([.M84]-[.L84]*[.M84])*[.K84]/2+[.K84]*[.L84]*[.M84]" table:style-name="ce37">
            <text:p>0</text:p>
          </table:table-cell>
          <table:table-cell table:style-name="ce1"/>
          <table:table-cell office:value-type="float" office:value="0" table:formula="of:=([.F84]+[.J84]+[.N84])*2" table:style-name="ce36">
            <text:p>0</text:p>
          </table:table-cell>
          <table:table-cell office:value-type="float" office:value="0" table:formula="of:=[.$K$3]/1000*9.81*2/([.$A$3]/1000000*[.$E$3]*[.$E$3]*[.P84])" table:style-name="ce37">
            <text:p>#DIV/0!</text:p>
          </table:table-cell>
          <table:table-cell table:style-name="ce1"/>
          <table:table-cell office:value-type="string" office:string-value="Fehler" table:formula="of:=IF([.C84]+[.G84]+[.K84]=[.$H$3]/2;&quot;Erfüllt&quot;;&quot;Fehler&quot;)" table:style-name="ce72">
            <text:p>Fehler</text:p>
          </table:table-cell>
          <table:table-cell office:value-type="string" office:string-value="Fehler" table:formula="of:=IF(MIN([.E84];[.I84];[.M84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84]-[.V84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84]&lt;&gt;0;[.X84]/[.Y84];&quot; &quot;)" table:style-name="ce37">
            <text:p><text:s/></text:p>
          </table:table-cell>
          <table:table-cell table:style-name="ce1"/>
          <table:table-cell office:value-type="string" office:string-value="" table:formula="of:=TEXT([.C84]/100;&quot;####&quot;)" table:style-name="ce55"/>
          <table:table-cell office:value-type="string" office:string-value="" table:formula="of:=TEXT([.D84]*10;&quot;####&quot;)" table:style-name="ce51"/>
          <table:table-cell office:value-type="string" office:string-value="" table:formula="of:=TEXT([.E84]/10;&quot;####&quot;)" table:style-name="ce51"/>
          <table:table-cell office:value-type="string" office:string-value="" table:formula="of:=TEXT([.F84]/10;&quot;####&quot;)" table:style-name="ce51"/>
          <table:table-cell office:value-type="string" office:string-value="" table:formula="of:=TEXT([.G84]/100;&quot;####&quot;)" table:style-name="ce51"/>
          <table:table-cell office:value-type="string" office:string-value="" table:formula="of:=TEXT([.H84]*10;&quot;####&quot;)" table:style-name="ce51"/>
          <table:table-cell office:value-type="string" office:string-value="" table:formula="of:=TEXT([.I84]/10;&quot;####&quot;)" table:style-name="ce51"/>
          <table:table-cell office:value-type="string" office:string-value="" table:formula="of:=TEXT([.J84]/10;&quot;####&quot;)" table:style-name="ce51"/>
          <table:table-cell office:value-type="string" office:string-value="" table:formula="of:=TEXT([.K84]/100;&quot;####&quot;)" table:style-name="ce51"/>
          <table:table-cell office:value-type="string" office:string-value="" table:formula="of:=TEXT([.L84]*10;&quot;####&quot;)" table:style-name="ce51"/>
          <table:table-cell office:value-type="string" office:string-value="" table:formula="of:=TEXT([.M84]/10;&quot;####&quot;)" table:style-name="ce51"/>
          <table:table-cell office:value-type="string" office:string-value="" table:formula="of:=TEXT([.N84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85]&amp;&quot;_&quot;&amp;[.AB85]&amp;[.AC85]&amp;[.AD85]&amp;[.AF85]&amp;[.AG85]&amp;[.AH85]&amp;[.AJ85]&amp;[.AK85]&amp;[.AL85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85]-[.D85]*[.E85])*[.C85]/2+[.C85]*[.D85]*[.E85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85]&lt;&gt;0;[.E85]*[.D85])" table:style-name="ce23">
            <text:p>FALSCH</text:p>
          </table:table-cell>
          <table:table-cell office:value-type="float" office:value="0" table:formula="of:=([.I85]-[.H85]*[.I85])*[.G85]/2+[.G85]*[.H85]*[.I85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85]&lt;&gt;0;[.I85]*[.H85])" table:style-name="ce23">
            <text:p>FALSCH</text:p>
          </table:table-cell>
          <table:table-cell office:value-type="float" office:value="0" table:formula="of:=([.M85]-[.L85]*[.M85])*[.K85]/2+[.K85]*[.L85]*[.M85]" table:style-name="ce37">
            <text:p>0</text:p>
          </table:table-cell>
          <table:table-cell table:style-name="ce1"/>
          <table:table-cell office:value-type="float" office:value="0" table:formula="of:=([.F85]+[.J85]+[.N85])*2" table:style-name="ce36">
            <text:p>0</text:p>
          </table:table-cell>
          <table:table-cell office:value-type="float" office:value="0" table:formula="of:=[.$K$3]/1000*9.81*2/([.$A$3]/1000000*[.$E$3]*[.$E$3]*[.P85])" table:style-name="ce37">
            <text:p>#DIV/0!</text:p>
          </table:table-cell>
          <table:table-cell table:style-name="ce1"/>
          <table:table-cell office:value-type="string" office:string-value="Fehler" table:formula="of:=IF([.C85]+[.G85]+[.K85]=[.$H$3]/2;&quot;Erfüllt&quot;;&quot;Fehler&quot;)" table:style-name="ce72">
            <text:p>Fehler</text:p>
          </table:table-cell>
          <table:table-cell office:value-type="string" office:string-value="Fehler" table:formula="of:=IF(MIN([.E85];[.I85];[.M85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85]-[.V85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85]&lt;&gt;0;[.X85]/[.Y85];&quot; &quot;)" table:style-name="ce37">
            <text:p><text:s/></text:p>
          </table:table-cell>
          <table:table-cell table:style-name="ce1"/>
          <table:table-cell office:value-type="string" office:string-value="" table:formula="of:=TEXT([.C85]/100;&quot;####&quot;)" table:style-name="ce55"/>
          <table:table-cell office:value-type="string" office:string-value="" table:formula="of:=TEXT([.D85]*10;&quot;####&quot;)" table:style-name="ce51"/>
          <table:table-cell office:value-type="string" office:string-value="" table:formula="of:=TEXT([.E85]/10;&quot;####&quot;)" table:style-name="ce51"/>
          <table:table-cell office:value-type="string" office:string-value="" table:formula="of:=TEXT([.F85]/10;&quot;####&quot;)" table:style-name="ce51"/>
          <table:table-cell office:value-type="string" office:string-value="" table:formula="of:=TEXT([.G85]/100;&quot;####&quot;)" table:style-name="ce51"/>
          <table:table-cell office:value-type="string" office:string-value="" table:formula="of:=TEXT([.H85]*10;&quot;####&quot;)" table:style-name="ce51"/>
          <table:table-cell office:value-type="string" office:string-value="" table:formula="of:=TEXT([.I85]/10;&quot;####&quot;)" table:style-name="ce51"/>
          <table:table-cell office:value-type="string" office:string-value="" table:formula="of:=TEXT([.J85]/10;&quot;####&quot;)" table:style-name="ce51"/>
          <table:table-cell office:value-type="string" office:string-value="" table:formula="of:=TEXT([.K85]/100;&quot;####&quot;)" table:style-name="ce51"/>
          <table:table-cell office:value-type="string" office:string-value="" table:formula="of:=TEXT([.L85]*10;&quot;####&quot;)" table:style-name="ce51"/>
          <table:table-cell office:value-type="string" office:string-value="" table:formula="of:=TEXT([.M85]/10;&quot;####&quot;)" table:style-name="ce51"/>
          <table:table-cell office:value-type="string" office:string-value="" table:formula="of:=TEXT([.N85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86]&amp;&quot;_&quot;&amp;[.AB86]&amp;[.AC86]&amp;[.AD86]&amp;[.AF86]&amp;[.AG86]&amp;[.AH86]&amp;[.AJ86]&amp;[.AK86]&amp;[.AL86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86]-[.D86]*[.E86])*[.C86]/2+[.C86]*[.D86]*[.E86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86]&lt;&gt;0;[.E86]*[.D86])" table:style-name="ce23">
            <text:p>FALSCH</text:p>
          </table:table-cell>
          <table:table-cell office:value-type="float" office:value="0" table:formula="of:=([.I86]-[.H86]*[.I86])*[.G86]/2+[.G86]*[.H86]*[.I86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86]&lt;&gt;0;[.I86]*[.H86])" table:style-name="ce23">
            <text:p>FALSCH</text:p>
          </table:table-cell>
          <table:table-cell office:value-type="float" office:value="0" table:formula="of:=([.M86]-[.L86]*[.M86])*[.K86]/2+[.K86]*[.L86]*[.M86]" table:style-name="ce37">
            <text:p>0</text:p>
          </table:table-cell>
          <table:table-cell table:style-name="ce1"/>
          <table:table-cell office:value-type="float" office:value="0" table:formula="of:=([.F86]+[.J86]+[.N86])*2" table:style-name="ce36">
            <text:p>0</text:p>
          </table:table-cell>
          <table:table-cell office:value-type="float" office:value="0" table:formula="of:=[.$K$3]/1000*9.81*2/([.$A$3]/1000000*[.$E$3]*[.$E$3]*[.P86])" table:style-name="ce37">
            <text:p>#DIV/0!</text:p>
          </table:table-cell>
          <table:table-cell table:style-name="ce1"/>
          <table:table-cell office:value-type="string" office:string-value="Fehler" table:formula="of:=IF([.C86]+[.G86]+[.K86]=[.$H$3]/2;&quot;Erfüllt&quot;;&quot;Fehler&quot;)" table:style-name="ce72">
            <text:p>Fehler</text:p>
          </table:table-cell>
          <table:table-cell office:value-type="string" office:string-value="Fehler" table:formula="of:=IF(MIN([.E86];[.I86];[.M86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86]-[.V86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86]&lt;&gt;0;[.X86]/[.Y86];&quot; &quot;)" table:style-name="ce37">
            <text:p><text:s/></text:p>
          </table:table-cell>
          <table:table-cell table:style-name="ce1"/>
          <table:table-cell office:value-type="string" office:string-value="" table:formula="of:=TEXT([.C86]/100;&quot;####&quot;)" table:style-name="ce55"/>
          <table:table-cell office:value-type="string" office:string-value="" table:formula="of:=TEXT([.D86]*10;&quot;####&quot;)" table:style-name="ce51"/>
          <table:table-cell office:value-type="string" office:string-value="" table:formula="of:=TEXT([.E86]/10;&quot;####&quot;)" table:style-name="ce51"/>
          <table:table-cell office:value-type="string" office:string-value="" table:formula="of:=TEXT([.F86]/10;&quot;####&quot;)" table:style-name="ce51"/>
          <table:table-cell office:value-type="string" office:string-value="" table:formula="of:=TEXT([.G86]/100;&quot;####&quot;)" table:style-name="ce51"/>
          <table:table-cell office:value-type="string" office:string-value="" table:formula="of:=TEXT([.H86]*10;&quot;####&quot;)" table:style-name="ce51"/>
          <table:table-cell office:value-type="string" office:string-value="" table:formula="of:=TEXT([.I86]/10;&quot;####&quot;)" table:style-name="ce51"/>
          <table:table-cell office:value-type="string" office:string-value="" table:formula="of:=TEXT([.J86]/10;&quot;####&quot;)" table:style-name="ce51"/>
          <table:table-cell office:value-type="string" office:string-value="" table:formula="of:=TEXT([.K86]/100;&quot;####&quot;)" table:style-name="ce51"/>
          <table:table-cell office:value-type="string" office:string-value="" table:formula="of:=TEXT([.L86]*10;&quot;####&quot;)" table:style-name="ce51"/>
          <table:table-cell office:value-type="string" office:string-value="" table:formula="of:=TEXT([.M86]/10;&quot;####&quot;)" table:style-name="ce51"/>
          <table:table-cell office:value-type="string" office:string-value="" table:formula="of:=TEXT([.N86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87]&amp;&quot;_&quot;&amp;[.AB87]&amp;[.AC87]&amp;[.AD87]&amp;[.AF87]&amp;[.AG87]&amp;[.AH87]&amp;[.AJ87]&amp;[.AK87]&amp;[.AL87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87]-[.D87]*[.E87])*[.C87]/2+[.C87]*[.D87]*[.E87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87]&lt;&gt;0;[.E87]*[.D87])" table:style-name="ce23">
            <text:p>FALSCH</text:p>
          </table:table-cell>
          <table:table-cell office:value-type="float" office:value="0" table:formula="of:=([.I87]-[.H87]*[.I87])*[.G87]/2+[.G87]*[.H87]*[.I87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87]&lt;&gt;0;[.I87]*[.H87])" table:style-name="ce23">
            <text:p>FALSCH</text:p>
          </table:table-cell>
          <table:table-cell office:value-type="float" office:value="0" table:formula="of:=([.M87]-[.L87]*[.M87])*[.K87]/2+[.K87]*[.L87]*[.M87]" table:style-name="ce37">
            <text:p>0</text:p>
          </table:table-cell>
          <table:table-cell table:style-name="ce1"/>
          <table:table-cell office:value-type="float" office:value="0" table:formula="of:=([.F87]+[.J87]+[.N87])*2" table:style-name="ce36">
            <text:p>0</text:p>
          </table:table-cell>
          <table:table-cell office:value-type="float" office:value="0" table:formula="of:=[.$K$3]/1000*9.81*2/([.$A$3]/1000000*[.$E$3]*[.$E$3]*[.P87])" table:style-name="ce37">
            <text:p>#DIV/0!</text:p>
          </table:table-cell>
          <table:table-cell table:style-name="ce1"/>
          <table:table-cell office:value-type="string" office:string-value="Fehler" table:formula="of:=IF([.C87]+[.G87]+[.K87]=[.$H$3]/2;&quot;Erfüllt&quot;;&quot;Fehler&quot;)" table:style-name="ce72">
            <text:p>Fehler</text:p>
          </table:table-cell>
          <table:table-cell office:value-type="string" office:string-value="Fehler" table:formula="of:=IF(MIN([.E87];[.I87];[.M87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87]-[.V87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87]&lt;&gt;0;[.X87]/[.Y87];&quot; &quot;)" table:style-name="ce37">
            <text:p><text:s/></text:p>
          </table:table-cell>
          <table:table-cell table:style-name="ce1"/>
          <table:table-cell office:value-type="string" office:string-value="" table:formula="of:=TEXT([.C87]/100;&quot;####&quot;)" table:style-name="ce55"/>
          <table:table-cell office:value-type="string" office:string-value="" table:formula="of:=TEXT([.D87]*10;&quot;####&quot;)" table:style-name="ce51"/>
          <table:table-cell office:value-type="string" office:string-value="" table:formula="of:=TEXT([.E87]/10;&quot;####&quot;)" table:style-name="ce51"/>
          <table:table-cell office:value-type="string" office:string-value="" table:formula="of:=TEXT([.F87]/10;&quot;####&quot;)" table:style-name="ce51"/>
          <table:table-cell office:value-type="string" office:string-value="" table:formula="of:=TEXT([.G87]/100;&quot;####&quot;)" table:style-name="ce51"/>
          <table:table-cell office:value-type="string" office:string-value="" table:formula="of:=TEXT([.H87]*10;&quot;####&quot;)" table:style-name="ce51"/>
          <table:table-cell office:value-type="string" office:string-value="" table:formula="of:=TEXT([.I87]/10;&quot;####&quot;)" table:style-name="ce51"/>
          <table:table-cell office:value-type="string" office:string-value="" table:formula="of:=TEXT([.J87]/10;&quot;####&quot;)" table:style-name="ce51"/>
          <table:table-cell office:value-type="string" office:string-value="" table:formula="of:=TEXT([.K87]/100;&quot;####&quot;)" table:style-name="ce51"/>
          <table:table-cell office:value-type="string" office:string-value="" table:formula="of:=TEXT([.L87]*10;&quot;####&quot;)" table:style-name="ce51"/>
          <table:table-cell office:value-type="string" office:string-value="" table:formula="of:=TEXT([.M87]/10;&quot;####&quot;)" table:style-name="ce51"/>
          <table:table-cell office:value-type="string" office:string-value="" table:formula="of:=TEXT([.N87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88]&amp;&quot;_&quot;&amp;[.AB88]&amp;[.AC88]&amp;[.AD88]&amp;[.AF88]&amp;[.AG88]&amp;[.AH88]&amp;[.AJ88]&amp;[.AK88]&amp;[.AL88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88]-[.D88]*[.E88])*[.C88]/2+[.C88]*[.D88]*[.E88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88]&lt;&gt;0;[.E88]*[.D88])" table:style-name="ce23">
            <text:p>FALSCH</text:p>
          </table:table-cell>
          <table:table-cell office:value-type="float" office:value="0" table:formula="of:=([.I88]-[.H88]*[.I88])*[.G88]/2+[.G88]*[.H88]*[.I88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88]&lt;&gt;0;[.I88]*[.H88])" table:style-name="ce23">
            <text:p>FALSCH</text:p>
          </table:table-cell>
          <table:table-cell office:value-type="float" office:value="0" table:formula="of:=([.M88]-[.L88]*[.M88])*[.K88]/2+[.K88]*[.L88]*[.M88]" table:style-name="ce37">
            <text:p>0</text:p>
          </table:table-cell>
          <table:table-cell table:style-name="ce1"/>
          <table:table-cell office:value-type="float" office:value="0" table:formula="of:=([.F88]+[.J88]+[.N88])*2" table:style-name="ce36">
            <text:p>0</text:p>
          </table:table-cell>
          <table:table-cell office:value-type="float" office:value="0" table:formula="of:=[.$K$3]/1000*9.81*2/([.$A$3]/1000000*[.$E$3]*[.$E$3]*[.P88])" table:style-name="ce37">
            <text:p>#DIV/0!</text:p>
          </table:table-cell>
          <table:table-cell table:style-name="ce1"/>
          <table:table-cell office:value-type="string" office:string-value="Fehler" table:formula="of:=IF([.C88]+[.G88]+[.K88]=[.$H$3]/2;&quot;Erfüllt&quot;;&quot;Fehler&quot;)" table:style-name="ce72">
            <text:p>Fehler</text:p>
          </table:table-cell>
          <table:table-cell office:value-type="string" office:string-value="Fehler" table:formula="of:=IF(MIN([.E88];[.I88];[.M88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88]-[.V88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88]&lt;&gt;0;[.X88]/[.Y88];&quot; &quot;)" table:style-name="ce37">
            <text:p><text:s/></text:p>
          </table:table-cell>
          <table:table-cell table:style-name="ce1"/>
          <table:table-cell office:value-type="string" office:string-value="" table:formula="of:=TEXT([.C88]/100;&quot;####&quot;)" table:style-name="ce55"/>
          <table:table-cell office:value-type="string" office:string-value="" table:formula="of:=TEXT([.D88]*10;&quot;####&quot;)" table:style-name="ce51"/>
          <table:table-cell office:value-type="string" office:string-value="" table:formula="of:=TEXT([.E88]/10;&quot;####&quot;)" table:style-name="ce51"/>
          <table:table-cell office:value-type="string" office:string-value="" table:formula="of:=TEXT([.F88]/10;&quot;####&quot;)" table:style-name="ce51"/>
          <table:table-cell office:value-type="string" office:string-value="" table:formula="of:=TEXT([.G88]/100;&quot;####&quot;)" table:style-name="ce51"/>
          <table:table-cell office:value-type="string" office:string-value="" table:formula="of:=TEXT([.H88]*10;&quot;####&quot;)" table:style-name="ce51"/>
          <table:table-cell office:value-type="string" office:string-value="" table:formula="of:=TEXT([.I88]/10;&quot;####&quot;)" table:style-name="ce51"/>
          <table:table-cell office:value-type="string" office:string-value="" table:formula="of:=TEXT([.J88]/10;&quot;####&quot;)" table:style-name="ce51"/>
          <table:table-cell office:value-type="string" office:string-value="" table:formula="of:=TEXT([.K88]/100;&quot;####&quot;)" table:style-name="ce51"/>
          <table:table-cell office:value-type="string" office:string-value="" table:formula="of:=TEXT([.L88]*10;&quot;####&quot;)" table:style-name="ce51"/>
          <table:table-cell office:value-type="string" office:string-value="" table:formula="of:=TEXT([.M88]/10;&quot;####&quot;)" table:style-name="ce51"/>
          <table:table-cell office:value-type="string" office:string-value="" table:formula="of:=TEXT([.N88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89]&amp;&quot;_&quot;&amp;[.AB89]&amp;[.AC89]&amp;[.AD89]&amp;[.AF89]&amp;[.AG89]&amp;[.AH89]&amp;[.AJ89]&amp;[.AK89]&amp;[.AL89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89]-[.D89]*[.E89])*[.C89]/2+[.C89]*[.D89]*[.E89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89]&lt;&gt;0;[.E89]*[.D89])" table:style-name="ce23">
            <text:p>FALSCH</text:p>
          </table:table-cell>
          <table:table-cell office:value-type="float" office:value="0" table:formula="of:=([.I89]-[.H89]*[.I89])*[.G89]/2+[.G89]*[.H89]*[.I89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89]&lt;&gt;0;[.I89]*[.H89])" table:style-name="ce23">
            <text:p>FALSCH</text:p>
          </table:table-cell>
          <table:table-cell office:value-type="float" office:value="0" table:formula="of:=([.M89]-[.L89]*[.M89])*[.K89]/2+[.K89]*[.L89]*[.M89]" table:style-name="ce37">
            <text:p>0</text:p>
          </table:table-cell>
          <table:table-cell table:style-name="ce1"/>
          <table:table-cell office:value-type="float" office:value="0" table:formula="of:=([.F89]+[.J89]+[.N89])*2" table:style-name="ce36">
            <text:p>0</text:p>
          </table:table-cell>
          <table:table-cell office:value-type="float" office:value="0" table:formula="of:=[.$K$3]/1000*9.81*2/([.$A$3]/1000000*[.$E$3]*[.$E$3]*[.P89])" table:style-name="ce37">
            <text:p>#DIV/0!</text:p>
          </table:table-cell>
          <table:table-cell table:style-name="ce1"/>
          <table:table-cell office:value-type="string" office:string-value="Fehler" table:formula="of:=IF([.C89]+[.G89]+[.K89]=[.$H$3]/2;&quot;Erfüllt&quot;;&quot;Fehler&quot;)" table:style-name="ce72">
            <text:p>Fehler</text:p>
          </table:table-cell>
          <table:table-cell office:value-type="string" office:string-value="Fehler" table:formula="of:=IF(MIN([.E89];[.I89];[.M89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89]-[.V89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89]&lt;&gt;0;[.X89]/[.Y89];&quot; &quot;)" table:style-name="ce37">
            <text:p><text:s/></text:p>
          </table:table-cell>
          <table:table-cell table:style-name="ce1"/>
          <table:table-cell office:value-type="string" office:string-value="" table:formula="of:=TEXT([.C89]/100;&quot;####&quot;)" table:style-name="ce55"/>
          <table:table-cell office:value-type="string" office:string-value="" table:formula="of:=TEXT([.D89]*10;&quot;####&quot;)" table:style-name="ce51"/>
          <table:table-cell office:value-type="string" office:string-value="" table:formula="of:=TEXT([.E89]/10;&quot;####&quot;)" table:style-name="ce51"/>
          <table:table-cell office:value-type="string" office:string-value="" table:formula="of:=TEXT([.F89]/10;&quot;####&quot;)" table:style-name="ce51"/>
          <table:table-cell office:value-type="string" office:string-value="" table:formula="of:=TEXT([.G89]/100;&quot;####&quot;)" table:style-name="ce51"/>
          <table:table-cell office:value-type="string" office:string-value="" table:formula="of:=TEXT([.H89]*10;&quot;####&quot;)" table:style-name="ce51"/>
          <table:table-cell office:value-type="string" office:string-value="" table:formula="of:=TEXT([.I89]/10;&quot;####&quot;)" table:style-name="ce51"/>
          <table:table-cell office:value-type="string" office:string-value="" table:formula="of:=TEXT([.J89]/10;&quot;####&quot;)" table:style-name="ce51"/>
          <table:table-cell office:value-type="string" office:string-value="" table:formula="of:=TEXT([.K89]/100;&quot;####&quot;)" table:style-name="ce51"/>
          <table:table-cell office:value-type="string" office:string-value="" table:formula="of:=TEXT([.L89]*10;&quot;####&quot;)" table:style-name="ce51"/>
          <table:table-cell office:value-type="string" office:string-value="" table:formula="of:=TEXT([.M89]/10;&quot;####&quot;)" table:style-name="ce51"/>
          <table:table-cell office:value-type="string" office:string-value="" table:formula="of:=TEXT([.N89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90]&amp;&quot;_&quot;&amp;[.AB90]&amp;[.AC90]&amp;[.AD90]&amp;[.AF90]&amp;[.AG90]&amp;[.AH90]&amp;[.AJ90]&amp;[.AK90]&amp;[.AL90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90]-[.D90]*[.E90])*[.C90]/2+[.C90]*[.D90]*[.E90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90]&lt;&gt;0;[.E90]*[.D90])" table:style-name="ce23">
            <text:p>FALSCH</text:p>
          </table:table-cell>
          <table:table-cell office:value-type="float" office:value="0" table:formula="of:=([.I90]-[.H90]*[.I90])*[.G90]/2+[.G90]*[.H90]*[.I90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90]&lt;&gt;0;[.I90]*[.H90])" table:style-name="ce23">
            <text:p>FALSCH</text:p>
          </table:table-cell>
          <table:table-cell office:value-type="float" office:value="0" table:formula="of:=([.M90]-[.L90]*[.M90])*[.K90]/2+[.K90]*[.L90]*[.M90]" table:style-name="ce37">
            <text:p>0</text:p>
          </table:table-cell>
          <table:table-cell table:style-name="ce1"/>
          <table:table-cell office:value-type="float" office:value="0" table:formula="of:=([.F90]+[.J90]+[.N90])*2" table:style-name="ce36">
            <text:p>0</text:p>
          </table:table-cell>
          <table:table-cell office:value-type="float" office:value="0" table:formula="of:=[.$K$3]/1000*9.81*2/([.$A$3]/1000000*[.$E$3]*[.$E$3]*[.P90])" table:style-name="ce37">
            <text:p>#DIV/0!</text:p>
          </table:table-cell>
          <table:table-cell table:style-name="ce1"/>
          <table:table-cell office:value-type="string" office:string-value="Fehler" table:formula="of:=IF([.C90]+[.G90]+[.K90]=[.$H$3]/2;&quot;Erfüllt&quot;;&quot;Fehler&quot;)" table:style-name="ce72">
            <text:p>Fehler</text:p>
          </table:table-cell>
          <table:table-cell office:value-type="string" office:string-value="Fehler" table:formula="of:=IF(MIN([.E90];[.I90];[.M90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90]-[.V90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90]&lt;&gt;0;[.X90]/[.Y90];&quot; &quot;)" table:style-name="ce37">
            <text:p><text:s/></text:p>
          </table:table-cell>
          <table:table-cell table:style-name="ce1"/>
          <table:table-cell office:value-type="string" office:string-value="" table:formula="of:=TEXT([.C90]/100;&quot;####&quot;)" table:style-name="ce55"/>
          <table:table-cell office:value-type="string" office:string-value="" table:formula="of:=TEXT([.D90]*10;&quot;####&quot;)" table:style-name="ce51"/>
          <table:table-cell office:value-type="string" office:string-value="" table:formula="of:=TEXT([.E90]/10;&quot;####&quot;)" table:style-name="ce51"/>
          <table:table-cell office:value-type="string" office:string-value="" table:formula="of:=TEXT([.F90]/10;&quot;####&quot;)" table:style-name="ce51"/>
          <table:table-cell office:value-type="string" office:string-value="" table:formula="of:=TEXT([.G90]/100;&quot;####&quot;)" table:style-name="ce51"/>
          <table:table-cell office:value-type="string" office:string-value="" table:formula="of:=TEXT([.H90]*10;&quot;####&quot;)" table:style-name="ce51"/>
          <table:table-cell office:value-type="string" office:string-value="" table:formula="of:=TEXT([.I90]/10;&quot;####&quot;)" table:style-name="ce51"/>
          <table:table-cell office:value-type="string" office:string-value="" table:formula="of:=TEXT([.J90]/10;&quot;####&quot;)" table:style-name="ce51"/>
          <table:table-cell office:value-type="string" office:string-value="" table:formula="of:=TEXT([.K90]/100;&quot;####&quot;)" table:style-name="ce51"/>
          <table:table-cell office:value-type="string" office:string-value="" table:formula="of:=TEXT([.L90]*10;&quot;####&quot;)" table:style-name="ce51"/>
          <table:table-cell office:value-type="string" office:string-value="" table:formula="of:=TEXT([.M90]/10;&quot;####&quot;)" table:style-name="ce51"/>
          <table:table-cell office:value-type="string" office:string-value="" table:formula="of:=TEXT([.N90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91]&amp;&quot;_&quot;&amp;[.AB91]&amp;[.AC91]&amp;[.AD91]&amp;[.AF91]&amp;[.AG91]&amp;[.AH91]&amp;[.AJ91]&amp;[.AK91]&amp;[.AL91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91]-[.D91]*[.E91])*[.C91]/2+[.C91]*[.D91]*[.E91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91]&lt;&gt;0;[.E91]*[.D91])" table:style-name="ce23">
            <text:p>FALSCH</text:p>
          </table:table-cell>
          <table:table-cell office:value-type="float" office:value="0" table:formula="of:=([.I91]-[.H91]*[.I91])*[.G91]/2+[.G91]*[.H91]*[.I91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91]&lt;&gt;0;[.I91]*[.H91])" table:style-name="ce23">
            <text:p>FALSCH</text:p>
          </table:table-cell>
          <table:table-cell office:value-type="float" office:value="0" table:formula="of:=([.M91]-[.L91]*[.M91])*[.K91]/2+[.K91]*[.L91]*[.M91]" table:style-name="ce37">
            <text:p>0</text:p>
          </table:table-cell>
          <table:table-cell table:style-name="ce1"/>
          <table:table-cell office:value-type="float" office:value="0" table:formula="of:=([.F91]+[.J91]+[.N91])*2" table:style-name="ce36">
            <text:p>0</text:p>
          </table:table-cell>
          <table:table-cell office:value-type="float" office:value="0" table:formula="of:=[.$K$3]/1000*9.81*2/([.$A$3]/1000000*[.$E$3]*[.$E$3]*[.P91])" table:style-name="ce37">
            <text:p>#DIV/0!</text:p>
          </table:table-cell>
          <table:table-cell table:style-name="ce1"/>
          <table:table-cell office:value-type="string" office:string-value="Fehler" table:formula="of:=IF([.C91]+[.G91]+[.K91]=[.$H$3]/2;&quot;Erfüllt&quot;;&quot;Fehler&quot;)" table:style-name="ce72">
            <text:p>Fehler</text:p>
          </table:table-cell>
          <table:table-cell office:value-type="string" office:string-value="Fehler" table:formula="of:=IF(MIN([.E91];[.I91];[.M91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91]-[.V91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91]&lt;&gt;0;[.X91]/[.Y91];&quot; &quot;)" table:style-name="ce37">
            <text:p><text:s/></text:p>
          </table:table-cell>
          <table:table-cell table:style-name="ce1"/>
          <table:table-cell office:value-type="string" office:string-value="" table:formula="of:=TEXT([.C91]/100;&quot;####&quot;)" table:style-name="ce55"/>
          <table:table-cell office:value-type="string" office:string-value="" table:formula="of:=TEXT([.D91]*10;&quot;####&quot;)" table:style-name="ce51"/>
          <table:table-cell office:value-type="string" office:string-value="" table:formula="of:=TEXT([.E91]/10;&quot;####&quot;)" table:style-name="ce51"/>
          <table:table-cell office:value-type="string" office:string-value="" table:formula="of:=TEXT([.F91]/10;&quot;####&quot;)" table:style-name="ce51"/>
          <table:table-cell office:value-type="string" office:string-value="" table:formula="of:=TEXT([.G91]/100;&quot;####&quot;)" table:style-name="ce51"/>
          <table:table-cell office:value-type="string" office:string-value="" table:formula="of:=TEXT([.H91]*10;&quot;####&quot;)" table:style-name="ce51"/>
          <table:table-cell office:value-type="string" office:string-value="" table:formula="of:=TEXT([.I91]/10;&quot;####&quot;)" table:style-name="ce51"/>
          <table:table-cell office:value-type="string" office:string-value="" table:formula="of:=TEXT([.J91]/10;&quot;####&quot;)" table:style-name="ce51"/>
          <table:table-cell office:value-type="string" office:string-value="" table:formula="of:=TEXT([.K91]/100;&quot;####&quot;)" table:style-name="ce51"/>
          <table:table-cell office:value-type="string" office:string-value="" table:formula="of:=TEXT([.L91]*10;&quot;####&quot;)" table:style-name="ce51"/>
          <table:table-cell office:value-type="string" office:string-value="" table:formula="of:=TEXT([.M91]/10;&quot;####&quot;)" table:style-name="ce51"/>
          <table:table-cell office:value-type="string" office:string-value="" table:formula="of:=TEXT([.N91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92]&amp;&quot;_&quot;&amp;[.AB92]&amp;[.AC92]&amp;[.AD92]&amp;[.AF92]&amp;[.AG92]&amp;[.AH92]&amp;[.AJ92]&amp;[.AK92]&amp;[.AL92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92]-[.D92]*[.E92])*[.C92]/2+[.C92]*[.D92]*[.E92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92]&lt;&gt;0;[.E92]*[.D92])" table:style-name="ce23">
            <text:p>FALSCH</text:p>
          </table:table-cell>
          <table:table-cell office:value-type="float" office:value="0" table:formula="of:=([.I92]-[.H92]*[.I92])*[.G92]/2+[.G92]*[.H92]*[.I92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92]&lt;&gt;0;[.I92]*[.H92])" table:style-name="ce23">
            <text:p>FALSCH</text:p>
          </table:table-cell>
          <table:table-cell office:value-type="float" office:value="0" table:formula="of:=([.M92]-[.L92]*[.M92])*[.K92]/2+[.K92]*[.L92]*[.M92]" table:style-name="ce37">
            <text:p>0</text:p>
          </table:table-cell>
          <table:table-cell table:style-name="ce1"/>
          <table:table-cell office:value-type="float" office:value="0" table:formula="of:=([.F92]+[.J92]+[.N92])*2" table:style-name="ce36">
            <text:p>0</text:p>
          </table:table-cell>
          <table:table-cell office:value-type="float" office:value="0" table:formula="of:=[.$K$3]/1000*9.81*2/([.$A$3]/1000000*[.$E$3]*[.$E$3]*[.P92])" table:style-name="ce37">
            <text:p>#DIV/0!</text:p>
          </table:table-cell>
          <table:table-cell table:style-name="ce1"/>
          <table:table-cell office:value-type="string" office:string-value="Fehler" table:formula="of:=IF([.C92]+[.G92]+[.K92]=[.$H$3]/2;&quot;Erfüllt&quot;;&quot;Fehler&quot;)" table:style-name="ce72">
            <text:p>Fehler</text:p>
          </table:table-cell>
          <table:table-cell office:value-type="string" office:string-value="Fehler" table:formula="of:=IF(MIN([.E92];[.I92];[.M92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92]-[.V92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92]&lt;&gt;0;[.X92]/[.Y92];&quot; &quot;)" table:style-name="ce37">
            <text:p><text:s/></text:p>
          </table:table-cell>
          <table:table-cell table:style-name="ce1"/>
          <table:table-cell office:value-type="string" office:string-value="" table:formula="of:=TEXT([.C92]/100;&quot;####&quot;)" table:style-name="ce55"/>
          <table:table-cell office:value-type="string" office:string-value="" table:formula="of:=TEXT([.D92]*10;&quot;####&quot;)" table:style-name="ce51"/>
          <table:table-cell office:value-type="string" office:string-value="" table:formula="of:=TEXT([.E92]/10;&quot;####&quot;)" table:style-name="ce51"/>
          <table:table-cell office:value-type="string" office:string-value="" table:formula="of:=TEXT([.F92]/10;&quot;####&quot;)" table:style-name="ce51"/>
          <table:table-cell office:value-type="string" office:string-value="" table:formula="of:=TEXT([.G92]/100;&quot;####&quot;)" table:style-name="ce51"/>
          <table:table-cell office:value-type="string" office:string-value="" table:formula="of:=TEXT([.H92]*10;&quot;####&quot;)" table:style-name="ce51"/>
          <table:table-cell office:value-type="string" office:string-value="" table:formula="of:=TEXT([.I92]/10;&quot;####&quot;)" table:style-name="ce51"/>
          <table:table-cell office:value-type="string" office:string-value="" table:formula="of:=TEXT([.J92]/10;&quot;####&quot;)" table:style-name="ce51"/>
          <table:table-cell office:value-type="string" office:string-value="" table:formula="of:=TEXT([.K92]/100;&quot;####&quot;)" table:style-name="ce51"/>
          <table:table-cell office:value-type="string" office:string-value="" table:formula="of:=TEXT([.L92]*10;&quot;####&quot;)" table:style-name="ce51"/>
          <table:table-cell office:value-type="string" office:string-value="" table:formula="of:=TEXT([.M92]/10;&quot;####&quot;)" table:style-name="ce51"/>
          <table:table-cell office:value-type="string" office:string-value="" table:formula="of:=TEXT([.N92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93]&amp;&quot;_&quot;&amp;[.AB93]&amp;[.AC93]&amp;[.AD93]&amp;[.AF93]&amp;[.AG93]&amp;[.AH93]&amp;[.AJ93]&amp;[.AK93]&amp;[.AL93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93]-[.D93]*[.E93])*[.C93]/2+[.C93]*[.D93]*[.E93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93]&lt;&gt;0;[.E93]*[.D93])" table:style-name="ce23">
            <text:p>FALSCH</text:p>
          </table:table-cell>
          <table:table-cell office:value-type="float" office:value="0" table:formula="of:=([.I93]-[.H93]*[.I93])*[.G93]/2+[.G93]*[.H93]*[.I93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93]&lt;&gt;0;[.I93]*[.H93])" table:style-name="ce23">
            <text:p>FALSCH</text:p>
          </table:table-cell>
          <table:table-cell office:value-type="float" office:value="0" table:formula="of:=([.M93]-[.L93]*[.M93])*[.K93]/2+[.K93]*[.L93]*[.M93]" table:style-name="ce37">
            <text:p>0</text:p>
          </table:table-cell>
          <table:table-cell table:style-name="ce1"/>
          <table:table-cell office:value-type="float" office:value="0" table:formula="of:=([.F93]+[.J93]+[.N93])*2" table:style-name="ce36">
            <text:p>0</text:p>
          </table:table-cell>
          <table:table-cell office:value-type="float" office:value="0" table:formula="of:=[.$K$3]/1000*9.81*2/([.$A$3]/1000000*[.$E$3]*[.$E$3]*[.P93])" table:style-name="ce37">
            <text:p>#DIV/0!</text:p>
          </table:table-cell>
          <table:table-cell table:style-name="ce1"/>
          <table:table-cell office:value-type="string" office:string-value="Fehler" table:formula="of:=IF([.C93]+[.G93]+[.K93]=[.$H$3]/2;&quot;Erfüllt&quot;;&quot;Fehler&quot;)" table:style-name="ce72">
            <text:p>Fehler</text:p>
          </table:table-cell>
          <table:table-cell office:value-type="string" office:string-value="Fehler" table:formula="of:=IF(MIN([.E93];[.I93];[.M93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93]-[.V93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93]&lt;&gt;0;[.X93]/[.Y93];&quot; &quot;)" table:style-name="ce37">
            <text:p><text:s/></text:p>
          </table:table-cell>
          <table:table-cell table:style-name="ce1"/>
          <table:table-cell office:value-type="string" office:string-value="" table:formula="of:=TEXT([.C93]/100;&quot;####&quot;)" table:style-name="ce55"/>
          <table:table-cell office:value-type="string" office:string-value="" table:formula="of:=TEXT([.D93]*10;&quot;####&quot;)" table:style-name="ce51"/>
          <table:table-cell office:value-type="string" office:string-value="" table:formula="of:=TEXT([.E93]/10;&quot;####&quot;)" table:style-name="ce51"/>
          <table:table-cell office:value-type="string" office:string-value="" table:formula="of:=TEXT([.F93]/10;&quot;####&quot;)" table:style-name="ce51"/>
          <table:table-cell office:value-type="string" office:string-value="" table:formula="of:=TEXT([.G93]/100;&quot;####&quot;)" table:style-name="ce51"/>
          <table:table-cell office:value-type="string" office:string-value="" table:formula="of:=TEXT([.H93]*10;&quot;####&quot;)" table:style-name="ce51"/>
          <table:table-cell office:value-type="string" office:string-value="" table:formula="of:=TEXT([.I93]/10;&quot;####&quot;)" table:style-name="ce51"/>
          <table:table-cell office:value-type="string" office:string-value="" table:formula="of:=TEXT([.J93]/10;&quot;####&quot;)" table:style-name="ce51"/>
          <table:table-cell office:value-type="string" office:string-value="" table:formula="of:=TEXT([.K93]/100;&quot;####&quot;)" table:style-name="ce51"/>
          <table:table-cell office:value-type="string" office:string-value="" table:formula="of:=TEXT([.L93]*10;&quot;####&quot;)" table:style-name="ce51"/>
          <table:table-cell office:value-type="string" office:string-value="" table:formula="of:=TEXT([.M93]/10;&quot;####&quot;)" table:style-name="ce51"/>
          <table:table-cell office:value-type="string" office:string-value="" table:formula="of:=TEXT([.N93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94]&amp;&quot;_&quot;&amp;[.AB94]&amp;[.AC94]&amp;[.AD94]&amp;[.AF94]&amp;[.AG94]&amp;[.AH94]&amp;[.AJ94]&amp;[.AK94]&amp;[.AL94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94]-[.D94]*[.E94])*[.C94]/2+[.C94]*[.D94]*[.E94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94]&lt;&gt;0;[.E94]*[.D94])" table:style-name="ce23">
            <text:p>FALSCH</text:p>
          </table:table-cell>
          <table:table-cell office:value-type="float" office:value="0" table:formula="of:=([.I94]-[.H94]*[.I94])*[.G94]/2+[.G94]*[.H94]*[.I94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94]&lt;&gt;0;[.I94]*[.H94])" table:style-name="ce23">
            <text:p>FALSCH</text:p>
          </table:table-cell>
          <table:table-cell office:value-type="float" office:value="0" table:formula="of:=([.M94]-[.L94]*[.M94])*[.K94]/2+[.K94]*[.L94]*[.M94]" table:style-name="ce37">
            <text:p>0</text:p>
          </table:table-cell>
          <table:table-cell table:style-name="ce1"/>
          <table:table-cell office:value-type="float" office:value="0" table:formula="of:=([.F94]+[.J94]+[.N94])*2" table:style-name="ce36">
            <text:p>0</text:p>
          </table:table-cell>
          <table:table-cell office:value-type="float" office:value="0" table:formula="of:=[.$K$3]/1000*9.81*2/([.$A$3]/1000000*[.$E$3]*[.$E$3]*[.P94])" table:style-name="ce37">
            <text:p>#DIV/0!</text:p>
          </table:table-cell>
          <table:table-cell table:style-name="ce1"/>
          <table:table-cell office:value-type="string" office:string-value="Fehler" table:formula="of:=IF([.C94]+[.G94]+[.K94]=[.$H$3]/2;&quot;Erfüllt&quot;;&quot;Fehler&quot;)" table:style-name="ce72">
            <text:p>Fehler</text:p>
          </table:table-cell>
          <table:table-cell office:value-type="string" office:string-value="Fehler" table:formula="of:=IF(MIN([.E94];[.I94];[.M94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94]-[.V94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94]&lt;&gt;0;[.X94]/[.Y94];&quot; &quot;)" table:style-name="ce37">
            <text:p><text:s/></text:p>
          </table:table-cell>
          <table:table-cell table:style-name="ce1"/>
          <table:table-cell office:value-type="string" office:string-value="" table:formula="of:=TEXT([.C94]/100;&quot;####&quot;)" table:style-name="ce55"/>
          <table:table-cell office:value-type="string" office:string-value="" table:formula="of:=TEXT([.D94]*10;&quot;####&quot;)" table:style-name="ce51"/>
          <table:table-cell office:value-type="string" office:string-value="" table:formula="of:=TEXT([.E94]/10;&quot;####&quot;)" table:style-name="ce51"/>
          <table:table-cell office:value-type="string" office:string-value="" table:formula="of:=TEXT([.F94]/10;&quot;####&quot;)" table:style-name="ce51"/>
          <table:table-cell office:value-type="string" office:string-value="" table:formula="of:=TEXT([.G94]/100;&quot;####&quot;)" table:style-name="ce51"/>
          <table:table-cell office:value-type="string" office:string-value="" table:formula="of:=TEXT([.H94]*10;&quot;####&quot;)" table:style-name="ce51"/>
          <table:table-cell office:value-type="string" office:string-value="" table:formula="of:=TEXT([.I94]/10;&quot;####&quot;)" table:style-name="ce51"/>
          <table:table-cell office:value-type="string" office:string-value="" table:formula="of:=TEXT([.J94]/10;&quot;####&quot;)" table:style-name="ce51"/>
          <table:table-cell office:value-type="string" office:string-value="" table:formula="of:=TEXT([.K94]/100;&quot;####&quot;)" table:style-name="ce51"/>
          <table:table-cell office:value-type="string" office:string-value="" table:formula="of:=TEXT([.L94]*10;&quot;####&quot;)" table:style-name="ce51"/>
          <table:table-cell office:value-type="string" office:string-value="" table:formula="of:=TEXT([.M94]/10;&quot;####&quot;)" table:style-name="ce51"/>
          <table:table-cell office:value-type="string" office:string-value="" table:formula="of:=TEXT([.N94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95]&amp;&quot;_&quot;&amp;[.AB95]&amp;[.AC95]&amp;[.AD95]&amp;[.AF95]&amp;[.AG95]&amp;[.AH95]&amp;[.AJ95]&amp;[.AK95]&amp;[.AL95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95]-[.D95]*[.E95])*[.C95]/2+[.C95]*[.D95]*[.E95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95]&lt;&gt;0;[.E95]*[.D95])" table:style-name="ce23">
            <text:p>FALSCH</text:p>
          </table:table-cell>
          <table:table-cell office:value-type="float" office:value="0" table:formula="of:=([.I95]-[.H95]*[.I95])*[.G95]/2+[.G95]*[.H95]*[.I95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95]&lt;&gt;0;[.I95]*[.H95])" table:style-name="ce23">
            <text:p>FALSCH</text:p>
          </table:table-cell>
          <table:table-cell office:value-type="float" office:value="0" table:formula="of:=([.M95]-[.L95]*[.M95])*[.K95]/2+[.K95]*[.L95]*[.M95]" table:style-name="ce37">
            <text:p>0</text:p>
          </table:table-cell>
          <table:table-cell table:style-name="ce1"/>
          <table:table-cell office:value-type="float" office:value="0" table:formula="of:=([.F95]+[.J95]+[.N95])*2" table:style-name="ce36">
            <text:p>0</text:p>
          </table:table-cell>
          <table:table-cell office:value-type="float" office:value="0" table:formula="of:=[.$K$3]/1000*9.81*2/([.$A$3]/1000000*[.$E$3]*[.$E$3]*[.P95])" table:style-name="ce37">
            <text:p>#DIV/0!</text:p>
          </table:table-cell>
          <table:table-cell table:style-name="ce1"/>
          <table:table-cell office:value-type="string" office:string-value="Fehler" table:formula="of:=IF([.C95]+[.G95]+[.K95]=[.$H$3]/2;&quot;Erfüllt&quot;;&quot;Fehler&quot;)" table:style-name="ce72">
            <text:p>Fehler</text:p>
          </table:table-cell>
          <table:table-cell office:value-type="string" office:string-value="Fehler" table:formula="of:=IF(MIN([.E95];[.I95];[.M95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95]-[.V95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95]&lt;&gt;0;[.X95]/[.Y95];&quot; &quot;)" table:style-name="ce37">
            <text:p><text:s/></text:p>
          </table:table-cell>
          <table:table-cell table:style-name="ce1"/>
          <table:table-cell office:value-type="string" office:string-value="" table:formula="of:=TEXT([.C95]/100;&quot;####&quot;)" table:style-name="ce55"/>
          <table:table-cell office:value-type="string" office:string-value="" table:formula="of:=TEXT([.D95]*10;&quot;####&quot;)" table:style-name="ce51"/>
          <table:table-cell office:value-type="string" office:string-value="" table:formula="of:=TEXT([.E95]/10;&quot;####&quot;)" table:style-name="ce51"/>
          <table:table-cell office:value-type="string" office:string-value="" table:formula="of:=TEXT([.F95]/10;&quot;####&quot;)" table:style-name="ce51"/>
          <table:table-cell office:value-type="string" office:string-value="" table:formula="of:=TEXT([.G95]/100;&quot;####&quot;)" table:style-name="ce51"/>
          <table:table-cell office:value-type="string" office:string-value="" table:formula="of:=TEXT([.H95]*10;&quot;####&quot;)" table:style-name="ce51"/>
          <table:table-cell office:value-type="string" office:string-value="" table:formula="of:=TEXT([.I95]/10;&quot;####&quot;)" table:style-name="ce51"/>
          <table:table-cell office:value-type="string" office:string-value="" table:formula="of:=TEXT([.J95]/10;&quot;####&quot;)" table:style-name="ce51"/>
          <table:table-cell office:value-type="string" office:string-value="" table:formula="of:=TEXT([.K95]/100;&quot;####&quot;)" table:style-name="ce51"/>
          <table:table-cell office:value-type="string" office:string-value="" table:formula="of:=TEXT([.L95]*10;&quot;####&quot;)" table:style-name="ce51"/>
          <table:table-cell office:value-type="string" office:string-value="" table:formula="of:=TEXT([.M95]/10;&quot;####&quot;)" table:style-name="ce51"/>
          <table:table-cell office:value-type="string" office:string-value="" table:formula="of:=TEXT([.N95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96]&amp;&quot;_&quot;&amp;[.AB96]&amp;[.AC96]&amp;[.AD96]&amp;[.AF96]&amp;[.AG96]&amp;[.AH96]&amp;[.AJ96]&amp;[.AK96]&amp;[.AL96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96]-[.D96]*[.E96])*[.C96]/2+[.C96]*[.D96]*[.E96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96]&lt;&gt;0;[.E96]*[.D96])" table:style-name="ce23">
            <text:p>FALSCH</text:p>
          </table:table-cell>
          <table:table-cell office:value-type="float" office:value="0" table:formula="of:=([.I96]-[.H96]*[.I96])*[.G96]/2+[.G96]*[.H96]*[.I96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96]&lt;&gt;0;[.I96]*[.H96])" table:style-name="ce23">
            <text:p>FALSCH</text:p>
          </table:table-cell>
          <table:table-cell office:value-type="float" office:value="0" table:formula="of:=([.M96]-[.L96]*[.M96])*[.K96]/2+[.K96]*[.L96]*[.M96]" table:style-name="ce37">
            <text:p>0</text:p>
          </table:table-cell>
          <table:table-cell table:style-name="ce1"/>
          <table:table-cell office:value-type="float" office:value="0" table:formula="of:=([.F96]+[.J96]+[.N96])*2" table:style-name="ce36">
            <text:p>0</text:p>
          </table:table-cell>
          <table:table-cell office:value-type="float" office:value="0" table:formula="of:=[.$K$3]/1000*9.81*2/([.$A$3]/1000000*[.$E$3]*[.$E$3]*[.P96])" table:style-name="ce37">
            <text:p>#DIV/0!</text:p>
          </table:table-cell>
          <table:table-cell table:style-name="ce1"/>
          <table:table-cell office:value-type="string" office:string-value="Fehler" table:formula="of:=IF([.C96]+[.G96]+[.K96]=[.$H$3]/2;&quot;Erfüllt&quot;;&quot;Fehler&quot;)" table:style-name="ce72">
            <text:p>Fehler</text:p>
          </table:table-cell>
          <table:table-cell office:value-type="string" office:string-value="Fehler" table:formula="of:=IF(MIN([.E96];[.I96];[.M96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96]-[.V96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96]&lt;&gt;0;[.X96]/[.Y96];&quot; &quot;)" table:style-name="ce37">
            <text:p><text:s/></text:p>
          </table:table-cell>
          <table:table-cell table:style-name="ce1"/>
          <table:table-cell office:value-type="string" office:string-value="" table:formula="of:=TEXT([.C96]/100;&quot;####&quot;)" table:style-name="ce55"/>
          <table:table-cell office:value-type="string" office:string-value="" table:formula="of:=TEXT([.D96]*10;&quot;####&quot;)" table:style-name="ce51"/>
          <table:table-cell office:value-type="string" office:string-value="" table:formula="of:=TEXT([.E96]/10;&quot;####&quot;)" table:style-name="ce51"/>
          <table:table-cell office:value-type="string" office:string-value="" table:formula="of:=TEXT([.F96]/10;&quot;####&quot;)" table:style-name="ce51"/>
          <table:table-cell office:value-type="string" office:string-value="" table:formula="of:=TEXT([.G96]/100;&quot;####&quot;)" table:style-name="ce51"/>
          <table:table-cell office:value-type="string" office:string-value="" table:formula="of:=TEXT([.H96]*10;&quot;####&quot;)" table:style-name="ce51"/>
          <table:table-cell office:value-type="string" office:string-value="" table:formula="of:=TEXT([.I96]/10;&quot;####&quot;)" table:style-name="ce51"/>
          <table:table-cell office:value-type="string" office:string-value="" table:formula="of:=TEXT([.J96]/10;&quot;####&quot;)" table:style-name="ce51"/>
          <table:table-cell office:value-type="string" office:string-value="" table:formula="of:=TEXT([.K96]/100;&quot;####&quot;)" table:style-name="ce51"/>
          <table:table-cell office:value-type="string" office:string-value="" table:formula="of:=TEXT([.L96]*10;&quot;####&quot;)" table:style-name="ce51"/>
          <table:table-cell office:value-type="string" office:string-value="" table:formula="of:=TEXT([.M96]/10;&quot;####&quot;)" table:style-name="ce51"/>
          <table:table-cell office:value-type="string" office:string-value="" table:formula="of:=TEXT([.N96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97]&amp;&quot;_&quot;&amp;[.AB97]&amp;[.AC97]&amp;[.AD97]&amp;[.AF97]&amp;[.AG97]&amp;[.AH97]&amp;[.AJ97]&amp;[.AK97]&amp;[.AL97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97]-[.D97]*[.E97])*[.C97]/2+[.C97]*[.D97]*[.E97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97]&lt;&gt;0;[.E97]*[.D97])" table:style-name="ce23">
            <text:p>FALSCH</text:p>
          </table:table-cell>
          <table:table-cell office:value-type="float" office:value="0" table:formula="of:=([.I97]-[.H97]*[.I97])*[.G97]/2+[.G97]*[.H97]*[.I97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97]&lt;&gt;0;[.I97]*[.H97])" table:style-name="ce23">
            <text:p>FALSCH</text:p>
          </table:table-cell>
          <table:table-cell office:value-type="float" office:value="0" table:formula="of:=([.M97]-[.L97]*[.M97])*[.K97]/2+[.K97]*[.L97]*[.M97]" table:style-name="ce37">
            <text:p>0</text:p>
          </table:table-cell>
          <table:table-cell table:style-name="ce1"/>
          <table:table-cell office:value-type="float" office:value="0" table:formula="of:=([.F97]+[.J97]+[.N97])*2" table:style-name="ce36">
            <text:p>0</text:p>
          </table:table-cell>
          <table:table-cell office:value-type="float" office:value="0" table:formula="of:=[.$K$3]/1000*9.81*2/([.$A$3]/1000000*[.$E$3]*[.$E$3]*[.P97])" table:style-name="ce37">
            <text:p>#DIV/0!</text:p>
          </table:table-cell>
          <table:table-cell table:style-name="ce1"/>
          <table:table-cell office:value-type="string" office:string-value="Fehler" table:formula="of:=IF([.C97]+[.G97]+[.K97]=[.$H$3]/2;&quot;Erfüllt&quot;;&quot;Fehler&quot;)" table:style-name="ce72">
            <text:p>Fehler</text:p>
          </table:table-cell>
          <table:table-cell office:value-type="string" office:string-value="Fehler" table:formula="of:=IF(MIN([.E97];[.I97];[.M97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97]-[.V97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97]&lt;&gt;0;[.X97]/[.Y97];&quot; &quot;)" table:style-name="ce37">
            <text:p><text:s/></text:p>
          </table:table-cell>
          <table:table-cell table:style-name="ce1"/>
          <table:table-cell office:value-type="string" office:string-value="" table:formula="of:=TEXT([.C97]/100;&quot;####&quot;)" table:style-name="ce55"/>
          <table:table-cell office:value-type="string" office:string-value="" table:formula="of:=TEXT([.D97]*10;&quot;####&quot;)" table:style-name="ce51"/>
          <table:table-cell office:value-type="string" office:string-value="" table:formula="of:=TEXT([.E97]/10;&quot;####&quot;)" table:style-name="ce51"/>
          <table:table-cell office:value-type="string" office:string-value="" table:formula="of:=TEXT([.F97]/10;&quot;####&quot;)" table:style-name="ce51"/>
          <table:table-cell office:value-type="string" office:string-value="" table:formula="of:=TEXT([.G97]/100;&quot;####&quot;)" table:style-name="ce51"/>
          <table:table-cell office:value-type="string" office:string-value="" table:formula="of:=TEXT([.H97]*10;&quot;####&quot;)" table:style-name="ce51"/>
          <table:table-cell office:value-type="string" office:string-value="" table:formula="of:=TEXT([.I97]/10;&quot;####&quot;)" table:style-name="ce51"/>
          <table:table-cell office:value-type="string" office:string-value="" table:formula="of:=TEXT([.J97]/10;&quot;####&quot;)" table:style-name="ce51"/>
          <table:table-cell office:value-type="string" office:string-value="" table:formula="of:=TEXT([.K97]/100;&quot;####&quot;)" table:style-name="ce51"/>
          <table:table-cell office:value-type="string" office:string-value="" table:formula="of:=TEXT([.L97]*10;&quot;####&quot;)" table:style-name="ce51"/>
          <table:table-cell office:value-type="string" office:string-value="" table:formula="of:=TEXT([.M97]/10;&quot;####&quot;)" table:style-name="ce51"/>
          <table:table-cell office:value-type="string" office:string-value="" table:formula="of:=TEXT([.N97]/10;&quot;####&quot;)" table:style-name="ce56"/>
          <table:table-cell table:number-columns-repeated="16345"/>
        </table:table-row>
        <table:table-row table:style-name="ro2">
          <table:table-cell office:value-type="string" office:string-value="_" table:formula="of:=[.B98]&amp;&quot;_&quot;&amp;[.AB98]&amp;[.AC98]&amp;[.AD98]&amp;[.AF98]&amp;[.AG98]&amp;[.AH98]&amp;[.AJ98]&amp;[.AK98]&amp;[.AL98]" table:style-name="ce39">
            <text:p>_</text:p>
          </table:table-cell>
          <table:table-cell table:style-name="ce37"/>
          <table:table-cell table:style-name="ce36"/>
          <table:table-cell table:number-columns-repeated="2" table:style-name="ce23"/>
          <table:table-cell office:value-type="float" office:value="0" table:formula="of:=([.E98]-[.D98]*[.E98])*[.C98]/2+[.C98]*[.D98]*[.E98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G98]&lt;&gt;0;[.E98]*[.D98])" table:style-name="ce23">
            <text:p>FALSCH</text:p>
          </table:table-cell>
          <table:table-cell office:value-type="float" office:value="0" table:formula="of:=([.I98]-[.H98]*[.I98])*[.G98]/2+[.G98]*[.H98]*[.I98]" table:style-name="ce37">
            <text:p>0</text:p>
          </table:table-cell>
          <table:table-cell table:style-name="ce36"/>
          <table:table-cell table:style-name="ce23"/>
          <table:table-cell office:value-type="boolean" office:boolean-value="false" table:formula="of:=IF([.K98]&lt;&gt;0;[.I98]*[.H98])" table:style-name="ce23">
            <text:p>FALSCH</text:p>
          </table:table-cell>
          <table:table-cell office:value-type="float" office:value="0" table:formula="of:=([.M98]-[.L98]*[.M98])*[.K98]/2+[.K98]*[.L98]*[.M98]" table:style-name="ce37">
            <text:p>0</text:p>
          </table:table-cell>
          <table:table-cell table:style-name="ce1"/>
          <table:table-cell office:value-type="float" office:value="0" table:formula="of:=([.F98]+[.J98]+[.N98])*2" table:style-name="ce36">
            <text:p>0</text:p>
          </table:table-cell>
          <table:table-cell office:value-type="float" office:value="0" table:formula="of:=[.$K$3]/1000*9.81*2/([.$A$3]/1000000*[.$E$3]*[.$E$3]*[.P98])" table:style-name="ce37">
            <text:p>#DIV/0!</text:p>
          </table:table-cell>
          <table:table-cell table:style-name="ce1"/>
          <table:table-cell office:value-type="string" office:string-value="Fehler" table:formula="of:=IF([.C98]+[.G98]+[.K98]=[.$H$3]/2;&quot;Erfüllt&quot;;&quot;Fehler&quot;)" table:style-name="ce72">
            <text:p>Fehler</text:p>
          </table:table-cell>
          <table:table-cell office:value-type="string" office:string-value="Fehler" table:formula="of:=IF(MIN([.E98];[.I98];[.M98])&gt;=[.$I$3];&quot;Erfüllt&quot;;&quot;Fehler&quot;)" table:style-name="ce75">
            <text:p>Fehler</text:p>
          </table:table-cell>
          <table:table-cell table:style-name="ce1"/>
          <table:table-cell table:style-name="ce36"/>
          <table:table-cell office:value-type="float" office:value="0" table:formula="of:=[.Q98]-[.V98]" table:style-name="ce23">
            <text:p>#DIV/0!</text:p>
          </table:table-cell>
          <table:table-cell table:number-columns-repeated="2" table:style-name="ce23"/>
          <table:table-cell office:value-type="string" office:string-value=" " table:formula="of:=IF([.Y98]&lt;&gt;0;[.X98]/[.Y98];&quot; &quot;)" table:style-name="ce37">
            <text:p><text:s/></text:p>
          </table:table-cell>
          <table:table-cell table:style-name="ce1"/>
          <table:table-cell office:value-type="string" office:string-value="" table:formula="of:=TEXT([.C98]/100;&quot;####&quot;)" table:style-name="ce55"/>
          <table:table-cell office:value-type="string" office:string-value="" table:formula="of:=TEXT([.D98]*10;&quot;####&quot;)" table:style-name="ce51"/>
          <table:table-cell office:value-type="string" office:string-value="" table:formula="of:=TEXT([.E98]/10;&quot;####&quot;)" table:style-name="ce51"/>
          <table:table-cell office:value-type="string" office:string-value="" table:formula="of:=TEXT([.F98]/10;&quot;####&quot;)" table:style-name="ce51"/>
          <table:table-cell office:value-type="string" office:string-value="" table:formula="of:=TEXT([.G98]/100;&quot;####&quot;)" table:style-name="ce51"/>
          <table:table-cell office:value-type="string" office:string-value="" table:formula="of:=TEXT([.H98]*10;&quot;####&quot;)" table:style-name="ce51"/>
          <table:table-cell office:value-type="string" office:string-value="" table:formula="of:=TEXT([.I98]/10;&quot;####&quot;)" table:style-name="ce51"/>
          <table:table-cell office:value-type="string" office:string-value="" table:formula="of:=TEXT([.J98]/10;&quot;####&quot;)" table:style-name="ce51"/>
          <table:table-cell office:value-type="string" office:string-value="" table:formula="of:=TEXT([.K98]/100;&quot;####&quot;)" table:style-name="ce51"/>
          <table:table-cell office:value-type="string" office:string-value="" table:formula="of:=TEXT([.L98]*10;&quot;####&quot;)" table:style-name="ce51"/>
          <table:table-cell office:value-type="string" office:string-value="" table:formula="of:=TEXT([.M98]/10;&quot;####&quot;)" table:style-name="ce51"/>
          <table:table-cell office:value-type="string" office:string-value="" table:formula="of:=TEXT([.N98]/10;&quot;####&quot;)" table:style-name="ce56"/>
          <table:table-cell table:number-columns-repeated="16345"/>
        </table:table-row>
        <table:table-row table:style-name="ro1">
          <table:table-cell office:value-type="string" office:string-value="_" table:formula="of:=[.B99]&amp;&quot;_&quot;&amp;[.AB99]&amp;[.AC99]&amp;[.AD99]&amp;[.AF99]&amp;[.AG99]&amp;[.AH99]&amp;[.AJ99]&amp;[.AK99]&amp;[.AL99]" table:style-name="ce40">
            <text:p>_</text:p>
          </table:table-cell>
          <table:table-cell table:style-name="ce10"/>
          <table:table-cell table:style-name="ce8"/>
          <table:table-cell table:number-columns-repeated="2" table:style-name="ce9"/>
          <table:table-cell office:value-type="float" office:value="0" table:formula="of:=([.E99]-[.D99]*[.E99])*[.C99]/2+[.C99]*[.D99]*[.E99]" table:style-name="ce10">
            <text:p>0</text:p>
          </table:table-cell>
          <table:table-cell table:style-name="ce8"/>
          <table:table-cell table:style-name="ce9"/>
          <table:table-cell office:value-type="boolean" office:boolean-value="false" table:formula="of:=IF([.G99]&lt;&gt;0;[.E99]*[.D99])" table:style-name="ce9">
            <text:p>FALSCH</text:p>
          </table:table-cell>
          <table:table-cell office:value-type="float" office:value="0" table:formula="of:=([.I99]-[.H99]*[.I99])*[.G99]/2+[.G99]*[.H99]*[.I99]" table:style-name="ce10">
            <text:p>0</text:p>
          </table:table-cell>
          <table:table-cell table:style-name="ce8"/>
          <table:table-cell table:style-name="ce9"/>
          <table:table-cell office:value-type="boolean" office:boolean-value="false" table:formula="of:=IF([.K99]&lt;&gt;0;[.I99]*[.H99])" table:style-name="ce9">
            <text:p>FALSCH</text:p>
          </table:table-cell>
          <table:table-cell office:value-type="float" office:value="0" table:formula="of:=([.M99]-[.L99]*[.M99])*[.K99]/2+[.K99]*[.L99]*[.M99]" table:style-name="ce10">
            <text:p>0</text:p>
          </table:table-cell>
          <table:table-cell table:style-name="ce1"/>
          <table:table-cell office:value-type="float" office:value="0" table:formula="of:=([.F99]+[.J99]+[.N99])*2" table:style-name="ce8">
            <text:p>0</text:p>
          </table:table-cell>
          <table:table-cell office:value-type="float" office:value="0" table:formula="of:=[.$K$3]/1000*9.81*2/([.$A$3]/1000000*[.$E$3]*[.$E$3]*[.P99])" table:style-name="ce10">
            <text:p>#DIV/0!</text:p>
          </table:table-cell>
          <table:table-cell table:style-name="ce1"/>
          <table:table-cell office:value-type="string" office:string-value="Fehler" table:formula="of:=IF([.C99]+[.G99]+[.K99]=[.$H$3]/2;&quot;Erfüllt&quot;;&quot;Fehler&quot;)" table:style-name="ce73">
            <text:p>Fehler</text:p>
          </table:table-cell>
          <table:table-cell office:value-type="string" office:string-value="Fehler" table:formula="of:=IF(MIN([.E99];[.I99];[.M99])&gt;=[.$I$3];&quot;Erfüllt&quot;;&quot;Fehler&quot;)" table:style-name="ce76">
            <text:p>Fehler</text:p>
          </table:table-cell>
          <table:table-cell table:style-name="ce1"/>
          <table:table-cell table:style-name="ce8"/>
          <table:table-cell office:value-type="float" office:value="0" table:formula="of:=[.Q99]-[.V99]" table:style-name="ce9">
            <text:p>#DIV/0!</text:p>
          </table:table-cell>
          <table:table-cell table:number-columns-repeated="2" table:style-name="ce9"/>
          <table:table-cell office:value-type="string" office:string-value=" " table:formula="of:=IF([.Y99]&lt;&gt;0;[.X99]/[.Y99];&quot; &quot;)" table:style-name="ce10">
            <text:p><text:s/></text:p>
          </table:table-cell>
          <table:table-cell table:style-name="ce1"/>
          <table:table-cell office:value-type="string" office:string-value="" table:formula="of:=TEXT([.C99]/100;&quot;####&quot;)" table:style-name="ce57"/>
          <table:table-cell office:value-type="string" office:string-value="" table:formula="of:=TEXT([.D99]*10;&quot;####&quot;)" table:style-name="ce58"/>
          <table:table-cell office:value-type="string" office:string-value="" table:formula="of:=TEXT([.E99]/10;&quot;####&quot;)" table:style-name="ce58"/>
          <table:table-cell office:value-type="string" office:string-value="" table:formula="of:=TEXT([.F99]/10;&quot;####&quot;)" table:style-name="ce58"/>
          <table:table-cell office:value-type="string" office:string-value="" table:formula="of:=TEXT([.G99]/100;&quot;####&quot;)" table:style-name="ce58"/>
          <table:table-cell office:value-type="string" office:string-value="" table:formula="of:=TEXT([.H99]*10;&quot;####&quot;)" table:style-name="ce58"/>
          <table:table-cell office:value-type="string" office:string-value="" table:formula="of:=TEXT([.I99]/10;&quot;####&quot;)" table:style-name="ce58"/>
          <table:table-cell office:value-type="string" office:string-value="" table:formula="of:=TEXT([.J99]/10;&quot;####&quot;)" table:style-name="ce58"/>
          <table:table-cell office:value-type="string" office:string-value="" table:formula="of:=TEXT([.K99]/100;&quot;####&quot;)" table:style-name="ce58"/>
          <table:table-cell office:value-type="string" office:string-value="" table:formula="of:=TEXT([.L99]*10;&quot;####&quot;)" table:style-name="ce58"/>
          <table:table-cell office:value-type="string" office:string-value="" table:formula="of:=TEXT([.M99]/10;&quot;####&quot;)" table:style-name="ce58"/>
          <table:table-cell office:value-type="string" office:string-value="" table:formula="of:=TEXT([.N99]/10;&quot;####&quot;)" table:style-name="ce59"/>
          <table:table-cell table:number-columns-repeated="16345"/>
        </table:table-row>
        <table:table-row table:number-rows-repeated="104847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  <style:style style:name="cf2" style:family="table-cell">
      <style:table-cell-properties fo:background-color="#C6EFCE"/>
      <style:text-properties fo:color="#0061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Julien</meta:initial-creator>
    <dc:creator>Julien</dc:creator>
    <meta:creation-date>2023-04-25T11:41:40Z</meta:creation-date>
    <dc:date>2023-04-25T16:02:03Z</dc:date>
    <meta:print-date>2023-04-25T16:01:35Z</meta:print-date>
    <meta:editing-duration>PT0S</meta:editing-duration>
  </office:meta>
</office:document-meta>
</file>